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0E18A1DE6F7190A0.svm" manifest:media-type="image/x-svm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0E18A1DE6F7190A0.svm" manifest:media-type="image/x-svm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65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2.9409in"/>
    </style:style>
    <style:style style:name="co8" style:family="table-column">
      <style:table-column-properties fo:break-before="auto" style:column-width="0.7508in"/>
    </style:style>
    <style:style style:name="co9" style:family="table-column">
      <style:table-column-properties fo:break-before="auto" style:column-width="1.3244in"/>
    </style:style>
    <style:style style:name="co10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9999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 fo:font-weight="bold" style:font-weight-asian="bold" style:font-weight-complex="bold"/>
    </style:style>
    <style:style style:name="ce4" style:family="table-cell" style:parent-style-name="Default">
      <style:text-properties fo:color="#0000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134in" svg:height="6.3689in" svg:x="8.928in" svg:y="15.1421in">
            <draw:object draw:notify-on-update-of-ranges="Sheet1.A1:Sheet1.A100 Sheet1.B1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835in" svg:height="6.1606in" svg:x="5.3634in" svg:y="1.139in">
            <draw:object draw:notify-on-update-of-ranges="Sheet1.C1:Sheet1.C100 Sheet1.D1:Sheet1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formula="of:=NORMINV(RAND(); 0; 1)" office:value-type="float" office:value="-0.550313347488072" calcext:value-type="float">
            <text:p>-0.550313347488072</text:p>
          </table:table-cell>
          <table:table-cell table:formula="of:=NORMINV(RAND(); 0; 1)" office:value-type="float" office:value="1.84212345149588" calcext:value-type="float">
            <text:p>1.84212345149588</text:p>
          </table:table-cell>
          <table:table-cell table:formula="of:=[.$I$2]+[.$J$2]*[.A1]" office:value-type="float" office:value="-0.550313347488072" calcext:value-type="float">
            <text:p>-0.550313347488072</text:p>
          </table:table-cell>
          <table:table-cell table:formula="of:=[.$K$2]+[.$L$2]*([.A1]*[.$M$2] + [.B1]*SQRT(1-[.$M$2]*[.M$2]))" office:value-type="float" office:value="3.9605070964754" calcext:value-type="float">
            <text:p>3.9605070964754</text:p>
          </table:table-cell>
          <table:table-cell office:value-type="string" calcext:value-type="string">
            <text:p>coulmns C and D</text:p>
          </table:table-cell>
          <table:table-cell/>
          <table:table-cell table:style-name="ce2" office:value-type="string" calcext:value-type="string">
            <text:p>constants for data generate</text:p>
          </table:table-cell>
          <table:table-cell table:style-name="ce2"/>
          <table:table-cell table:style-name="ce2" office:value-type="string" calcext:value-type="string">
            <text:p>meanX</text:p>
          </table:table-cell>
          <table:table-cell table:style-name="ce2" office:value-type="string" calcext:value-type="string">
            <text:p>stdevX</text:p>
          </table:table-cell>
          <table:table-cell table:style-name="ce2" office:value-type="string" calcext:value-type="string">
            <text:p>meanY</text:p>
          </table:table-cell>
          <table:table-cell table:style-name="ce2" office:value-type="string" calcext:value-type="string">
            <text:p>stdevY</text:p>
          </table:table-cell>
          <table:table-cell table:style-name="ce2" office:value-type="string" calcext:value-type="string">
            <text:p>R (for generate)</text:p>
          </table:table-cell>
          <table:table-cell table:style-name="ce3" office:value-type="string" calcext:value-type="string">
            <text:p>R^2 (computed)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formula="of:=NORMINV(RAND(); 0; 1)" office:value-type="float" office:value="1.14817040525293" calcext:value-type="float">
            <text:p>1.14817040525293</text:p>
          </table:table-cell>
          <table:table-cell table:formula="of:=NORMINV(RAND(); 0; 1)" office:value-type="float" office:value="-0.956360907666447" calcext:value-type="float">
            <text:p>-0.956360907666447</text:p>
          </table:table-cell>
          <table:table-cell table:formula="of:=[.$I$2]+[.$J$2]*[.A2]" office:value-type="float" office:value="1.14817040525293" calcext:value-type="float">
            <text:p>1.14817040525293</text:p>
          </table:table-cell>
          <table:table-cell table:formula="of:=[.$K$2]+[.$L$2]*([.A2]*[.$M$2] + [.B2]*SQRT(1-[.$M$2]*[.M$2]))" office:value-type="float" office:value="-0.762442915797072" calcext:value-type="float">
            <text:p>-0.762442915797072</text:p>
          </table:table-cell>
          <table:table-cell office:value-type="string" calcext:value-type="string">
            <text:p>are partially correlate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1" table:formula="of:=[.M2]*[.M2]" office:value-type="float" office:value="0.25" calcext:value-type="float">
            <text:p>0.25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0.782738055303076" calcext:value-type="float">
            <text:p>-0.782738055303076</text:p>
          </table:table-cell>
          <table:table-cell table:formula="of:=NORMINV(RAND(); 0; 1)" office:value-type="float" office:value="0.700091568283277" calcext:value-type="float">
            <text:p>0.700091568283277</text:p>
          </table:table-cell>
          <table:table-cell table:formula="of:=[.$I$2]+[.$J$2]*[.A3]" office:value-type="float" office:value="-0.782738055303076" calcext:value-type="float">
            <text:p>-0.782738055303076</text:p>
          </table:table-cell>
          <table:table-cell table:formula="of:=[.$K$2]+[.$L$2]*([.A3]*[.$M$2] + [.B3]*SQRT(1-[.$M$2]*[.M$2]))" office:value-type="float" office:value="0.644784166371204" calcext:value-type="float">
            <text:p>0.644784166371204</text:p>
          </table:table-cell>
          <table:table-cell office:value-type="string" calcext:value-type="string">
            <text:p>“daily returns”</text:p>
          </table:table-cell>
          <table:table-cell table:number-columns-repeated="17"/>
        </table:table-row>
        <table:table-row table:style-name="ro1">
          <table:table-cell table:formula="of:=NORMINV(RAND(); 0; 1)" office:value-type="float" office:value="-1.90749346716998" calcext:value-type="float">
            <text:p>-1.90749346716998</text:p>
          </table:table-cell>
          <table:table-cell table:formula="of:=NORMINV(RAND(); 0; 1)" office:value-type="float" office:value="-0.95072575290092" calcext:value-type="float">
            <text:p>-0.95072575290092</text:p>
          </table:table-cell>
          <table:table-cell table:formula="of:=[.$I$2]+[.$J$2]*[.A4]" office:value-type="float" office:value="-1.90749346716998" calcext:value-type="float">
            <text:p>-1.90749346716998</text:p>
          </table:table-cell>
          <table:table-cell table:formula="of:=[.$K$2]+[.$L$2]*([.A4]*[.$M$2] + [.B4]*SQRT(1-[.$M$2]*[.M$2]))" office:value-type="float" office:value="-5.33129816288783" calcext:value-type="float">
            <text:p>-5.33129816288783</text:p>
          </table:table-cell>
          <table:table-cell office:value-type="string" calcext:value-type="string">
            <text:p>(fake generated)</text:p>
          </table:table-cell>
          <table:table-cell table:number-columns-repeated="10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table:formula="of:=NORMINV(RAND(); 0; 1)" office:value-type="float" office:value="2.12988343973391" calcext:value-type="float">
            <text:p>2.12988343973391</text:p>
          </table:table-cell>
          <table:table-cell table:formula="of:=NORMINV(RAND(); 0; 1)" office:value-type="float" office:value="0.283946464645024" calcext:value-type="float">
            <text:p>0.283946464645024</text:p>
          </table:table-cell>
          <table:table-cell table:formula="of:=[.$I$2]+[.$J$2]*[.A5]" office:value-type="float" office:value="2.12988343973391" calcext:value-type="float">
            <text:p>2.12988343973391</text:p>
          </table:table-cell>
          <table:table-cell table:formula="of:=[.$K$2]+[.$L$2]*([.A5]*[.$M$2] + [.B5]*SQRT(1-[.$M$2]*[.M$2]))" office:value-type="float" office:value="3.93253971469297" calcext:value-type="float">
            <text:p>3.93253971469297</text:p>
          </table:table-cell>
          <table:table-cell office:value-type="string" calcext:value-type="string">
            <text:p>for two theoretical assets</text:p>
          </table:table-cell>
          <table:table-cell table:number-columns-repeated="10"/>
          <table:table-cell table:number-matrix-columns-spanned="2" table:number-matrix-rows-spanned="5" table:formula="of:=LINEST([.$D$1:.$D$100] ; [.$C$1:.$C$100] ; 1 ; 1)" office:value-type="float" office:value="1.19893498925751" calcext:value-type="float">
            <text:p>1.19893498925751</text:p>
          </table:table-cell>
          <table:table-cell office:value-type="float" office:value="0.202336818203567" calcext:value-type="float">
            <text:p>0.202336818203567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0.633173618552258" calcext:value-type="float">
            <text:p>0.633173618552258</text:p>
          </table:table-cell>
          <table:table-cell table:formula="of:=NORMINV(RAND(); 0; 1)" office:value-type="float" office:value="1.29656669781838" calcext:value-type="float">
            <text:p>1.29656669781838</text:p>
          </table:table-cell>
          <table:table-cell table:formula="of:=[.$I$2]+[.$J$2]*[.A6]" office:value-type="float" office:value="0.633173618552258" calcext:value-type="float">
            <text:p>0.633173618552258</text:p>
          </table:table-cell>
          <table:table-cell table:formula="of:=[.$K$2]+[.$L$2]*([.A6]*[.$M$2] + [.B6]*SQRT(1-[.$M$2]*[.M$2]))" office:value-type="float" office:value="4.31833952186324" calcext:value-type="float">
            <text:p>4.31833952186324</text:p>
          </table:table-cell>
          <table:table-cell table:number-columns-repeated="11"/>
          <table:table-cell office:value-type="float" office:value="0.23542323894897" calcext:value-type="float">
            <text:p>0.23542323894897</text:p>
          </table:table-cell>
          <table:table-cell office:value-type="float" office:value="0.245555331731364" calcext:value-type="float">
            <text:p>0.245555331731364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0.0949773598154782" calcext:value-type="float">
            <text:p>-0.0949773598154782</text:p>
          </table:table-cell>
          <table:table-cell table:formula="of:=NORMINV(RAND(); 0; 1)" office:value-type="float" office:value="-1.30773542626354" calcext:value-type="float">
            <text:p>-1.30773542626354</text:p>
          </table:table-cell>
          <table:table-cell table:formula="of:=[.$I$2]+[.$J$2]*[.A7]" office:value-type="float" office:value="-0.0949773598154782" calcext:value-type="float">
            <text:p>-0.0949773598154782</text:p>
          </table:table-cell>
          <table:table-cell table:formula="of:=[.$K$2]+[.$L$2]*([.A7]*[.$M$2] + [.B7]*SQRT(1-[.$M$2]*[.M$2]))" office:value-type="float" office:value="-3.54006234144251" calcext:value-type="float">
            <text:p>-3.54006234144251</text:p>
          </table:table-cell>
          <table:table-cell table:number-columns-repeated="11"/>
          <table:table-cell office:value-type="float" office:value="0.209265341867644" calcext:value-type="float">
            <text:p>0.209265341867644</text:p>
          </table:table-cell>
          <table:table-cell office:value-type="float" office:value="2.45555184378756" calcext:value-type="float">
            <text:p>2.45555184378756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1.01822515373701" calcext:value-type="float">
            <text:p>1.01822515373701</text:p>
          </table:table-cell>
          <table:table-cell table:formula="of:=NORMINV(RAND(); 0; 1)" office:value-type="float" office:value="-0.9845714451827" calcext:value-type="float">
            <text:p>-0.9845714451827</text:p>
          </table:table-cell>
          <table:table-cell table:formula="of:=[.$I$2]+[.$J$2]*[.A8]" office:value-type="float" office:value="1.01822515373701" calcext:value-type="float">
            <text:p>1.01822515373701</text:p>
          </table:table-cell>
          <table:table-cell table:formula="of:=[.$K$2]+[.$L$2]*([.A8]*[.$M$2] + [.B8]*SQRT(1-[.$M$2]*[.M$2]))" office:value-type="float" office:value="-1.03065391950142" calcext:value-type="float">
            <text:p>-1.03065391950142</text:p>
          </table:table-cell>
          <table:table-cell table:number-columns-repeated="11"/>
          <table:table-cell office:value-type="float" office:value="25.9353795765916" calcext:value-type="float">
            <text:p>25.935379576591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1.05094424883428" calcext:value-type="float">
            <text:p>1.05094424883428</text:p>
          </table:table-cell>
          <table:table-cell table:formula="of:=NORMINV(RAND(); 0; 1)" office:value-type="float" office:value="0.552121995891958" calcext:value-type="float">
            <text:p>0.552121995891958</text:p>
          </table:table-cell>
          <table:table-cell table:formula="of:=[.$I$2]+[.$J$2]*[.A9]" office:value-type="float" office:value="1.05094424883428" calcext:value-type="float">
            <text:p>1.05094424883428</text:p>
          </table:table-cell>
          <table:table-cell table:formula="of:=[.$K$2]+[.$L$2]*([.A9]*[.$M$2] + [.B9]*SQRT(1-[.$M$2]*[.M$2]))" office:value-type="float" office:value="3.01087139654322" calcext:value-type="float">
            <text:p>3.01087139654322</text:p>
          </table:table-cell>
          <table:table-cell office:value-type="string" calcext:value-type="string">
            <text:p>columns A and B</text:p>
          </table:table-cell>
          <table:table-cell table:number-columns-repeated="10"/>
          <table:table-cell office:value-type="float" office:value="156.383462276207" calcext:value-type="float">
            <text:p>156.383462276207</text:p>
          </table:table-cell>
          <table:table-cell office:value-type="float" office:value="590.914016037791" calcext:value-type="float">
            <text:p>590.914016037791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0.535703121075714" calcext:value-type="float">
            <text:p>0.535703121075714</text:p>
          </table:table-cell>
          <table:table-cell table:formula="of:=NORMINV(RAND(); 0; 1)" office:value-type="float" office:value="0.148000350737295" calcext:value-type="float">
            <text:p>0.148000350737295</text:p>
          </table:table-cell>
          <table:table-cell table:formula="of:=[.$I$2]+[.$J$2]*[.A10]" office:value-type="float" office:value="0.535703121075714" calcext:value-type="float">
            <text:p>0.535703121075714</text:p>
          </table:table-cell>
          <table:table-cell table:formula="of:=[.$K$2]+[.$L$2]*([.A10]*[.$M$2] + [.B10]*SQRT(1-[.$M$2]*[.M$2]))" office:value-type="float" office:value="1.18807087213608" calcext:value-type="float">
            <text:p>1.18807087213608</text:p>
          </table:table-cell>
          <table:table-cell office:value-type="string" calcext:value-type="string">
            <text:p>are the seed random numbers</text:p>
          </table:table-cell>
          <table:table-cell table:number-columns-repeated="17"/>
        </table:table-row>
        <table:table-row table:style-name="ro1">
          <table:table-cell table:formula="of:=NORMINV(RAND(); 0; 1)" office:value-type="float" office:value="0.222233736991816" calcext:value-type="float">
            <text:p>0.222233736991816</text:p>
          </table:table-cell>
          <table:table-cell table:formula="of:=NORMINV(RAND(); 0; 1)" office:value-type="float" office:value="-0.132819428243807" calcext:value-type="float">
            <text:p>-0.132819428243807</text:p>
          </table:table-cell>
          <table:table-cell table:formula="of:=[.$I$2]+[.$J$2]*[.A11]" office:value-type="float" office:value="0.222233736991816" calcext:value-type="float">
            <text:p>0.222233736991816</text:p>
          </table:table-cell>
          <table:table-cell table:formula="of:=[.$K$2]+[.$L$2]*([.A11]*[.$M$2] + [.B11]*SQRT(1-[.$M$2]*[.M$2]))" office:value-type="float" office:value="-0.0117243914380608" calcext:value-type="float">
            <text:p>-0.0117243914380608</text:p>
          </table:table-cell>
          <table:table-cell office:value-type="string" calcext:value-type="string">
            <text:p>for this (normally distributed)</text:p>
          </table:table-cell>
          <table:table-cell table:number-columns-repeated="10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table:formula="of:=NORMINV(RAND(); 0; 1)" office:value-type="float" office:value="0.347445787620726" calcext:value-type="float">
            <text:p>0.347445787620726</text:p>
          </table:table-cell>
          <table:table-cell table:formula="of:=NORMINV(RAND(); 0; 1)" office:value-type="float" office:value="0.922416131165407" calcext:value-type="float">
            <text:p>0.922416131165407</text:p>
          </table:table-cell>
          <table:table-cell table:formula="of:=[.$I$2]+[.$J$2]*[.A12]" office:value-type="float" office:value="0.347445787620726" calcext:value-type="float">
            <text:p>0.347445787620726</text:p>
          </table:table-cell>
          <table:table-cell table:formula="of:=[.$K$2]+[.$L$2]*([.A12]*[.$M$2] + [.B12]*SQRT(1-[.$M$2]*[.M$2]))" office:value-type="float" office:value="2.91767608878049" calcext:value-type="float">
            <text:p>2.91767608878049</text:p>
          </table:table-cell>
          <table:table-cell table:number-columns-repeated="11"/>
          <table:table-cell office:value-type="string" calcext:value-type="string">
            <text:p>R^2</text:p>
          </table:table-cell>
          <table:table-cell table:formula="of:=[.$P$7]" office:value-type="float" office:value="0.209265341867644" calcext:value-type="float">
            <text:p>0.209265341867644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0.810221694759628" calcext:value-type="float">
            <text:p>0.810221694759628</text:p>
          </table:table-cell>
          <table:table-cell table:formula="of:=NORMINV(RAND(); 0; 1)" office:value-type="float" office:value="-1.14016805865567" calcext:value-type="float">
            <text:p>-1.14016805865567</text:p>
          </table:table-cell>
          <table:table-cell table:formula="of:=[.$I$2]+[.$J$2]*[.A13]" office:value-type="float" office:value="0.810221694759628" calcext:value-type="float">
            <text:p>0.810221694759628</text:p>
          </table:table-cell>
          <table:table-cell table:formula="of:=[.$K$2]+[.$L$2]*([.A13]*[.$M$2] + [.B13]*SQRT(1-[.$M$2]*[.M$2]))" office:value-type="float" office:value="-1.74691096799874" calcext:value-type="float">
            <text:p>-1.74691096799874</text:p>
          </table:table-cell>
          <table:table-cell table:number-columns-repeated="11"/>
          <table:table-cell office:value-type="string" calcext:value-type="string">
            <text:p>Standard Error</text:p>
          </table:table-cell>
          <table:table-cell table:formula="of:=[.$Q$7]" office:value-type="float" office:value="2.45555184378756" calcext:value-type="float">
            <text:p>2.45555184378756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0.652255837301632" calcext:value-type="float">
            <text:p>-0.652255837301632</text:p>
          </table:table-cell>
          <table:table-cell table:formula="of:=NORMINV(RAND(); 0; 1)" office:value-type="float" office:value="-0.0342603729488741" calcext:value-type="float">
            <text:p>-0.0342603729488741</text:p>
          </table:table-cell>
          <table:table-cell table:formula="of:=[.$I$2]+[.$J$2]*[.A14]" office:value-type="float" office:value="-0.652255837301632" calcext:value-type="float">
            <text:p>-0.652255837301632</text:p>
          </table:table-cell>
          <table:table-cell table:formula="of:=[.$K$2]+[.$L$2]*([.A14]*[.$M$2] + [.B14]*SQRT(1-[.$M$2]*[.M$2]))" office:value-type="float" office:value="-1.06739481590301" calcext:value-type="float">
            <text:p>-1.06739481590301</text:p>
          </table:table-cell>
          <table:table-cell table:number-columns-repeated="11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0.830320283466993" calcext:value-type="float">
            <text:p>0.830320283466993</text:p>
          </table:table-cell>
          <table:table-cell table:formula="of:=NORMINV(RAND(); 0; 1)" office:value-type="float" office:value="-1.56567857604562" calcext:value-type="float">
            <text:p>-1.56567857604562</text:p>
          </table:table-cell>
          <table:table-cell table:formula="of:=[.$I$2]+[.$J$2]*[.A15]" office:value-type="float" office:value="0.830320283466993" calcext:value-type="float">
            <text:p>0.830320283466993</text:p>
          </table:table-cell>
          <table:table-cell table:formula="of:=[.$K$2]+[.$L$2]*([.A15]*[.$M$2] + [.B15]*SQRT(1-[.$M$2]*[.M$2]))" office:value-type="float" office:value="-2.82227183784917" calcext:value-type="float">
            <text:p>-2.82227183784917</text:p>
          </table:table-cell>
          <table:table-cell table:number-columns-repeated="11"/>
          <table:table-cell office:value-type="string" calcext:value-type="string">
            <text:p>Observations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1.36541274290464" calcext:value-type="float">
            <text:p>-1.36541274290464</text:p>
          </table:table-cell>
          <table:table-cell table:formula="of:=NORMINV(RAND(); 0; 1)" office:value-type="float" office:value="-0.465181015019387" calcext:value-type="float">
            <text:p>-0.465181015019387</text:p>
          </table:table-cell>
          <table:table-cell table:formula="of:=[.$I$2]+[.$J$2]*[.A16]" office:value-type="float" office:value="-1.36541274290464" calcext:value-type="float">
            <text:p>-1.36541274290464</text:p>
          </table:table-cell>
          <table:table-cell table:formula="of:=[.$K$2]+[.$L$2]*([.A16]*[.$M$2] + [.B16]*SQRT(1-[.$M$2]*[.M$2]))" office:value-type="float" office:value="-3.25669484345202" calcext:value-type="float">
            <text:p>-3.25669484345202</text:p>
          </table:table-cell>
          <table:table-cell table:number-columns-repeated="11"/>
          <table:table-cell office:value-type="string" calcext:value-type="string">
            <text:p>Adjusted R^2</text:p>
          </table:table-cell>
          <table:table-cell table:formula="of:=1 - (1 - [.$P$7])*([.$Q$15] - 1)/([.$Q$15] - [.$Q$14] - 1)" office:value-type="float" office:value="0.201196620866293" calcext:value-type="float">
            <text:p>0.201196620866293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0.499072473604029" calcext:value-type="float">
            <text:p>-0.499072473604029</text:p>
          </table:table-cell>
          <table:table-cell table:formula="of:=NORMINV(RAND(); 0; 1)" office:value-type="float" office:value="1.44460267587372" calcext:value-type="float">
            <text:p>1.44460267587372</text:p>
          </table:table-cell>
          <table:table-cell table:formula="of:=[.$I$2]+[.$J$2]*[.A17]" office:value-type="float" office:value="-0.499072473604029" calcext:value-type="float">
            <text:p>-0.499072473604029</text:p>
          </table:table-cell>
          <table:table-cell table:formula="of:=[.$K$2]+[.$L$2]*([.A17]*[.$M$2] + [.B17]*SQRT(1-[.$M$2]*[.M$2]))" office:value-type="float" office:value="3.00457913663882" calcext:value-type="float">
            <text:p>3.00457913663882</text:p>
          </table:table-cell>
          <table:table-cell table:number-columns-repeated="18"/>
        </table:table-row>
        <table:table-row table:style-name="ro1">
          <table:table-cell table:formula="of:=NORMINV(RAND(); 0; 1)" office:value-type="float" office:value="-0.849354814002072" calcext:value-type="float">
            <text:p>-0.849354814002072</text:p>
          </table:table-cell>
          <table:table-cell table:formula="of:=NORMINV(RAND(); 0; 1)" office:value-type="float" office:value="1.2353154921301" calcext:value-type="float">
            <text:p>1.2353154921301</text:p>
          </table:table-cell>
          <table:table-cell table:formula="of:=[.$I$2]+[.$J$2]*[.A18]" office:value-type="float" office:value="-0.849354814002072" calcext:value-type="float">
            <text:p>-0.849354814002072</text:p>
          </table:table-cell>
          <table:table-cell table:formula="of:=[.$K$2]+[.$L$2]*([.A18]*[.$M$2] + [.B18]*SQRT(1-[.$M$2]*[.M$2]))" office:value-type="float" office:value="1.93541157261633" calcext:value-type="float">
            <text:p>1.93541157261633</text:p>
          </table:table-cell>
          <table:table-cell table:number-columns-repeated="11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formula="of:=NORMINV(RAND(); 0; 1)" office:value-type="float" office:value="-0.270133486785836" calcext:value-type="float">
            <text:p>-0.270133486785836</text:p>
          </table:table-cell>
          <table:table-cell table:formula="of:=NORMINV(RAND(); 0; 1)" office:value-type="float" office:value="0.0933170972175548" calcext:value-type="float">
            <text:p>0.0933170972175548</text:p>
          </table:table-cell>
          <table:table-cell table:formula="of:=[.$I$2]+[.$J$2]*[.A19]" office:value-type="float" office:value="-0.270133486785836" calcext:value-type="float">
            <text:p>-0.270133486785836</text:p>
          </table:table-cell>
          <table:table-cell table:formula="of:=[.$K$2]+[.$L$2]*([.A19]*[.$M$2] + [.B19]*SQRT(1-[.$M$2]*[.M$2]))" office:value-type="float" office:value="-0.16275529978528" calcext:value-type="float">
            <text:p>-0.16275529978528</text:p>
          </table:table-cell>
          <table:table-cell table:number-columns-repeated="1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formula="of:=NORMINV(RAND(); 0; 1)" office:value-type="float" office:value="-0.484961938510398" calcext:value-type="float">
            <text:p>-0.484961938510398</text:p>
          </table:table-cell>
          <table:table-cell table:formula="of:=NORMINV(RAND(); 0; 1)" office:value-type="float" office:value="1.71352316205039" calcext:value-type="float">
            <text:p>1.71352316205039</text:p>
          </table:table-cell>
          <table:table-cell table:formula="of:=[.$I$2]+[.$J$2]*[.A20]" office:value-type="float" office:value="-0.484961938510398" calcext:value-type="float">
            <text:p>-0.484961938510398</text:p>
          </table:table-cell>
          <table:table-cell table:formula="of:=[.$K$2]+[.$L$2]*([.A20]*[.$M$2] + [.B20]*SQRT(1-[.$M$2]*[.M$2]))" office:value-type="float" office:value="3.72442085716044" calcext:value-type="float">
            <text:p>3.72442085716044</text:p>
          </table:table-cell>
          <table:table-cell table:number-columns-repeated="11"/>
          <table:table-cell office:value-type="string" calcext:value-type="string">
            <text:p>Regression</text:p>
          </table:table-cell>
          <table:table-cell table:formula="of:=[.$Q$14]" office:value-type="float" office:value="1" calcext:value-type="float">
            <text:p>1</text:p>
          </table:table-cell>
          <table:table-cell table:formula="of:=[.$P$9]" office:value-type="float" office:value="156.383462276207" calcext:value-type="float">
            <text:p>156.383462276207</text:p>
          </table:table-cell>
          <table:table-cell table:formula="of:=[.$P$9] / [.$Q$20]" office:value-type="float" office:value="156.383462276207" calcext:value-type="float">
            <text:p>156.383462276207</text:p>
          </table:table-cell>
          <table:table-cell table:formula="of:=[.$P$8]" office:value-type="float" office:value="25.9353795765916" calcext:value-type="float">
            <text:p>25.9353795765916</text:p>
          </table:table-cell>
          <table:table-cell table:formula="of:=LEGACY.FDIST([.$P$8] ; [.$Q$20] ; [.$Q$8])" office:value-type="float" office:value="0.00000171105567903231" calcext:value-type="float">
            <text:p>1.71105567903231E-06</text:p>
          </table:table-cell>
          <table:table-cell/>
        </table:table-row>
        <table:table-row table:style-name="ro1">
          <table:table-cell table:formula="of:=NORMINV(RAND(); 0; 1)" office:value-type="float" office:value="0.961866954536521" calcext:value-type="float">
            <text:p>0.961866954536521</text:p>
          </table:table-cell>
          <table:table-cell table:formula="of:=NORMINV(RAND(); 0; 1)" office:value-type="float" office:value="0.443006764363226" calcext:value-type="float">
            <text:p>0.443006764363226</text:p>
          </table:table-cell>
          <table:table-cell table:formula="of:=[.$I$2]+[.$J$2]*[.A21]" office:value-type="float" office:value="0.961866954536521" calcext:value-type="float">
            <text:p>0.961866954536521</text:p>
          </table:table-cell>
          <table:table-cell table:formula="of:=[.$K$2]+[.$L$2]*([.A21]*[.$M$2] + [.B21]*SQRT(1-[.$M$2]*[.M$2]))" office:value-type="float" office:value="2.59376576776548" calcext:value-type="float">
            <text:p>2.59376576776548</text:p>
          </table:table-cell>
          <table:table-cell table:number-columns-repeated="11"/>
          <table:table-cell office:value-type="string" calcext:value-type="string">
            <text:p>Residual</text:p>
          </table:table-cell>
          <table:table-cell table:formula="of:=[.$Q$8]" office:value-type="float" office:value="98" calcext:value-type="float">
            <text:p>98</text:p>
          </table:table-cell>
          <table:table-cell table:formula="of:=[.$Q$9]" office:value-type="float" office:value="590.914016037791" calcext:value-type="float">
            <text:p>590.914016037791</text:p>
          </table:table-cell>
          <table:table-cell table:formula="of:=[.$Q$9] / [.$Q$8]" office:value-type="float" office:value="6.02973485752848" calcext:value-type="float">
            <text:p>6.0297348575284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45893691633098" calcext:value-type="float">
            <text:p>1.45893691633098</text:p>
          </table:table-cell>
          <table:table-cell table:formula="of:=NORMINV(RAND(); 0; 1)" office:value-type="float" office:value="-1.83787706350909" calcext:value-type="float">
            <text:p>-1.83787706350909</text:p>
          </table:table-cell>
          <table:table-cell table:formula="of:=[.$I$2]+[.$J$2]*[.A22]" office:value-type="float" office:value="1.45893691633098" calcext:value-type="float">
            <text:p>1.45893691633098</text:p>
          </table:table-cell>
          <table:table-cell table:formula="of:=[.$K$2]+[.$L$2]*([.A22]*[.$M$2] + [.B22]*SQRT(1-[.$M$2]*[.M$2]))" office:value-type="float" office:value="-2.58653930359838" calcext:value-type="float">
            <text:p>-2.58653930359838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table:formula="of:=[.$Q$20] + [.$Q$8]" office:value-type="float" office:value="99" calcext:value-type="float">
            <text:p>99</text:p>
          </table:table-cell>
          <table:table-cell table:formula="of:=[.$P$9] + [.$Q$9]" office:value-type="float" office:value="747.297478313997" calcext:value-type="float">
            <text:p>747.297478313997</text:p>
          </table:table-cell>
          <table:table-cell table:number-columns-repeated="4"/>
        </table:table-row>
        <table:table-row table:style-name="ro1">
          <table:table-cell table:formula="of:=NORMINV(RAND(); 0; 1)" office:value-type="float" office:value="0.582801481064821" calcext:value-type="float">
            <text:p>0.582801481064821</text:p>
          </table:table-cell>
          <table:table-cell table:formula="of:=NORMINV(RAND(); 0; 1)" office:value-type="float" office:value="0.0827532764729193" calcext:value-type="float">
            <text:p>0.0827532764729193</text:p>
          </table:table-cell>
          <table:table-cell table:formula="of:=[.$I$2]+[.$J$2]*[.A23]" office:value-type="float" office:value="0.582801481064821" calcext:value-type="float">
            <text:p>0.582801481064821</text:p>
          </table:table-cell>
          <table:table-cell table:formula="of:=[.$K$2]+[.$L$2]*([.A23]*[.$M$2] + [.B23]*SQRT(1-[.$M$2]*[.M$2]))" office:value-type="float" office:value="1.08920154061307" calcext:value-type="float">
            <text:p>1.08920154061307</text:p>
          </table:table-cell>
          <table:table-cell table:number-columns-repeated="18"/>
        </table:table-row>
        <table:table-row table:style-name="ro1">
          <table:table-cell table:formula="of:=NORMINV(RAND(); 0; 1)" office:value-type="float" office:value="1.67506997126741" calcext:value-type="float">
            <text:p>1.67506997126741</text:p>
          </table:table-cell>
          <table:table-cell table:formula="of:=NORMINV(RAND(); 0; 1)" office:value-type="float" office:value="1.52643593077284" calcext:value-type="float">
            <text:p>1.52643593077284</text:p>
          </table:table-cell>
          <table:table-cell table:formula="of:=[.$I$2]+[.$J$2]*[.A24]" office:value-type="float" office:value="1.67506997126741" calcext:value-type="float">
            <text:p>1.67506997126741</text:p>
          </table:table-cell>
          <table:table-cell table:formula="of:=[.$K$2]+[.$L$2]*([.A24]*[.$M$2] + [.B24]*SQRT(1-[.$M$2]*[.M$2]))" office:value-type="float" office:value="6.47840183679698" calcext:value-type="float">
            <text:p>6.47840183679698</text:p>
          </table:table-cell>
          <table:table-cell table:number-columns-repeated="11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table:formula="of:=NORMINV(RAND(); 0; 1)" office:value-type="float" office:value="-1.25592298311173" calcext:value-type="float">
            <text:p>-1.25592298311173</text:p>
          </table:table-cell>
          <table:table-cell table:formula="of:=NORMINV(RAND(); 0; 1)" office:value-type="float" office:value="1.6907589047156" calcext:value-type="float">
            <text:p>1.6907589047156</text:p>
          </table:table-cell>
          <table:table-cell table:formula="of:=[.$I$2]+[.$J$2]*[.A25]" office:value-type="float" office:value="-1.25592298311173" calcext:value-type="float">
            <text:p>-1.25592298311173</text:p>
          </table:table-cell>
          <table:table-cell table:formula="of:=[.$K$2]+[.$L$2]*([.A25]*[.$M$2] + [.B25]*SQRT(1-[.$M$2]*[.M$2]))" office:value-type="float" office:value="2.5088360148078" calcext:value-type="float">
            <text:p>2.5088360148078</text:p>
          </table:table-cell>
          <table:table-cell table:number-columns-repeated="18"/>
        </table:table-row>
        <table:table-row table:style-name="ro1">
          <table:table-cell table:formula="of:=NORMINV(RAND(); 0; 1)" office:value-type="float" office:value="0.150828091634517" calcext:value-type="float">
            <text:p>0.150828091634517</text:p>
          </table:table-cell>
          <table:table-cell table:formula="of:=NORMINV(RAND(); 0; 1)" office:value-type="float" office:value="-0.762882439402712" calcext:value-type="float">
            <text:p>-0.762882439402712</text:p>
          </table:table-cell>
          <table:table-cell table:formula="of:=[.$I$2]+[.$J$2]*[.A26]" office:value-type="float" office:value="0.150828091634517" calcext:value-type="float">
            <text:p>0.150828091634517</text:p>
          </table:table-cell>
          <table:table-cell table:formula="of:=[.$K$2]+[.$L$2]*([.A26]*[.$M$2] + [.B26]*SQRT(1-[.$M$2]*[.M$2]))" office:value-type="float" office:value="-1.7557845804196" calcext:value-type="float">
            <text:p>-1.7557845804196</text:p>
          </table:table-cell>
          <table:table-cell table:number-columns-repeated="1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Q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Q$2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formula="of:=NORMINV(RAND(); 0; 1)" office:value-type="float" office:value="-2.38376176378667" calcext:value-type="float">
            <text:p>-2.38376176378667</text:p>
          </table:table-cell>
          <table:table-cell table:formula="of:=NORMINV(RAND(); 0; 1)" office:value-type="float" office:value="0.712574982120844" calcext:value-type="float">
            <text:p>0.712574982120844</text:p>
          </table:table-cell>
          <table:table-cell table:formula="of:=[.$I$2]+[.$J$2]*[.A27]" office:value-type="float" office:value="-2.38376176378667" calcext:value-type="float">
            <text:p>-2.38376176378667</text:p>
          </table:table-cell>
          <table:table-cell table:formula="of:=[.$K$2]+[.$L$2]*([.A27]*[.$M$2] + [.B27]*SQRT(1-[.$M$2]*[.M$2]))" office:value-type="float" office:value="-1.72431853582633" calcext:value-type="float">
            <text:p>-1.72431853582633</text:p>
          </table:table-cell>
          <table:table-cell table:number-columns-repeated="10"/>
          <table:table-cell office:value-type="string" calcext:value-type="string">
            <text:p>“alpha” </text:p>
          </table:table-cell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P$5:.$Q$5]; 1 ; ROW([.$Q$28])+1 - ROW())" office:value-type="float" office:value="0.202336818203567" calcext:value-type="float">
            <text:p>0.202336818203567</text:p>
          </table:table-cell>
          <table:table-cell table:number-matrix-columns-spanned="1" table:number-matrix-rows-spanned="2" table:formula="of:=INDEX([.$P$6:.$Q$6]; 1 ; ROW([.$R$28])+1 - ROW())" office:value-type="float" office:value="0.245555331731364" calcext:value-type="float">
            <text:p>0.245555331731364</text:p>
          </table:table-cell>
          <table:table-cell table:number-matrix-columns-spanned="1" table:number-matrix-rows-spanned="2" table:formula="of:=[.$Q$27:.$Q$28] / [.$R$27:.$R$28]" office:value-type="float" office:value="0.82399684330586" calcext:value-type="float">
            <text:p>0.82399684330586</text:p>
          </table:table-cell>
          <table:table-cell table:number-matrix-columns-spanned="1" table:number-matrix-rows-spanned="2" table:formula="of:=LEGACY.TDIST(ABS([.$S$27:.$S$28]) ; [.$Q$8] ; 2 )" office:value-type="float" office:value="0.41194225764589" calcext:value-type="float">
            <text:p>0.41194225764589</text:p>
          </table:table-cell>
          <table:table-cell table:number-matrix-columns-spanned="1" table:number-matrix-rows-spanned="2" table:formula="of:=[.$Q$27:.$Q$28] - [.$R$27:.$R$28] * TINV(1 - [.$Q$24] ; [.$Q$8])" office:value-type="float" office:value="-0.284959745898358" calcext:value-type="float">
            <text:p>-0.284959745898358</text:p>
          </table:table-cell>
          <table:table-cell table:number-matrix-columns-spanned="1" table:number-matrix-rows-spanned="2" table:formula="of:=[.$Q$27:.$Q$28] + [.$R$27:.$R$28] * TINV(1 - [.$Q$24] ; [.$Q$8])" office:value-type="float" office:value="0.689633382305493" calcext:value-type="float">
            <text:p>0.689633382305493</text:p>
          </table:table-cell>
        </table:table-row>
        <table:table-row table:style-name="ro1">
          <table:table-cell table:formula="of:=NORMINV(RAND(); 0; 1)" office:value-type="float" office:value="-0.561780703578807" calcext:value-type="float">
            <text:p>-0.561780703578807</text:p>
          </table:table-cell>
          <table:table-cell table:formula="of:=NORMINV(RAND(); 0; 1)" office:value-type="float" office:value="-0.270913163354198" calcext:value-type="float">
            <text:p>-0.270913163354198</text:p>
          </table:table-cell>
          <table:table-cell table:formula="of:=[.$I$2]+[.$J$2]*[.A28]" office:value-type="float" office:value="-0.561780703578807" calcext:value-type="float">
            <text:p>-0.561780703578807</text:p>
          </table:table-cell>
          <table:table-cell table:formula="of:=[.$K$2]+[.$L$2]*([.A28]*[.$M$2] + [.B28]*SQRT(1-[.$M$2]*[.M$2]))" office:value-type="float" office:value="-1.54652410042123" calcext:value-type="float">
            <text:p>-1.54652410042123</text:p>
          </table:table-cell>
          <table:table-cell table:number-columns-repeated="10"/>
          <table:table-cell table:style-name="ce4" office:value-type="string" calcext:value-type="string">
            <text:p>“beta”</text:p>
          </table:table-cell>
          <table:table-cell table:style-name="ce4" table:formula="of:=&quot;X1&quot;" office:value-type="string" office:string-value="X1" calcext:value-type="string">
            <text:p>X1</text:p>
          </table:table-cell>
          <table:table-cell table:style-name="ce4" office:value-type="float" office:value="1.19893498925751" calcext:value-type="float">
            <text:p>1.19893498925751</text:p>
          </table:table-cell>
          <table:table-cell office:value-type="float" office:value="0.23542323894897" calcext:value-type="float">
            <text:p>0.23542323894897</text:p>
          </table:table-cell>
          <table:table-cell office:value-type="float" office:value="5.09267901762831" calcext:value-type="float">
            <text:p>5.09267901762831</text:p>
          </table:table-cell>
          <table:table-cell office:value-type="float" office:value="0.00000171105567903231" calcext:value-type="float">
            <text:p>1.71105567903231E-06</text:p>
          </table:table-cell>
          <table:table-cell office:value-type="float" office:value="0.731745233528311" calcext:value-type="float">
            <text:p>0.731745233528311</text:p>
          </table:table-cell>
          <table:table-cell office:value-type="float" office:value="1.66612474498672" calcext:value-type="float">
            <text:p>1.66612474498672</text:p>
          </table:table-cell>
        </table:table-row>
        <table:table-row table:style-name="ro1">
          <table:table-cell table:formula="of:=NORMINV(RAND(); 0; 1)" office:value-type="float" office:value="1.04896383758078" calcext:value-type="float">
            <text:p>1.04896383758078</text:p>
          </table:table-cell>
          <table:table-cell table:formula="of:=NORMINV(RAND(); 0; 1)" office:value-type="float" office:value="-2.07521060302706" calcext:value-type="float">
            <text:p>-2.07521060302706</text:p>
          </table:table-cell>
          <table:table-cell table:formula="of:=[.$I$2]+[.$J$2]*[.A29]" office:value-type="float" office:value="1.04896383758078" calcext:value-type="float">
            <text:p>1.04896383758078</text:p>
          </table:table-cell>
          <table:table-cell table:formula="of:=[.$K$2]+[.$L$2]*([.A29]*[.$M$2] + [.B29]*SQRT(1-[.$M$2]*[.M$2]))" office:value-type="float" office:value="-3.81810954490161" calcext:value-type="float">
            <text:p>-3.81810954490161</text:p>
          </table:table-cell>
          <table:table-cell table:number-columns-repeated="18"/>
        </table:table-row>
        <table:table-row table:style-name="ro1">
          <table:table-cell table:formula="of:=NORMINV(RAND(); 0; 1)" office:value-type="float" office:value="-0.705392263827368" calcext:value-type="float">
            <text:p>-0.705392263827368</text:p>
          </table:table-cell>
          <table:table-cell table:formula="of:=NORMINV(RAND(); 0; 1)" office:value-type="float" office:value="0.00751307519508314" calcext:value-type="float">
            <text:p>0.00751307519508314</text:p>
          </table:table-cell>
          <table:table-cell table:formula="of:=[.$I$2]+[.$J$2]*[.A30]" office:value-type="float" office:value="-0.705392263827368" calcext:value-type="float">
            <text:p>-0.705392263827368</text:p>
          </table:table-cell>
          <table:table-cell table:formula="of:=[.$K$2]+[.$L$2]*([.A30]*[.$M$2] + [.B30]*SQRT(1-[.$M$2]*[.M$2]))" office:value-type="float" office:value="-1.0385688538026" calcext:value-type="float">
            <text:p>-1.0385688538026</text:p>
          </table:table-cell>
          <table:table-cell table:number-columns-repeated="11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596804175861735" calcext:value-type="float">
            <text:p>-0.596804175861735</text:p>
          </table:table-cell>
          <table:table-cell table:formula="of:=NORMINV(RAND(); 0; 1)" office:value-type="float" office:value="-0.121693254859112" calcext:value-type="float">
            <text:p>-0.121693254859112</text:p>
          </table:table-cell>
          <table:table-cell table:formula="of:=[.$I$2]+[.$J$2]*[.A31]" office:value-type="float" office:value="-0.596804175861735" calcext:value-type="float">
            <text:p>-0.596804175861735</text:p>
          </table:table-cell>
          <table:table-cell table:formula="of:=[.$K$2]+[.$L$2]*([.A31]*[.$M$2] + [.B31]*SQRT(1-[.$M$2]*[.M$2]))" office:value-type="float" office:value="-1.21137461432422" calcext:value-type="float">
            <text:p>-1.21137461432422</text:p>
          </table:table-cell>
          <table:table-cell table:number-columns-repeated="11"/>
          <table:table-cell table:number-matrix-columns-spanned="1" table:number-matrix-rows-spanned="100" table:formula="of:=[.$C$1:.$C$100]" office:value-type="float" office:value="-0.550313347488072" calcext:value-type="float">
            <text:p>-0.550313347488072</text:p>
          </table:table-cell>
          <table:table-cell table:number-matrix-columns-spanned="1" table:number-matrix-rows-spanned="100" table:formula="of:=MMULT([.$P$31:.$P$130] ; [.$Q$28]) + [.$Q$27]" office:value-type="float" office:value="-0.457453109155312" calcext:value-type="float">
            <text:p>-0.457453109155312</text:p>
          </table:table-cell>
          <table:table-cell table:number-matrix-columns-spanned="1" table:number-matrix-rows-spanned="100" table:formula="of:=[.$D$1:.$D$100]" office:value-type="float" office:value="3.9605070964754" calcext:value-type="float">
            <text:p>3.9605070964754</text:p>
          </table:table-cell>
          <table:table-cell table:number-matrix-columns-spanned="1" table:number-matrix-rows-spanned="100" table:formula="of:=[.$R$31:.$R$130] - [.$Q$31:.$Q$130]" office:value-type="float" office:value="4.41796020563071" calcext:value-type="float">
            <text:p>4.4179602056307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2.11654264585023" calcext:value-type="float">
            <text:p>2.11654264585023</text:p>
          </table:table-cell>
          <table:table-cell table:formula="of:=NORMINV(RAND(); 0; 1)" office:value-type="float" office:value="-0.0645171109027812" calcext:value-type="float">
            <text:p>-0.0645171109027812</text:p>
          </table:table-cell>
          <table:table-cell table:formula="of:=[.$I$2]+[.$J$2]*[.A32]" office:value-type="float" office:value="2.11654264585023" calcext:value-type="float">
            <text:p>2.11654264585023</text:p>
          </table:table-cell>
          <table:table-cell table:formula="of:=[.$K$2]+[.$L$2]*([.A32]*[.$M$2] + [.B32]*SQRT(1-[.$M$2]*[.M$2]))" office:value-type="float" office:value="3.00719359771359" calcext:value-type="float">
            <text:p>3.00719359771359</text:p>
          </table:table-cell>
          <table:table-cell table:number-columns-repeated="11"/>
          <table:table-cell office:value-type="float" office:value="1.14817040525293" calcext:value-type="float">
            <text:p>1.14817040525293</text:p>
          </table:table-cell>
          <table:table-cell office:value-type="float" office:value="1.57891849069128" calcext:value-type="float">
            <text:p>1.57891849069128</text:p>
          </table:table-cell>
          <table:table-cell office:value-type="float" office:value="-0.762442915797072" calcext:value-type="float">
            <text:p>-0.762442915797072</text:p>
          </table:table-cell>
          <table:table-cell office:value-type="float" office:value="-2.34136140648835" calcext:value-type="float">
            <text:p>-2.3413614064883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26327689951861" calcext:value-type="float">
            <text:p>-1.26327689951861</text:p>
          </table:table-cell>
          <table:table-cell table:formula="of:=NORMINV(RAND(); 0; 1)" office:value-type="float" office:value="0.489148070064991" calcext:value-type="float">
            <text:p>0.489148070064991</text:p>
          </table:table-cell>
          <table:table-cell table:formula="of:=[.$I$2]+[.$J$2]*[.A33]" office:value-type="float" office:value="-1.26327689951861" calcext:value-type="float">
            <text:p>-1.26327689951861</text:p>
          </table:table-cell>
          <table:table-cell table:formula="of:=[.$K$2]+[.$L$2]*([.A33]*[.$M$2] + [.B33]*SQRT(1-[.$M$2]*[.M$2]))" office:value-type="float" office:value="-0.624071384612672" calcext:value-type="float">
            <text:p>-0.624071384612672</text:p>
          </table:table-cell>
          <table:table-cell table:number-columns-repeated="11"/>
          <table:table-cell office:value-type="float" office:value="-0.782738055303076" calcext:value-type="float">
            <text:p>-0.782738055303076</text:p>
          </table:table-cell>
          <table:table-cell office:value-type="float" office:value="-0.736115223722674" calcext:value-type="float">
            <text:p>-0.736115223722674</text:p>
          </table:table-cell>
          <table:table-cell office:value-type="float" office:value="0.644784166371204" calcext:value-type="float">
            <text:p>0.644784166371204</text:p>
          </table:table-cell>
          <table:table-cell office:value-type="float" office:value="1.38089939009388" calcext:value-type="float">
            <text:p>1.3808993900938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0089940665647025" calcext:value-type="float">
            <text:p>-0.0089940665647025</text:p>
          </table:table-cell>
          <table:table-cell table:formula="of:=NORMINV(RAND(); 0; 1)" office:value-type="float" office:value="-0.533876218875887" calcext:value-type="float">
            <text:p>-0.533876218875887</text:p>
          </table:table-cell>
          <table:table-cell table:formula="of:=[.$I$2]+[.$J$2]*[.A34]" office:value-type="float" office:value="-0.0089940665647025" calcext:value-type="float">
            <text:p>-0.0089940665647025</text:p>
          </table:table-cell>
          <table:table-cell table:formula="of:=[.$K$2]+[.$L$2]*([.A34]*[.$M$2] + [.B34]*SQRT(1-[.$M$2]*[.M$2]))" office:value-type="float" office:value="-1.40054220391575" calcext:value-type="float">
            <text:p>-1.40054220391575</text:p>
          </table:table-cell>
          <table:table-cell table:number-columns-repeated="11"/>
          <table:table-cell office:value-type="float" office:value="-1.90749346716998" calcext:value-type="float">
            <text:p>-1.90749346716998</text:p>
          </table:table-cell>
          <table:table-cell office:value-type="float" office:value="-2.08462384136666" calcext:value-type="float">
            <text:p>-2.08462384136666</text:p>
          </table:table-cell>
          <table:table-cell office:value-type="float" office:value="-5.33129816288783" calcext:value-type="float">
            <text:p>-5.33129816288783</text:p>
          </table:table-cell>
          <table:table-cell office:value-type="float" office:value="-3.24667432152117" calcext:value-type="float">
            <text:p>-3.24667432152117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01369818591374" calcext:value-type="float">
            <text:p>-1.01369818591374</text:p>
          </table:table-cell>
          <table:table-cell table:formula="of:=NORMINV(RAND(); 0; 1)" office:value-type="float" office:value="2.02389295821267" calcext:value-type="float">
            <text:p>2.02389295821267</text:p>
          </table:table-cell>
          <table:table-cell table:formula="of:=[.$I$2]+[.$J$2]*[.A35]" office:value-type="float" office:value="-1.01369818591374" calcext:value-type="float">
            <text:p>-1.01369818591374</text:p>
          </table:table-cell>
          <table:table-cell table:formula="of:=[.$K$2]+[.$L$2]*([.A35]*[.$M$2] + [.B35]*SQRT(1-[.$M$2]*[.M$2]))" office:value-type="float" office:value="3.73768087018721" calcext:value-type="float">
            <text:p>3.73768087018721</text:p>
          </table:table-cell>
          <table:table-cell table:number-columns-repeated="11"/>
          <table:table-cell office:value-type="float" office:value="2.12988343973391" calcext:value-type="float">
            <text:p>2.12988343973391</text:p>
          </table:table-cell>
          <table:table-cell office:value-type="float" office:value="2.7559285971407" calcext:value-type="float">
            <text:p>2.7559285971407</text:p>
          </table:table-cell>
          <table:table-cell office:value-type="float" office:value="3.93253971469297" calcext:value-type="float">
            <text:p>3.93253971469297</text:p>
          </table:table-cell>
          <table:table-cell office:value-type="float" office:value="1.17661111755227" calcext:value-type="float">
            <text:p>1.17661111755227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1075417239042" calcext:value-type="float">
            <text:p>1.1075417239042</text:p>
          </table:table-cell>
          <table:table-cell table:formula="of:=NORMINV(RAND(); 0; 1)" office:value-type="float" office:value="-1.04118288272551" calcext:value-type="float">
            <text:p>-1.04118288272551</text:p>
          </table:table-cell>
          <table:table-cell table:formula="of:=[.$I$2]+[.$J$2]*[.A36]" office:value-type="float" office:value="1.1075417239042" calcext:value-type="float">
            <text:p>1.1075417239042</text:p>
          </table:table-cell>
          <table:table-cell table:formula="of:=[.$K$2]+[.$L$2]*([.A36]*[.$M$2] + [.B36]*SQRT(1-[.$M$2]*[.M$2]))" office:value-type="float" office:value="-1.04375989342112" calcext:value-type="float">
            <text:p>-1.04375989342112</text:p>
          </table:table-cell>
          <table:table-cell table:number-columns-repeated="11"/>
          <table:table-cell office:value-type="float" office:value="0.633173618552258" calcext:value-type="float">
            <text:p>0.633173618552258</text:p>
          </table:table-cell>
          <table:table-cell office:value-type="float" office:value="0.96147082376066" calcext:value-type="float">
            <text:p>0.96147082376066</text:p>
          </table:table-cell>
          <table:table-cell office:value-type="float" office:value="4.31833952186324" calcext:value-type="float">
            <text:p>4.31833952186324</text:p>
          </table:table-cell>
          <table:table-cell office:value-type="float" office:value="3.35686869810258" calcext:value-type="float">
            <text:p>3.3568686981025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06200253313386" calcext:value-type="float">
            <text:p>-1.06200253313386</text:p>
          </table:table-cell>
          <table:table-cell table:formula="of:=NORMINV(RAND(); 0; 1)" office:value-type="float" office:value="-1.10802498966823" calcext:value-type="float">
            <text:p>-1.10802498966823</text:p>
          </table:table-cell>
          <table:table-cell table:formula="of:=[.$I$2]+[.$J$2]*[.A37]" office:value-type="float" office:value="-1.06200253313386" calcext:value-type="float">
            <text:p>-1.06200253313386</text:p>
          </table:table-cell>
          <table:table-cell table:formula="of:=[.$K$2]+[.$L$2]*([.A37]*[.$M$2] + [.B37]*SQRT(1-[.$M$2]*[.M$2]))" office:value-type="float" office:value="-4.47173716694283" calcext:value-type="float">
            <text:p>-4.47173716694283</text:p>
          </table:table-cell>
          <table:table-cell table:number-columns-repeated="11"/>
          <table:table-cell office:value-type="float" office:value="-0.0949773598154782" calcext:value-type="float">
            <text:p>-0.0949773598154782</text:p>
          </table:table-cell>
          <table:table-cell office:value-type="float" office:value="0.0884651383334897" calcext:value-type="float">
            <text:p>0.0884651383334897</text:p>
          </table:table-cell>
          <table:table-cell office:value-type="float" office:value="-3.54006234144251" calcext:value-type="float">
            <text:p>-3.54006234144251</text:p>
          </table:table-cell>
          <table:table-cell office:value-type="float" office:value="-3.628527479776" calcext:value-type="float">
            <text:p>-3.62852747977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207419458227707" calcext:value-type="float">
            <text:p>-0.207419458227707</text:p>
          </table:table-cell>
          <table:table-cell table:formula="of:=NORMINV(RAND(); 0; 1)" office:value-type="float" office:value="-1.91716848369009" calcext:value-type="float">
            <text:p>-1.91716848369009</text:p>
          </table:table-cell>
          <table:table-cell table:formula="of:=[.$I$2]+[.$J$2]*[.A38]" office:value-type="float" office:value="-0.207419458227707" calcext:value-type="float">
            <text:p>-0.207419458227707</text:p>
          </table:table-cell>
          <table:table-cell table:formula="of:=[.$K$2]+[.$L$2]*([.A38]*[.$M$2] + [.B38]*SQRT(1-[.$M$2]*[.M$2]))" office:value-type="float" office:value="-5.29207901797309" calcext:value-type="float">
            <text:p>-5.29207901797309</text:p>
          </table:table-cell>
          <table:table-cell table:number-columns-repeated="11"/>
          <table:table-cell office:value-type="float" office:value="1.01822515373701" calcext:value-type="float">
            <text:p>1.01822515373701</text:p>
          </table:table-cell>
          <table:table-cell office:value-type="float" office:value="1.42312258196098" calcext:value-type="float">
            <text:p>1.42312258196098</text:p>
          </table:table-cell>
          <table:table-cell office:value-type="float" office:value="-1.03065391950142" calcext:value-type="float">
            <text:p>-1.03065391950142</text:p>
          </table:table-cell>
          <table:table-cell office:value-type="float" office:value="-2.45377650146239" calcext:value-type="float">
            <text:p>-2.4537765014623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401709301627892" calcext:value-type="float">
            <text:p>-0.401709301627892</text:p>
          </table:table-cell>
          <table:table-cell table:formula="of:=NORMINV(RAND(); 0; 1)" office:value-type="float" office:value="0.29803186624932" calcext:value-type="float">
            <text:p>0.29803186624932</text:p>
          </table:table-cell>
          <table:table-cell table:formula="of:=[.$I$2]+[.$J$2]*[.A39]" office:value-type="float" office:value="-0.401709301627892" calcext:value-type="float">
            <text:p>-0.401709301627892</text:p>
          </table:table-cell>
          <table:table-cell table:formula="of:=[.$K$2]+[.$L$2]*([.A39]*[.$M$2] + [.B39]*SQRT(1-[.$M$2]*[.M$2]))" office:value-type="float" office:value="0.171745549485755" calcext:value-type="float">
            <text:p>0.171745549485755</text:p>
          </table:table-cell>
          <table:table-cell table:number-columns-repeated="11"/>
          <table:table-cell office:value-type="float" office:value="1.05094424883428" calcext:value-type="float">
            <text:p>1.05094424883428</text:p>
          </table:table-cell>
          <table:table-cell office:value-type="float" office:value="1.46235064988994" calcext:value-type="float">
            <text:p>1.46235064988994</text:p>
          </table:table-cell>
          <table:table-cell office:value-type="float" office:value="3.01087139654322" calcext:value-type="float">
            <text:p>3.01087139654322</text:p>
          </table:table-cell>
          <table:table-cell office:value-type="float" office:value="1.54852074665329" calcext:value-type="float">
            <text:p>1.5485207466532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909802223429359" calcext:value-type="float">
            <text:p>-0.909802223429359</text:p>
          </table:table-cell>
          <table:table-cell table:formula="of:=NORMINV(RAND(); 0; 1)" office:value-type="float" office:value="-0.793417264145075" calcext:value-type="float">
            <text:p>-0.793417264145075</text:p>
          </table:table-cell>
          <table:table-cell table:formula="of:=[.$I$2]+[.$J$2]*[.A40]" office:value-type="float" office:value="-0.909802223429359" calcext:value-type="float">
            <text:p>-0.909802223429359</text:p>
          </table:table-cell>
          <table:table-cell table:formula="of:=[.$K$2]+[.$L$2]*([.A40]*[.$M$2] + [.B40]*SQRT(1-[.$M$2]*[.M$2]))" office:value-type="float" office:value="-3.42606185479639" calcext:value-type="float">
            <text:p>-3.42606185479639</text:p>
          </table:table-cell>
          <table:table-cell table:number-columns-repeated="11"/>
          <table:table-cell office:value-type="float" office:value="0.535703121075714" calcext:value-type="float">
            <text:p>0.535703121075714</text:p>
          </table:table-cell>
          <table:table-cell office:value-type="float" office:value="0.844610033915695" calcext:value-type="float">
            <text:p>0.844610033915695</text:p>
          </table:table-cell>
          <table:table-cell office:value-type="float" office:value="1.18807087213608" calcext:value-type="float">
            <text:p>1.18807087213608</text:p>
          </table:table-cell>
          <table:table-cell office:value-type="float" office:value="0.343460838220389" calcext:value-type="float">
            <text:p>0.34346083822038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0261439389503434" calcext:value-type="float">
            <text:p>-0.0261439389503434</text:p>
          </table:table-cell>
          <table:table-cell table:formula="of:=NORMINV(RAND(); 0; 1)" office:value-type="float" office:value="-0.630434555803375" calcext:value-type="float">
            <text:p>-0.630434555803375</text:p>
          </table:table-cell>
          <table:table-cell table:formula="of:=[.$I$2]+[.$J$2]*[.A41]" office:value-type="float" office:value="-0.0261439389503434" calcext:value-type="float">
            <text:p>-0.0261439389503434</text:p>
          </table:table-cell>
          <table:table-cell table:formula="of:=[.$K$2]+[.$L$2]*([.A41]*[.$M$2] + [.B41]*SQRT(1-[.$M$2]*[.M$2]))" office:value-type="float" office:value="-1.67713293067336" calcext:value-type="float">
            <text:p>-1.67713293067336</text:p>
          </table:table-cell>
          <table:table-cell table:number-columns-repeated="11"/>
          <table:table-cell office:value-type="float" office:value="0.222233736991816" calcext:value-type="float">
            <text:p>0.222233736991816</text:p>
          </table:table-cell>
          <table:table-cell office:value-type="float" office:value="0.468780621276507" calcext:value-type="float">
            <text:p>0.468780621276507</text:p>
          </table:table-cell>
          <table:table-cell office:value-type="float" office:value="-0.0117243914380608" calcext:value-type="float">
            <text:p>-0.0117243914380608</text:p>
          </table:table-cell>
          <table:table-cell office:value-type="float" office:value="-0.480505012714568" calcext:value-type="float">
            <text:p>-0.48050501271456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3957341760088" calcext:value-type="float">
            <text:p>-0.3957341760088</text:p>
          </table:table-cell>
          <table:table-cell table:formula="of:=NORMINV(RAND(); 0; 1)" office:value-type="float" office:value="-0.194438072824012" calcext:value-type="float">
            <text:p>-0.194438072824012</text:p>
          </table:table-cell>
          <table:table-cell table:formula="of:=[.$I$2]+[.$J$2]*[.A42]" office:value-type="float" office:value="-0.3957341760088" calcext:value-type="float">
            <text:p>-0.3957341760088</text:p>
          </table:table-cell>
          <table:table-cell table:formula="of:=[.$K$2]+[.$L$2]*([.A42]*[.$M$2] + [.B42]*SQRT(1-[.$M$2]*[.M$2]))" office:value-type="float" office:value="-1.09876619559865" calcext:value-type="float">
            <text:p>-1.09876619559865</text:p>
          </table:table-cell>
          <table:table-cell table:number-columns-repeated="11"/>
          <table:table-cell office:value-type="float" office:value="0.347445787620726" calcext:value-type="float">
            <text:p>0.347445787620726</text:p>
          </table:table-cell>
          <table:table-cell office:value-type="float" office:value="0.618901729852191" calcext:value-type="float">
            <text:p>0.618901729852191</text:p>
          </table:table-cell>
          <table:table-cell office:value-type="float" office:value="2.91767608878049" calcext:value-type="float">
            <text:p>2.91767608878049</text:p>
          </table:table-cell>
          <table:table-cell office:value-type="float" office:value="2.2987743589283" calcext:value-type="float">
            <text:p>2.298774358928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0249574071937581" calcext:value-type="float">
            <text:p>-0.0249574071937581</text:p>
          </table:table-cell>
          <table:table-cell table:formula="of:=NORMINV(RAND(); 0; 1)" office:value-type="float" office:value="-0.917285890462056" calcext:value-type="float">
            <text:p>-0.917285890462056</text:p>
          </table:table-cell>
          <table:table-cell table:formula="of:=[.$I$2]+[.$J$2]*[.A43]" office:value-type="float" office:value="-0.0249574071937581" calcext:value-type="float">
            <text:p>-0.0249574071937581</text:p>
          </table:table-cell>
          <table:table-cell table:formula="of:=[.$K$2]+[.$L$2]*([.A43]*[.$M$2] + [.B43]*SQRT(1-[.$M$2]*[.M$2]))" office:value-type="float" office:value="-2.42061476181015" calcext:value-type="float">
            <text:p>-2.42061476181015</text:p>
          </table:table-cell>
          <table:table-cell table:number-columns-repeated="11"/>
          <table:table-cell office:value-type="float" office:value="0.810221694759628" calcext:value-type="float">
            <text:p>0.810221694759628</text:p>
          </table:table-cell>
          <table:table-cell office:value-type="float" office:value="1.17373995710641" calcext:value-type="float">
            <text:p>1.17373995710641</text:p>
          </table:table-cell>
          <table:table-cell office:value-type="float" office:value="-1.74691096799874" calcext:value-type="float">
            <text:p>-1.74691096799874</text:p>
          </table:table-cell>
          <table:table-cell office:value-type="float" office:value="-2.92065092510514" calcext:value-type="float">
            <text:p>-2.9206509251051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406681980050553" calcext:value-type="float">
            <text:p>0.406681980050553</text:p>
          </table:table-cell>
          <table:table-cell table:formula="of:=NORMINV(RAND(); 0; 1)" office:value-type="float" office:value="0.822040054043468" calcext:value-type="float">
            <text:p>0.822040054043468</text:p>
          </table:table-cell>
          <table:table-cell table:formula="of:=[.$I$2]+[.$J$2]*[.A44]" office:value-type="float" office:value="0.406681980050553" calcext:value-type="float">
            <text:p>0.406681980050553</text:p>
          </table:table-cell>
          <table:table-cell table:formula="of:=[.$K$2]+[.$L$2]*([.A44]*[.$M$2] + [.B44]*SQRT(1-[.$M$2]*[.M$2]))" office:value-type="float" office:value="2.74574567926576" calcext:value-type="float">
            <text:p>2.74574567926576</text:p>
          </table:table-cell>
          <table:table-cell table:number-columns-repeated="11"/>
          <table:table-cell office:value-type="float" office:value="-0.652255837301632" calcext:value-type="float">
            <text:p>-0.652255837301632</text:p>
          </table:table-cell>
          <table:table-cell office:value-type="float" office:value="-0.579675527084816" calcext:value-type="float">
            <text:p>-0.579675527084816</text:p>
          </table:table-cell>
          <table:table-cell office:value-type="float" office:value="-1.06739481590301" calcext:value-type="float">
            <text:p>-1.06739481590301</text:p>
          </table:table-cell>
          <table:table-cell office:value-type="float" office:value="-0.487719288818194" calcext:value-type="float">
            <text:p>-0.48771928881819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376265830710875" calcext:value-type="float">
            <text:p>-0.376265830710875</text:p>
          </table:table-cell>
          <table:table-cell table:formula="of:=NORMINV(RAND(); 0; 1)" office:value-type="float" office:value="-0.676702920390756" calcext:value-type="float">
            <text:p>-0.676702920390756</text:p>
          </table:table-cell>
          <table:table-cell table:formula="of:=[.$I$2]+[.$J$2]*[.A45]" office:value-type="float" office:value="-0.376265830710875" calcext:value-type="float">
            <text:p>-0.376265830710875</text:p>
          </table:table-cell>
          <table:table-cell table:formula="of:=[.$K$2]+[.$L$2]*([.A45]*[.$M$2] + [.B45]*SQRT(1-[.$M$2]*[.M$2]))" office:value-type="float" office:value="-2.32252450568685" calcext:value-type="float">
            <text:p>-2.32252450568685</text:p>
          </table:table-cell>
          <table:table-cell table:number-columns-repeated="11"/>
          <table:table-cell office:value-type="float" office:value="0.830320283466993" calcext:value-type="float">
            <text:p>0.830320283466993</text:p>
          </table:table-cell>
          <table:table-cell office:value-type="float" office:value="1.19783685834236" calcext:value-type="float">
            <text:p>1.19783685834236</text:p>
          </table:table-cell>
          <table:table-cell office:value-type="float" office:value="-2.82227183784917" calcext:value-type="float">
            <text:p>-2.82227183784917</text:p>
          </table:table-cell>
          <table:table-cell office:value-type="float" office:value="-4.02010869619153" calcext:value-type="float">
            <text:p>-4.0201086961915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41115342941721" calcext:value-type="float">
            <text:p>1.41115342941721</text:p>
          </table:table-cell>
          <table:table-cell table:formula="of:=NORMINV(RAND(); 0; 1)" office:value-type="float" office:value="-0.248136240751167" calcext:value-type="float">
            <text:p>-0.248136240751167</text:p>
          </table:table-cell>
          <table:table-cell table:formula="of:=[.$I$2]+[.$J$2]*[.A46]" office:value-type="float" office:value="1.41115342941721" calcext:value-type="float">
            <text:p>1.41115342941721</text:p>
          </table:table-cell>
          <table:table-cell table:formula="of:=[.$K$2]+[.$L$2]*([.A46]*[.$M$2] + [.B46]*SQRT(1-[.$M$2]*[.M$2]))" office:value-type="float" office:value="1.47205327985557" calcext:value-type="float">
            <text:p>1.47205327985557</text:p>
          </table:table-cell>
          <table:table-cell table:number-columns-repeated="11"/>
          <table:table-cell office:value-type="float" office:value="-1.36541274290464" calcext:value-type="float">
            <text:p>-1.36541274290464</text:p>
          </table:table-cell>
          <table:table-cell office:value-type="float" office:value="-1.43470429404288" calcext:value-type="float">
            <text:p>-1.43470429404288</text:p>
          </table:table-cell>
          <table:table-cell office:value-type="float" office:value="-3.25669484345202" calcext:value-type="float">
            <text:p>-3.25669484345202</text:p>
          </table:table-cell>
          <table:table-cell office:value-type="float" office:value="-1.82199054940914" calcext:value-type="float">
            <text:p>-1.8219905494091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36738825225126" calcext:value-type="float">
            <text:p>-1.36738825225126</text:p>
          </table:table-cell>
          <table:table-cell table:formula="of:=NORMINV(RAND(); 0; 1)" office:value-type="float" office:value="-0.234605830985799" calcext:value-type="float">
            <text:p>-0.234605830985799</text:p>
          </table:table-cell>
          <table:table-cell table:formula="of:=[.$I$2]+[.$J$2]*[.A47]" office:value-type="float" office:value="-1.36738825225126" calcext:value-type="float">
            <text:p>-1.36738825225126</text:p>
          </table:table-cell>
          <table:table-cell table:formula="of:=[.$K$2]+[.$L$2]*([.A47]*[.$M$2] + [.B47]*SQRT(1-[.$M$2]*[.M$2]))" office:value-type="float" office:value="-2.66060620690587" calcext:value-type="float">
            <text:p>-2.66060620690587</text:p>
          </table:table-cell>
          <table:table-cell table:number-columns-repeated="11"/>
          <table:table-cell office:value-type="float" office:value="-0.499072473604029" calcext:value-type="float">
            <text:p>-0.499072473604029</text:p>
          </table:table-cell>
          <table:table-cell office:value-type="float" office:value="-0.3960186325756" calcext:value-type="float">
            <text:p>-0.3960186325756</text:p>
          </table:table-cell>
          <table:table-cell office:value-type="float" office:value="3.00457913663882" calcext:value-type="float">
            <text:p>3.00457913663882</text:p>
          </table:table-cell>
          <table:table-cell office:value-type="float" office:value="3.40059776921442" calcext:value-type="float">
            <text:p>3.4005977692144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05324678847027" calcext:value-type="float">
            <text:p>1.05324678847027</text:p>
          </table:table-cell>
          <table:table-cell table:formula="of:=NORMINV(RAND(); 0; 1)" office:value-type="float" office:value="0.403458111325585" calcext:value-type="float">
            <text:p>0.403458111325585</text:p>
          </table:table-cell>
          <table:table-cell table:formula="of:=[.$I$2]+[.$J$2]*[.A48]" office:value-type="float" office:value="1.05324678847027" calcext:value-type="float">
            <text:p>1.05324678847027</text:p>
          </table:table-cell>
          <table:table-cell table:formula="of:=[.$K$2]+[.$L$2]*([.A48]*[.$M$2] + [.B48]*SQRT(1-[.$M$2]*[.M$2]))" office:value-type="float" office:value="2.62808510401795" calcext:value-type="float">
            <text:p>2.62808510401795</text:p>
          </table:table-cell>
          <table:table-cell table:number-columns-repeated="11"/>
          <table:table-cell office:value-type="float" office:value="-0.849354814002072" calcext:value-type="float">
            <text:p>-0.849354814002072</text:p>
          </table:table-cell>
          <table:table-cell office:value-type="float" office:value="-0.815984386597825" calcext:value-type="float">
            <text:p>-0.815984386597825</text:p>
          </table:table-cell>
          <table:table-cell office:value-type="float" office:value="1.93541157261633" calcext:value-type="float">
            <text:p>1.93541157261633</text:p>
          </table:table-cell>
          <table:table-cell office:value-type="float" office:value="2.75139595921415" calcext:value-type="float">
            <text:p>2.7513959592141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16266597067926" calcext:value-type="float">
            <text:p>1.16266597067926</text:p>
          </table:table-cell>
          <table:table-cell table:formula="of:=NORMINV(RAND(); 0; 1)" office:value-type="float" office:value="0.536382728376039" calcext:value-type="float">
            <text:p>0.536382728376039</text:p>
          </table:table-cell>
          <table:table-cell table:formula="of:=[.$I$2]+[.$J$2]*[.A49]" office:value-type="float" office:value="1.16266597067926" calcext:value-type="float">
            <text:p>1.16266597067926</text:p>
          </table:table-cell>
          <table:table-cell table:formula="of:=[.$K$2]+[.$L$2]*([.A49]*[.$M$2] + [.B49]*SQRT(1-[.$M$2]*[.M$2]))" office:value-type="float" office:value="3.13756216279346" calcext:value-type="float">
            <text:p>3.13756216279346</text:p>
          </table:table-cell>
          <table:table-cell table:number-columns-repeated="11"/>
          <table:table-cell office:value-type="float" office:value="-0.270133486785836" calcext:value-type="float">
            <text:p>-0.270133486785836</text:p>
          </table:table-cell>
          <table:table-cell office:value-type="float" office:value="-0.121535670874104" calcext:value-type="float">
            <text:p>-0.121535670874104</text:p>
          </table:table-cell>
          <table:table-cell office:value-type="float" office:value="-0.16275529978528" calcext:value-type="float">
            <text:p>-0.16275529978528</text:p>
          </table:table-cell>
          <table:table-cell office:value-type="float" office:value="-0.0412196289111762" calcext:value-type="float">
            <text:p>-0.041219628911176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0156149101417221" calcext:value-type="float">
            <text:p>0.0156149101417221</text:p>
          </table:table-cell>
          <table:table-cell table:formula="of:=NORMINV(RAND(); 0; 1)" office:value-type="float" office:value="-0.25089866828854" calcext:value-type="float">
            <text:p>-0.25089866828854</text:p>
          </table:table-cell>
          <table:table-cell table:formula="of:=[.$I$2]+[.$J$2]*[.A50]" office:value-type="float" office:value="0.0156149101417221" calcext:value-type="float">
            <text:p>0.0156149101417221</text:p>
          </table:table-cell>
          <table:table-cell table:formula="of:=[.$K$2]+[.$L$2]*([.A50]*[.$M$2] + [.B50]*SQRT(1-[.$M$2]*[.M$2]))" office:value-type="float" office:value="-0.628431496328098" calcext:value-type="float">
            <text:p>-0.628431496328098</text:p>
          </table:table-cell>
          <table:table-cell table:number-columns-repeated="11"/>
          <table:table-cell office:value-type="float" office:value="-0.484961938510398" calcext:value-type="float">
            <text:p>-0.484961938510398</text:p>
          </table:table-cell>
          <table:table-cell office:value-type="float" office:value="-0.3791010183347" calcext:value-type="float">
            <text:p>-0.3791010183347</text:p>
          </table:table-cell>
          <table:table-cell office:value-type="float" office:value="3.72442085716044" calcext:value-type="float">
            <text:p>3.72442085716044</text:p>
          </table:table-cell>
          <table:table-cell office:value-type="float" office:value="4.10352187549514" calcext:value-type="float">
            <text:p>4.1035218754951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95102814170719" calcext:value-type="float">
            <text:p>-1.95102814170719</text:p>
          </table:table-cell>
          <table:table-cell table:formula="of:=NORMINV(RAND(); 0; 1)" office:value-type="float" office:value="1.14528090535109" calcext:value-type="float">
            <text:p>1.14528090535109</text:p>
          </table:table-cell>
          <table:table-cell table:formula="of:=[.$I$2]+[.$J$2]*[.A51]" office:value-type="float" office:value="-1.95102814170719" calcext:value-type="float">
            <text:p>-1.95102814170719</text:p>
          </table:table-cell>
          <table:table-cell table:formula="of:=[.$K$2]+[.$L$2]*([.A51]*[.$M$2] + [.B51]*SQRT(1-[.$M$2]*[.M$2]))" office:value-type="float" office:value="0.0489848629490799" calcext:value-type="float">
            <text:p>0.0489848629490799</text:p>
          </table:table-cell>
          <table:table-cell table:number-columns-repeated="11"/>
          <table:table-cell office:value-type="float" office:value="0.961866954536521" calcext:value-type="float">
            <text:p>0.961866954536521</text:p>
          </table:table-cell>
          <table:table-cell office:value-type="float" office:value="1.35555276500797" calcext:value-type="float">
            <text:p>1.35555276500797</text:p>
          </table:table-cell>
          <table:table-cell office:value-type="float" office:value="2.59376576776548" calcext:value-type="float">
            <text:p>2.59376576776548</text:p>
          </table:table-cell>
          <table:table-cell office:value-type="float" office:value="1.23821300275751" calcext:value-type="float">
            <text:p>1.2382130027575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156126466102009" calcext:value-type="float">
            <text:p>0.156126466102009</text:p>
          </table:table-cell>
          <table:table-cell table:formula="of:=NORMINV(RAND(); 0; 1)" office:value-type="float" office:value="-1.04650813562432" calcext:value-type="float">
            <text:p>-1.04650813562432</text:p>
          </table:table-cell>
          <table:table-cell table:formula="of:=[.$I$2]+[.$J$2]*[.A52]" office:value-type="float" office:value="0.156126466102009" calcext:value-type="float">
            <text:p>0.156126466102009</text:p>
          </table:table-cell>
          <table:table-cell table:formula="of:=[.$K$2]+[.$L$2]*([.A52]*[.$M$2] + [.B52]*SQRT(1-[.$M$2]*[.M$2]))" office:value-type="float" office:value="-2.48471819300024" calcext:value-type="float">
            <text:p>-2.48471819300024</text:p>
          </table:table-cell>
          <table:table-cell table:number-columns-repeated="11"/>
          <table:table-cell office:value-type="float" office:value="1.45893691633098" calcext:value-type="float">
            <text:p>1.45893691633098</text:p>
          </table:table-cell>
          <table:table-cell office:value-type="float" office:value="1.95150733431224" calcext:value-type="float">
            <text:p>1.95150733431224</text:p>
          </table:table-cell>
          <table:table-cell office:value-type="float" office:value="-2.58653930359838" calcext:value-type="float">
            <text:p>-2.58653930359838</text:p>
          </table:table-cell>
          <table:table-cell office:value-type="float" office:value="-4.53804663791063" calcext:value-type="float">
            <text:p>-4.5380466379106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147111188912373" calcext:value-type="float">
            <text:p>-0.147111188912373</text:p>
          </table:table-cell>
          <table:table-cell table:formula="of:=NORMINV(RAND(); 0; 1)" office:value-type="float" office:value="0.0676326316886926" calcext:value-type="float">
            <text:p>0.0676326316886926</text:p>
          </table:table-cell>
          <table:table-cell table:formula="of:=[.$I$2]+[.$J$2]*[.A53]" office:value-type="float" office:value="-0.147111188912373" calcext:value-type="float">
            <text:p>-0.147111188912373</text:p>
          </table:table-cell>
          <table:table-cell table:formula="of:=[.$K$2]+[.$L$2]*([.A53]*[.$M$2] + [.B53]*SQRT(1-[.$M$2]*[.M$2]))" office:value-type="float" office:value="-0.0449520518669469" calcext:value-type="float">
            <text:p>-0.0449520518669469</text:p>
          </table:table-cell>
          <table:table-cell table:number-columns-repeated="11"/>
          <table:table-cell office:value-type="float" office:value="0.582801481064821" calcext:value-type="float">
            <text:p>0.582801481064821</text:p>
          </table:table-cell>
          <table:table-cell office:value-type="float" office:value="0.901077905643282" calcext:value-type="float">
            <text:p>0.901077905643282</text:p>
          </table:table-cell>
          <table:table-cell office:value-type="float" office:value="1.08920154061307" calcext:value-type="float">
            <text:p>1.08920154061307</text:p>
          </table:table-cell>
          <table:table-cell office:value-type="float" office:value="0.188123634969785" calcext:value-type="float">
            <text:p>0.18812363496978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13839598793829" calcext:value-type="float">
            <text:p>-1.13839598793829</text:p>
          </table:table-cell>
          <table:table-cell table:formula="of:=NORMINV(RAND(); 0; 1)" office:value-type="float" office:value="1.55314836172529" calcext:value-type="float">
            <text:p>1.55314836172529</text:p>
          </table:table-cell>
          <table:table-cell table:formula="of:=[.$I$2]+[.$J$2]*[.A54]" office:value-type="float" office:value="-1.13839598793829" calcext:value-type="float">
            <text:p>-1.13839598793829</text:p>
          </table:table-cell>
          <table:table-cell table:formula="of:=[.$K$2]+[.$L$2]*([.A54]*[.$M$2] + [.B54]*SQRT(1-[.$M$2]*[.M$2]))" office:value-type="float" office:value="2.32760382939342" calcext:value-type="float">
            <text:p>2.32760382939342</text:p>
          </table:table-cell>
          <table:table-cell table:number-columns-repeated="11"/>
          <table:table-cell office:value-type="float" office:value="1.67506997126741" calcext:value-type="float">
            <text:p>1.67506997126741</text:p>
          </table:table-cell>
          <table:table-cell office:value-type="float" office:value="2.21063681621064" calcext:value-type="float">
            <text:p>2.21063681621064</text:p>
          </table:table-cell>
          <table:table-cell office:value-type="float" office:value="6.47840183679698" calcext:value-type="float">
            <text:p>6.47840183679698</text:p>
          </table:table-cell>
          <table:table-cell office:value-type="float" office:value="4.26776502058634" calcext:value-type="float">
            <text:p>4.2677650205863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23410233048203" calcext:value-type="float">
            <text:p>1.23410233048203</text:p>
          </table:table-cell>
          <table:table-cell table:formula="of:=NORMINV(RAND(); 0; 1)" office:value-type="float" office:value="-0.353798576019934" calcext:value-type="float">
            <text:p>-0.353798576019934</text:p>
          </table:table-cell>
          <table:table-cell table:formula="of:=[.$I$2]+[.$J$2]*[.A55]" office:value-type="float" office:value="1.23410233048203" calcext:value-type="float">
            <text:p>1.23410233048203</text:p>
          </table:table-cell>
          <table:table-cell table:formula="of:=[.$K$2]+[.$L$2]*([.A55]*[.$M$2] + [.B55]*SQRT(1-[.$M$2]*[.M$2]))" office:value-type="float" office:value="0.93195783175498" calcext:value-type="float">
            <text:p>0.93195783175498</text:p>
          </table:table-cell>
          <table:table-cell table:number-columns-repeated="11"/>
          <table:table-cell office:value-type="float" office:value="-1.25592298311173" calcext:value-type="float">
            <text:p>-1.25592298311173</text:p>
          </table:table-cell>
          <table:table-cell office:value-type="float" office:value="-1.30343319006176" calcext:value-type="float">
            <text:p>-1.30343319006176</text:p>
          </table:table-cell>
          <table:table-cell office:value-type="float" office:value="2.5088360148078" calcext:value-type="float">
            <text:p>2.5088360148078</text:p>
          </table:table-cell>
          <table:table-cell office:value-type="float" office:value="3.81226920486956" calcext:value-type="float">
            <text:p>3.8122692048695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238019010556471" calcext:value-type="float">
            <text:p>-0.238019010556471</text:p>
          </table:table-cell>
          <table:table-cell table:formula="of:=NORMINV(RAND(); 0; 1)" office:value-type="float" office:value="0.0716622004387318" calcext:value-type="float">
            <text:p>0.0716622004387318</text:p>
          </table:table-cell>
          <table:table-cell table:formula="of:=[.$I$2]+[.$J$2]*[.A56]" office:value-type="float" office:value="-0.238019010556471" calcext:value-type="float">
            <text:p>-0.238019010556471</text:p>
          </table:table-cell>
          <table:table-cell table:formula="of:=[.$K$2]+[.$L$2]*([.A56]*[.$M$2] + [.B56]*SQRT(1-[.$M$2]*[.M$2]))" office:value-type="float" office:value="-0.170844657621605" calcext:value-type="float">
            <text:p>-0.170844657621605</text:p>
          </table:table-cell>
          <table:table-cell table:number-columns-repeated="11"/>
          <table:table-cell office:value-type="float" office:value="0.150828091634517" calcext:value-type="float">
            <text:p>0.150828091634517</text:p>
          </table:table-cell>
          <table:table-cell office:value-type="float" office:value="0.383169894627128" calcext:value-type="float">
            <text:p>0.383169894627128</text:p>
          </table:table-cell>
          <table:table-cell office:value-type="float" office:value="-1.7557845804196" calcext:value-type="float">
            <text:p>-1.7557845804196</text:p>
          </table:table-cell>
          <table:table-cell office:value-type="float" office:value="-2.13895447504673" calcext:value-type="float">
            <text:p>-2.1389544750467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2.08207913284088" calcext:value-type="float">
            <text:p>2.08207913284088</text:p>
          </table:table-cell>
          <table:table-cell table:formula="of:=NORMINV(RAND(); 0; 1)" office:value-type="float" office:value="0.282378764460051" calcext:value-type="float">
            <text:p>0.282378764460051</text:p>
          </table:table-cell>
          <table:table-cell table:formula="of:=[.$I$2]+[.$J$2]*[.A57]" office:value-type="float" office:value="2.08207913284088" calcext:value-type="float">
            <text:p>2.08207913284088</text:p>
          </table:table-cell>
          <table:table-cell table:formula="of:=[.$K$2]+[.$L$2]*([.A57]*[.$M$2] + [.B57]*SQRT(1-[.$M$2]*[.M$2]))" office:value-type="float" office:value="3.85676024979633" calcext:value-type="float">
            <text:p>3.85676024979633</text:p>
          </table:table-cell>
          <table:table-cell table:number-columns-repeated="11"/>
          <table:table-cell office:value-type="float" office:value="-2.38376176378667" calcext:value-type="float">
            <text:p>-2.38376176378667</text:p>
          </table:table-cell>
          <table:table-cell office:value-type="float" office:value="-2.65563856645448" calcext:value-type="float">
            <text:p>-2.65563856645448</text:p>
          </table:table-cell>
          <table:table-cell office:value-type="float" office:value="-1.72431853582633" calcext:value-type="float">
            <text:p>-1.72431853582633</text:p>
          </table:table-cell>
          <table:table-cell office:value-type="float" office:value="0.931320030628151" calcext:value-type="float">
            <text:p>0.93132003062815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228437637478133" calcext:value-type="float">
            <text:p>0.228437637478133</text:p>
          </table:table-cell>
          <table:table-cell table:formula="of:=NORMINV(RAND(); 0; 1)" office:value-type="float" office:value="-0.855227366556036" calcext:value-type="float">
            <text:p>-0.855227366556036</text:p>
          </table:table-cell>
          <table:table-cell table:formula="of:=[.$I$2]+[.$J$2]*[.A58]" office:value-type="float" office:value="0.228437637478133" calcext:value-type="float">
            <text:p>0.228437637478133</text:p>
          </table:table-cell>
          <table:table-cell table:formula="of:=[.$K$2]+[.$L$2]*([.A58]*[.$M$2] + [.B58]*SQRT(1-[.$M$2]*[.M$2]))" office:value-type="float" office:value="-1.87928942013038" calcext:value-type="float">
            <text:p>-1.87928942013038</text:p>
          </table:table-cell>
          <table:table-cell table:number-columns-repeated="11"/>
          <table:table-cell office:value-type="float" office:value="-0.561780703578807" calcext:value-type="float">
            <text:p>-0.561780703578807</text:p>
          </table:table-cell>
          <table:table-cell office:value-type="float" office:value="-0.471201723606769" calcext:value-type="float">
            <text:p>-0.471201723606769</text:p>
          </table:table-cell>
          <table:table-cell office:value-type="float" office:value="-1.54652410042123" calcext:value-type="float">
            <text:p>-1.54652410042123</text:p>
          </table:table-cell>
          <table:table-cell office:value-type="float" office:value="-1.07532237681446" calcext:value-type="float">
            <text:p>-1.0753223768144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01278009449738" calcext:value-type="float">
            <text:p>1.01278009449738</text:p>
          </table:table-cell>
          <table:table-cell table:formula="of:=NORMINV(RAND(); 0; 1)" office:value-type="float" office:value="0.563397624215497" calcext:value-type="float">
            <text:p>0.563397624215497</text:p>
          </table:table-cell>
          <table:table-cell table:formula="of:=[.$I$2]+[.$J$2]*[.A59]" office:value-type="float" office:value="1.01278009449738" calcext:value-type="float">
            <text:p>1.01278009449738</text:p>
          </table:table-cell>
          <table:table-cell table:formula="of:=[.$K$2]+[.$L$2]*([.A59]*[.$M$2] + [.B59]*SQRT(1-[.$M$2]*[.M$2]))" office:value-type="float" office:value="2.98292010675333" calcext:value-type="float">
            <text:p>2.98292010675333</text:p>
          </table:table-cell>
          <table:table-cell table:number-columns-repeated="11"/>
          <table:table-cell office:value-type="float" office:value="1.04896383758078" calcext:value-type="float">
            <text:p>1.04896383758078</text:p>
          </table:table-cell>
          <table:table-cell office:value-type="float" office:value="1.459976265545" calcext:value-type="float">
            <text:p>1.459976265545</text:p>
          </table:table-cell>
          <table:table-cell office:value-type="float" office:value="-3.81810954490161" calcext:value-type="float">
            <text:p>-3.81810954490161</text:p>
          </table:table-cell>
          <table:table-cell office:value-type="float" office:value="-5.27808581044661" calcext:value-type="float">
            <text:p>-5.2780858104466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07372451393728" calcext:value-type="float">
            <text:p>-1.07372451393728</text:p>
          </table:table-cell>
          <table:table-cell table:formula="of:=NORMINV(RAND(); 0; 1)" office:value-type="float" office:value="0.472794975350258" calcext:value-type="float">
            <text:p>0.472794975350258</text:p>
          </table:table-cell>
          <table:table-cell table:formula="of:=[.$I$2]+[.$J$2]*[.A60]" office:value-type="float" office:value="-1.07372451393728" calcext:value-type="float">
            <text:p>-1.07372451393728</text:p>
          </table:table-cell>
          <table:table-cell table:formula="of:=[.$K$2]+[.$L$2]*([.A60]*[.$M$2] + [.B60]*SQRT(1-[.$M$2]*[.M$2]))" office:value-type="float" office:value="-0.382229392601045" calcext:value-type="float">
            <text:p>-0.382229392601045</text:p>
          </table:table-cell>
          <table:table-cell table:number-columns-repeated="11"/>
          <table:table-cell office:value-type="float" office:value="-0.705392263827368" calcext:value-type="float">
            <text:p>-0.705392263827368</text:p>
          </table:table-cell>
          <table:table-cell office:value-type="float" office:value="-0.643382648050632" calcext:value-type="float">
            <text:p>-0.643382648050632</text:p>
          </table:table-cell>
          <table:table-cell office:value-type="float" office:value="-1.0385688538026" calcext:value-type="float">
            <text:p>-1.0385688538026</text:p>
          </table:table-cell>
          <table:table-cell office:value-type="float" office:value="-0.395186205751966" calcext:value-type="float">
            <text:p>-0.39518620575196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120839352677583" calcext:value-type="float">
            <text:p>0.120839352677583</text:p>
          </table:table-cell>
          <table:table-cell table:formula="of:=NORMINV(RAND(); 0; 1)" office:value-type="float" office:value="0.351447986591761" calcext:value-type="float">
            <text:p>0.351447986591761</text:p>
          </table:table-cell>
          <table:table-cell table:formula="of:=[.$I$2]+[.$J$2]*[.A61]" office:value-type="float" office:value="0.120839352677583" calcext:value-type="float">
            <text:p>0.120839352677583</text:p>
          </table:table-cell>
          <table:table-cell table:formula="of:=[.$K$2]+[.$L$2]*([.A61]*[.$M$2] + [.B61]*SQRT(1-[.$M$2]*[.M$2]))" office:value-type="float" office:value="1.09434768250845" calcext:value-type="float">
            <text:p>1.09434768250845</text:p>
          </table:table-cell>
          <table:table-cell table:number-columns-repeated="11"/>
          <table:table-cell office:value-type="float" office:value="-0.596804175861735" calcext:value-type="float">
            <text:p>-0.596804175861735</text:p>
          </table:table-cell>
          <table:table-cell office:value-type="float" office:value="-0.513192589972062" calcext:value-type="float">
            <text:p>-0.513192589972062</text:p>
          </table:table-cell>
          <table:table-cell office:value-type="float" office:value="-1.21137461432422" calcext:value-type="float">
            <text:p>-1.21137461432422</text:p>
          </table:table-cell>
          <table:table-cell office:value-type="float" office:value="-0.698182024352157" calcext:value-type="float">
            <text:p>-0.698182024352157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756499417071471" calcext:value-type="float">
            <text:p>0.756499417071471</text:p>
          </table:table-cell>
          <table:table-cell table:formula="of:=NORMINV(RAND(); 0; 1)" office:value-type="float" office:value="-1.6052415625051" calcext:value-type="float">
            <text:p>-1.6052415625051</text:p>
          </table:table-cell>
          <table:table-cell table:formula="of:=[.$I$2]+[.$J$2]*[.A62]" office:value-type="float" office:value="0.756499417071471" calcext:value-type="float">
            <text:p>0.756499417071471</text:p>
          </table:table-cell>
          <table:table-cell table:formula="of:=[.$K$2]+[.$L$2]*([.A62]*[.$M$2] + [.B62]*SQRT(1-[.$M$2]*[.M$2]))" office:value-type="float" office:value="-3.03579079141292" calcext:value-type="float">
            <text:p>-3.03579079141292</text:p>
          </table:table-cell>
          <table:table-cell table:number-columns-repeated="11"/>
          <table:table-cell office:value-type="float" office:value="2.11654264585023" calcext:value-type="float">
            <text:p>2.11654264585023</text:p>
          </table:table-cell>
          <table:table-cell office:value-type="float" office:value="2.73993385256908" calcext:value-type="float">
            <text:p>2.73993385256908</text:p>
          </table:table-cell>
          <table:table-cell office:value-type="float" office:value="3.00719359771359" calcext:value-type="float">
            <text:p>3.00719359771359</text:p>
          </table:table-cell>
          <table:table-cell office:value-type="float" office:value="0.267259745144501" calcext:value-type="float">
            <text:p>0.26725974514450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3273371655372" calcext:value-type="float">
            <text:p>0.3273371655372</text:p>
          </table:table-cell>
          <table:table-cell table:formula="of:=NORMINV(RAND(); 0; 1)" office:value-type="float" office:value="0.642841642436746" calcext:value-type="float">
            <text:p>0.642841642436746</text:p>
          </table:table-cell>
          <table:table-cell table:formula="of:=[.$I$2]+[.$J$2]*[.A63]" office:value-type="float" office:value="0.3273371655372" calcext:value-type="float">
            <text:p>0.3273371655372</text:p>
          </table:table-cell>
          <table:table-cell table:formula="of:=[.$K$2]+[.$L$2]*([.A63]*[.$M$2] + [.B63]*SQRT(1-[.$M$2]*[.M$2]))" office:value-type="float" office:value="2.161157327188" calcext:value-type="float">
            <text:p>2.161157327188</text:p>
          </table:table-cell>
          <table:table-cell table:number-columns-repeated="11"/>
          <table:table-cell office:value-type="float" office:value="-1.26327689951861" calcext:value-type="float">
            <text:p>-1.26327689951861</text:p>
          </table:table-cell>
          <table:table-cell office:value-type="float" office:value="-1.31225005775004" calcext:value-type="float">
            <text:p>-1.31225005775004</text:p>
          </table:table-cell>
          <table:table-cell office:value-type="float" office:value="-0.624071384612672" calcext:value-type="float">
            <text:p>-0.624071384612672</text:p>
          </table:table-cell>
          <table:table-cell office:value-type="float" office:value="0.688178673137368" calcext:value-type="float">
            <text:p>0.68817867313736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0504466535400763" calcext:value-type="float">
            <text:p>0.0504466535400763</text:p>
          </table:table-cell>
          <table:table-cell table:formula="of:=NORMINV(RAND(); 0; 1)" office:value-type="float" office:value="-0.637029945988569" calcext:value-type="float">
            <text:p>-0.637029945988569</text:p>
          </table:table-cell>
          <table:table-cell table:formula="of:=[.$I$2]+[.$J$2]*[.A64]" office:value-type="float" office:value="0.0504466535400763" calcext:value-type="float">
            <text:p>0.0504466535400763</text:p>
          </table:table-cell>
          <table:table-cell table:formula="of:=[.$K$2]+[.$L$2]*([.A64]*[.$M$2] + [.B64]*SQRT(1-[.$M$2]*[.M$2]))" office:value-type="float" office:value="-1.57938236828247" calcext:value-type="float">
            <text:p>-1.57938236828247</text:p>
          </table:table-cell>
          <table:table-cell table:number-columns-repeated="11"/>
          <table:table-cell office:value-type="float" office:value="-0.0089940665647025" calcext:value-type="float">
            <text:p>-0.0089940665647025</text:p>
          </table:table-cell>
          <table:table-cell office:value-type="float" office:value="0.191553517103434" calcext:value-type="float">
            <text:p>0.191553517103434</text:p>
          </table:table-cell>
          <table:table-cell office:value-type="float" office:value="-1.40054220391575" calcext:value-type="float">
            <text:p>-1.40054220391575</text:p>
          </table:table-cell>
          <table:table-cell office:value-type="float" office:value="-1.59209572101919" calcext:value-type="float">
            <text:p>-1.5920957210191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0811842301166925" calcext:value-type="float">
            <text:p>-0.0811842301166925</text:p>
          </table:table-cell>
          <table:table-cell table:formula="of:=NORMINV(RAND(); 0; 1)" office:value-type="float" office:value="0.215963164029297" calcext:value-type="float">
            <text:p>0.215963164029297</text:p>
          </table:table-cell>
          <table:table-cell table:formula="of:=[.$I$2]+[.$J$2]*[.A65]" office:value-type="float" office:value="-0.0811842301166925" calcext:value-type="float">
            <text:p>-0.0811842301166925</text:p>
          </table:table-cell>
          <table:table-cell table:formula="of:=[.$K$2]+[.$L$2]*([.A65]*[.$M$2] + [.B65]*SQRT(1-[.$M$2]*[.M$2]))" office:value-type="float" office:value="0.439312413818071" calcext:value-type="float">
            <text:p>0.439312413818071</text:p>
          </table:table-cell>
          <table:table-cell table:number-columns-repeated="11"/>
          <table:table-cell office:value-type="float" office:value="-1.01369818591374" calcext:value-type="float">
            <text:p>-1.01369818591374</text:p>
          </table:table-cell>
          <table:table-cell office:value-type="float" office:value="-1.01302140543528" calcext:value-type="float">
            <text:p>-1.01302140543528</text:p>
          </table:table-cell>
          <table:table-cell office:value-type="float" office:value="3.73768087018721" calcext:value-type="float">
            <text:p>3.73768087018721</text:p>
          </table:table-cell>
          <table:table-cell office:value-type="float" office:value="4.75070227562249" calcext:value-type="float">
            <text:p>4.7507022756224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52910861826562" calcext:value-type="float">
            <text:p>-1.52910861826562</text:p>
          </table:table-cell>
          <table:table-cell table:formula="of:=NORMINV(RAND(); 0; 1)" office:value-type="float" office:value="0.914347393784625" calcext:value-type="float">
            <text:p>0.914347393784625</text:p>
          </table:table-cell>
          <table:table-cell table:formula="of:=[.$I$2]+[.$J$2]*[.A66]" office:value-type="float" office:value="-1.52910861826562" calcext:value-type="float">
            <text:p>-1.52910861826562</text:p>
          </table:table-cell>
          <table:table-cell table:formula="of:=[.$K$2]+[.$L$2]*([.A66]*[.$M$2] + [.B66]*SQRT(1-[.$M$2]*[.M$2]))" office:value-type="float" office:value="0.0818812853063142" calcext:value-type="float">
            <text:p>0.0818812853063142</text:p>
          </table:table-cell>
          <table:table-cell table:number-columns-repeated="11"/>
          <table:table-cell office:value-type="float" office:value="1.1075417239042" calcext:value-type="float">
            <text:p>1.1075417239042</text:p>
          </table:table-cell>
          <table:table-cell office:value-type="float" office:value="1.5302073430549" calcext:value-type="float">
            <text:p>1.5302073430549</text:p>
          </table:table-cell>
          <table:table-cell office:value-type="float" office:value="-1.04375989342112" calcext:value-type="float">
            <text:p>-1.04375989342112</text:p>
          </table:table-cell>
          <table:table-cell office:value-type="float" office:value="-2.57396723647602" calcext:value-type="float">
            <text:p>-2.5739672364760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101356570991967" calcext:value-type="float">
            <text:p>0.101356570991967</text:p>
          </table:table-cell>
          <table:table-cell table:formula="of:=NORMINV(RAND(); 0; 1)" office:value-type="float" office:value="0.481578799202245" calcext:value-type="float">
            <text:p>0.481578799202245</text:p>
          </table:table-cell>
          <table:table-cell table:formula="of:=[.$I$2]+[.$J$2]*[.A67]" office:value-type="float" office:value="0.101356570991967" calcext:value-type="float">
            <text:p>0.101356570991967</text:p>
          </table:table-cell>
          <table:table-cell table:formula="of:=[.$K$2]+[.$L$2]*([.A67]*[.$M$2] + [.B67]*SQRT(1-[.$M$2]*[.M$2]))" office:value-type="float" office:value="1.4032132785874" calcext:value-type="float">
            <text:p>1.4032132785874</text:p>
          </table:table-cell>
          <table:table-cell table:number-columns-repeated="11"/>
          <table:table-cell office:value-type="float" office:value="-1.06200253313386" calcext:value-type="float">
            <text:p>-1.06200253313386</text:p>
          </table:table-cell>
          <table:table-cell office:value-type="float" office:value="-1.07093517745073" calcext:value-type="float">
            <text:p>-1.07093517745073</text:p>
          </table:table-cell>
          <table:table-cell office:value-type="float" office:value="-4.47173716694283" calcext:value-type="float">
            <text:p>-4.47173716694283</text:p>
          </table:table-cell>
          <table:table-cell office:value-type="float" office:value="-3.4008019894921" calcext:value-type="float">
            <text:p>-3.400801989492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2.25361090339175" calcext:value-type="float">
            <text:p>-2.25361090339175</text:p>
          </table:table-cell>
          <table:table-cell table:formula="of:=NORMINV(RAND(); 0; 1)" office:value-type="float" office:value="-0.786850848588102" calcext:value-type="float">
            <text:p>-0.786850848588102</text:p>
          </table:table-cell>
          <table:table-cell table:formula="of:=[.$I$2]+[.$J$2]*[.A68]" office:value-type="float" office:value="-2.25361090339175" calcext:value-type="float">
            <text:p>-2.25361090339175</text:p>
          </table:table-cell>
          <table:table-cell table:formula="of:=[.$K$2]+[.$L$2]*([.A68]*[.$M$2] + [.B68]*SQRT(1-[.$M$2]*[.M$2]))" office:value-type="float" office:value="-5.42471482668755" calcext:value-type="float">
            <text:p>-5.42471482668755</text:p>
          </table:table-cell>
          <table:table-cell table:number-columns-repeated="11"/>
          <table:table-cell office:value-type="float" office:value="-0.207419458227707" calcext:value-type="float">
            <text:p>-0.207419458227707</text:p>
          </table:table-cell>
          <table:table-cell office:value-type="float" office:value="-0.0463456277184686" calcext:value-type="float">
            <text:p>-0.0463456277184686</text:p>
          </table:table-cell>
          <table:table-cell office:value-type="float" office:value="-5.29207901797309" calcext:value-type="float">
            <text:p>-5.29207901797309</text:p>
          </table:table-cell>
          <table:table-cell office:value-type="float" office:value="-5.24573339025462" calcext:value-type="float">
            <text:p>-5.2457333902546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485340215829414" calcext:value-type="float">
            <text:p>-0.485340215829414</text:p>
          </table:table-cell>
          <table:table-cell table:formula="of:=NORMINV(RAND(); 0; 1)" office:value-type="float" office:value="-0.311640713241793" calcext:value-type="float">
            <text:p>-0.311640713241793</text:p>
          </table:table-cell>
          <table:table-cell table:formula="of:=[.$I$2]+[.$J$2]*[.A69]" office:value-type="float" office:value="-0.485340215829414" calcext:value-type="float">
            <text:p>-0.485340215829414</text:p>
          </table:table-cell>
          <table:table-cell table:formula="of:=[.$K$2]+[.$L$2]*([.A69]*[.$M$2] + [.B69]*SQRT(1-[.$M$2]*[.M$2]))" office:value-type="float" office:value="-1.5376766473068" calcext:value-type="float">
            <text:p>-1.5376766473068</text:p>
          </table:table-cell>
          <table:table-cell table:number-columns-repeated="11"/>
          <table:table-cell office:value-type="float" office:value="-0.401709301627892" calcext:value-type="float">
            <text:p>-0.401709301627892</text:p>
          </table:table-cell>
          <table:table-cell office:value-type="float" office:value="-0.279286519028313" calcext:value-type="float">
            <text:p>-0.279286519028313</text:p>
          </table:table-cell>
          <table:table-cell office:value-type="float" office:value="0.171745549485755" calcext:value-type="float">
            <text:p>0.171745549485755</text:p>
          </table:table-cell>
          <table:table-cell office:value-type="float" office:value="0.451032068514068" calcext:value-type="float">
            <text:p>0.45103206851406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51092342285637" calcext:value-type="float">
            <text:p>1.51092342285637</text:p>
          </table:table-cell>
          <table:table-cell table:formula="of:=NORMINV(RAND(); 0; 1)" office:value-type="float" office:value="-0.737745189516951" calcext:value-type="float">
            <text:p>-0.737745189516951</text:p>
          </table:table-cell>
          <table:table-cell table:formula="of:=[.$I$2]+[.$J$2]*[.A70]" office:value-type="float" office:value="1.51092342285637" calcext:value-type="float">
            <text:p>1.51092342285637</text:p>
          </table:table-cell>
          <table:table-cell table:formula="of:=[.$K$2]+[.$L$2]*([.A70]*[.$M$2] + [.B70]*SQRT(1-[.$M$2]*[.M$2]))" office:value-type="float" office:value="0.349666907360217" calcext:value-type="float">
            <text:p>0.349666907360217</text:p>
          </table:table-cell>
          <table:table-cell table:number-columns-repeated="11"/>
          <table:table-cell office:value-type="float" office:value="-0.909802223429359" calcext:value-type="float">
            <text:p>-0.909802223429359</text:p>
          </table:table-cell>
          <table:table-cell office:value-type="float" office:value="-0.888456900770174" calcext:value-type="float">
            <text:p>-0.888456900770174</text:p>
          </table:table-cell>
          <table:table-cell office:value-type="float" office:value="-3.42606185479639" calcext:value-type="float">
            <text:p>-3.42606185479639</text:p>
          </table:table-cell>
          <table:table-cell office:value-type="float" office:value="-2.53760495402621" calcext:value-type="float">
            <text:p>-2.5376049540262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105982622653575" calcext:value-type="float">
            <text:p>0.105982622653575</text:p>
          </table:table-cell>
          <table:table-cell table:formula="of:=NORMINV(RAND(); 0; 1)" office:value-type="float" office:value="0.39322670119342" calcext:value-type="float">
            <text:p>0.39322670119342</text:p>
          </table:table-cell>
          <table:table-cell table:formula="of:=[.$I$2]+[.$J$2]*[.A71]" office:value-type="float" office:value="0.105982622653575" calcext:value-type="float">
            <text:p>0.105982622653575</text:p>
          </table:table-cell>
          <table:table-cell table:formula="of:=[.$K$2]+[.$L$2]*([.A71]*[.$M$2] + [.B71]*SQRT(1-[.$M$2]*[.M$2]))" office:value-type="float" office:value="1.18060687201993" calcext:value-type="float">
            <text:p>1.18060687201993</text:p>
          </table:table-cell>
          <table:table-cell table:number-columns-repeated="11"/>
          <table:table-cell office:value-type="float" office:value="-0.0261439389503434" calcext:value-type="float">
            <text:p>-0.0261439389503434</text:p>
          </table:table-cell>
          <table:table-cell office:value-type="float" office:value="0.170991935038988" calcext:value-type="float">
            <text:p>0.170991935038988</text:p>
          </table:table-cell>
          <table:table-cell office:value-type="float" office:value="-1.67713293067336" calcext:value-type="float">
            <text:p>-1.67713293067336</text:p>
          </table:table-cell>
          <table:table-cell office:value-type="float" office:value="-1.84812486571235" calcext:value-type="float">
            <text:p>-1.8481248657123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0662169996021942" calcext:value-type="float">
            <text:p>0.0662169996021942</text:p>
          </table:table-cell>
          <table:table-cell table:formula="of:=NORMINV(RAND(); 0; 1)" office:value-type="float" office:value="1.29932404033742" calcext:value-type="float">
            <text:p>1.29932404033742</text:p>
          </table:table-cell>
          <table:table-cell table:formula="of:=[.$I$2]+[.$J$2]*[.A72]" office:value-type="float" office:value="0.0662169996021942" calcext:value-type="float">
            <text:p>0.0662169996021942</text:p>
          </table:table-cell>
          <table:table-cell table:formula="of:=[.$K$2]+[.$L$2]*([.A72]*[.$M$2] + [.B72]*SQRT(1-[.$M$2]*[.M$2]))" office:value-type="float" office:value="3.47506837944341" calcext:value-type="float">
            <text:p>3.47506837944341</text:p>
          </table:table-cell>
          <table:table-cell table:number-columns-repeated="11"/>
          <table:table-cell office:value-type="float" office:value="-0.3957341760088" calcext:value-type="float">
            <text:p>-0.3957341760088</text:p>
          </table:table-cell>
          <table:table-cell office:value-type="float" office:value="-0.272122731858375" calcext:value-type="float">
            <text:p>-0.272122731858375</text:p>
          </table:table-cell>
          <table:table-cell office:value-type="float" office:value="-1.09876619559865" calcext:value-type="float">
            <text:p>-1.09876619559865</text:p>
          </table:table-cell>
          <table:table-cell office:value-type="float" office:value="-0.826643463740273" calcext:value-type="float">
            <text:p>-0.82664346374027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49678874817291" calcext:value-type="float">
            <text:p>0.49678874817291</text:p>
          </table:table-cell>
          <table:table-cell table:formula="of:=NORMINV(RAND(); 0; 1)" office:value-type="float" office:value="0.396797717467463" calcext:value-type="float">
            <text:p>0.396797717467463</text:p>
          </table:table-cell>
          <table:table-cell table:formula="of:=[.$I$2]+[.$J$2]*[.A73]" office:value-type="float" office:value="0.49678874817291" calcext:value-type="float">
            <text:p>0.49678874817291</text:p>
          </table:table-cell>
          <table:table-cell table:formula="of:=[.$K$2]+[.$L$2]*([.A73]*[.$M$2] + [.B73]*SQRT(1-[.$M$2]*[.M$2]))" office:value-type="float" office:value="1.77609383273088" calcext:value-type="float">
            <text:p>1.77609383273088</text:p>
          </table:table-cell>
          <table:table-cell table:number-columns-repeated="11"/>
          <table:table-cell office:value-type="float" office:value="-0.0249574071937581" calcext:value-type="float">
            <text:p>-0.0249574071937581</text:p>
          </table:table-cell>
          <table:table-cell office:value-type="float" office:value="0.172414509477823" calcext:value-type="float">
            <text:p>0.172414509477823</text:p>
          </table:table-cell>
          <table:table-cell office:value-type="float" office:value="-2.42061476181015" calcext:value-type="float">
            <text:p>-2.42061476181015</text:p>
          </table:table-cell>
          <table:table-cell office:value-type="float" office:value="-2.59302927128797" calcext:value-type="float">
            <text:p>-2.59302927128797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483054701811351" calcext:value-type="float">
            <text:p>-0.483054701811351</text:p>
          </table:table-cell>
          <table:table-cell table:formula="of:=NORMINV(RAND(); 0; 1)" office:value-type="float" office:value="-1.30644226153674" calcext:value-type="float">
            <text:p>-1.30644226153674</text:p>
          </table:table-cell>
          <table:table-cell table:formula="of:=[.$I$2]+[.$J$2]*[.A74]" office:value-type="float" office:value="-0.483054701811351" calcext:value-type="float">
            <text:p>-0.483054701811351</text:p>
          </table:table-cell>
          <table:table-cell table:formula="of:=[.$K$2]+[.$L$2]*([.A74]*[.$M$2] + [.B74]*SQRT(1-[.$M$2]*[.M$2]))" office:value-type="float" office:value="-4.11881861392224" calcext:value-type="float">
            <text:p>-4.11881861392224</text:p>
          </table:table-cell>
          <table:table-cell table:number-columns-repeated="11"/>
          <table:table-cell office:value-type="float" office:value="0.406681980050553" calcext:value-type="float">
            <text:p>0.406681980050553</text:p>
          </table:table-cell>
          <table:table-cell office:value-type="float" office:value="0.689922073586702" calcext:value-type="float">
            <text:p>0.689922073586702</text:p>
          </table:table-cell>
          <table:table-cell office:value-type="float" office:value="2.74574567926576" calcext:value-type="float">
            <text:p>2.74574567926576</text:p>
          </table:table-cell>
          <table:table-cell office:value-type="float" office:value="2.05582360567905" calcext:value-type="float">
            <text:p>2.0558236056790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46643833176852" calcext:value-type="float">
            <text:p>-1.46643833176852</text:p>
          </table:table-cell>
          <table:table-cell table:formula="of:=NORMINV(RAND(); 0; 1)" office:value-type="float" office:value="-0.516040882161995" calcext:value-type="float">
            <text:p>-0.516040882161995</text:p>
          </table:table-cell>
          <table:table-cell table:formula="of:=[.$I$2]+[.$J$2]*[.A75]" office:value-type="float" office:value="-1.46643833176852" calcext:value-type="float">
            <text:p>-1.46643833176852</text:p>
          </table:table-cell>
          <table:table-cell table:formula="of:=[.$K$2]+[.$L$2]*([.A75]*[.$M$2] + [.B75]*SQRT(1-[.$M$2]*[.M$2]))" office:value-type="float" office:value="-3.54037103768363" calcext:value-type="float">
            <text:p>-3.54037103768363</text:p>
          </table:table-cell>
          <table:table-cell table:number-columns-repeated="11"/>
          <table:table-cell office:value-type="float" office:value="-0.376265830710875" calcext:value-type="float">
            <text:p>-0.376265830710875</text:p>
          </table:table-cell>
          <table:table-cell office:value-type="float" office:value="-0.248781451497745" calcext:value-type="float">
            <text:p>-0.248781451497745</text:p>
          </table:table-cell>
          <table:table-cell office:value-type="float" office:value="-2.32252450568685" calcext:value-type="float">
            <text:p>-2.32252450568685</text:p>
          </table:table-cell>
          <table:table-cell office:value-type="float" office:value="-2.07374305418911" calcext:value-type="float">
            <text:p>-2.0737430541891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927659694848787" calcext:value-type="float">
            <text:p>-0.927659694848787</text:p>
          </table:table-cell>
          <table:table-cell table:formula="of:=NORMINV(RAND(); 0; 1)" office:value-type="float" office:value="-0.147979906591472" calcext:value-type="float">
            <text:p>-0.147979906591472</text:p>
          </table:table-cell>
          <table:table-cell table:formula="of:=[.$I$2]+[.$J$2]*[.A76]" office:value-type="float" office:value="-0.927659694848787" calcext:value-type="float">
            <text:p>-0.927659694848787</text:p>
          </table:table-cell>
          <table:table-cell table:formula="of:=[.$K$2]+[.$L$2]*([.A76]*[.$M$2] + [.B76]*SQRT(1-[.$M$2]*[.M$2]))" office:value-type="float" office:value="-1.77595261734677" calcext:value-type="float">
            <text:p>-1.77595261734677</text:p>
          </table:table-cell>
          <table:table-cell table:number-columns-repeated="11"/>
          <table:table-cell office:value-type="float" office:value="1.41115342941721" calcext:value-type="float">
            <text:p>1.41115342941721</text:p>
          </table:table-cell>
          <table:table-cell office:value-type="float" office:value="1.8942180399426" calcext:value-type="float">
            <text:p>1.8942180399426</text:p>
          </table:table-cell>
          <table:table-cell office:value-type="float" office:value="1.47205327985557" calcext:value-type="float">
            <text:p>1.47205327985557</text:p>
          </table:table-cell>
          <table:table-cell office:value-type="float" office:value="-0.422164760087025" calcext:value-type="float">
            <text:p>-0.42216476008702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737572669646117" calcext:value-type="float">
            <text:p>0.737572669646117</text:p>
          </table:table-cell>
          <table:table-cell table:formula="of:=NORMINV(RAND(); 0; 1)" office:value-type="float" office:value="0.132673080530055" calcext:value-type="float">
            <text:p>0.132673080530055</text:p>
          </table:table-cell>
          <table:table-cell table:formula="of:=[.$I$2]+[.$J$2]*[.A77]" office:value-type="float" office:value="0.737572669646117" calcext:value-type="float">
            <text:p>0.737572669646117</text:p>
          </table:table-cell>
          <table:table-cell table:formula="of:=[.$K$2]+[.$L$2]*([.A77]*[.$M$2] + [.B77]*SQRT(1-[.$M$2]*[.M$2]))" office:value-type="float" office:value="1.45105377888128" calcext:value-type="float">
            <text:p>1.45105377888128</text:p>
          </table:table-cell>
          <table:table-cell table:number-columns-repeated="11"/>
          <table:table-cell office:value-type="float" office:value="-1.36738825225126" calcext:value-type="float">
            <text:p>-1.36738825225126</text:p>
          </table:table-cell>
          <table:table-cell office:value-type="float" office:value="-1.43707280132015" calcext:value-type="float">
            <text:p>-1.43707280132015</text:p>
          </table:table-cell>
          <table:table-cell office:value-type="float" office:value="-2.66060620690587" calcext:value-type="float">
            <text:p>-2.66060620690587</text:p>
          </table:table-cell>
          <table:table-cell office:value-type="float" office:value="-1.22353340558572" calcext:value-type="float">
            <text:p>-1.2235334055857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780948628811387" calcext:value-type="float">
            <text:p>-0.780948628811387</text:p>
          </table:table-cell>
          <table:table-cell table:formula="of:=NORMINV(RAND(); 0; 1)" office:value-type="float" office:value="0.565936554839709" calcext:value-type="float">
            <text:p>0.565936554839709</text:p>
          </table:table-cell>
          <table:table-cell table:formula="of:=[.$I$2]+[.$J$2]*[.A78]" office:value-type="float" office:value="-0.780948628811387" calcext:value-type="float">
            <text:p>-0.780948628811387</text:p>
          </table:table-cell>
          <table:table-cell table:formula="of:=[.$K$2]+[.$L$2]*([.A78]*[.$M$2] + [.B78]*SQRT(1-[.$M$2]*[.M$2]))" office:value-type="float" office:value="0.29892335704722" calcext:value-type="float">
            <text:p>0.29892335704722</text:p>
          </table:table-cell>
          <table:table-cell table:number-columns-repeated="11"/>
          <table:table-cell office:value-type="float" office:value="1.05324678847027" calcext:value-type="float">
            <text:p>1.05324678847027</text:p>
          </table:table-cell>
          <table:table-cell office:value-type="float" office:value="1.46511124522368" calcext:value-type="float">
            <text:p>1.46511124522368</text:p>
          </table:table-cell>
          <table:table-cell office:value-type="float" office:value="2.62808510401795" calcext:value-type="float">
            <text:p>2.62808510401795</text:p>
          </table:table-cell>
          <table:table-cell office:value-type="float" office:value="1.16297385879426" calcext:value-type="float">
            <text:p>1.1629738587942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89255677442165" calcext:value-type="float">
            <text:p>1.89255677442165</text:p>
          </table:table-cell>
          <table:table-cell table:formula="of:=NORMINV(RAND(); 0; 1)" office:value-type="float" office:value="0.0861096806328762" calcext:value-type="float">
            <text:p>0.0861096806328762</text:p>
          </table:table-cell>
          <table:table-cell table:formula="of:=[.$I$2]+[.$J$2]*[.A79]" office:value-type="float" office:value="1.89255677442165" calcext:value-type="float">
            <text:p>1.89255677442165</text:p>
          </table:table-cell>
          <table:table-cell table:formula="of:=[.$K$2]+[.$L$2]*([.A79]*[.$M$2] + [.B79]*SQRT(1-[.$M$2]*[.M$2]))" office:value-type="float" office:value="3.06255467445199" calcext:value-type="float">
            <text:p>3.06255467445199</text:p>
          </table:table-cell>
          <table:table-cell table:number-columns-repeated="11"/>
          <table:table-cell office:value-type="float" office:value="1.16266597067926" calcext:value-type="float">
            <text:p>1.16266597067926</text:p>
          </table:table-cell>
          <table:table-cell office:value-type="float" office:value="1.59629773126998" calcext:value-type="float">
            <text:p>1.59629773126998</text:p>
          </table:table-cell>
          <table:table-cell office:value-type="float" office:value="3.13756216279346" calcext:value-type="float">
            <text:p>3.13756216279346</text:p>
          </table:table-cell>
          <table:table-cell office:value-type="float" office:value="1.54126443152348" calcext:value-type="float">
            <text:p>1.5412644315234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861908645561707" calcext:value-type="float">
            <text:p>0.861908645561707</text:p>
          </table:table-cell>
          <table:table-cell table:formula="of:=NORMINV(RAND(); 0; 1)" office:value-type="float" office:value="-0.333960274847302" calcext:value-type="float">
            <text:p>-0.333960274847302</text:p>
          </table:table-cell>
          <table:table-cell table:formula="of:=[.$I$2]+[.$J$2]*[.A80]" office:value-type="float" office:value="0.861908645561707" calcext:value-type="float">
            <text:p>0.861908645561707</text:p>
          </table:table-cell>
          <table:table-cell table:formula="of:=[.$K$2]+[.$L$2]*([.A80]*[.$M$2] + [.B80]*SQRT(1-[.$M$2]*[.M$2]))" office:value-type="float" office:value="0.42520872272477" calcext:value-type="float">
            <text:p>0.42520872272477</text:p>
          </table:table-cell>
          <table:table-cell table:number-columns-repeated="11"/>
          <table:table-cell office:value-type="float" office:value="0.0156149101417221" calcext:value-type="float">
            <text:p>0.0156149101417221</text:p>
          </table:table-cell>
          <table:table-cell office:value-type="float" office:value="0.22105808032659" calcext:value-type="float">
            <text:p>0.22105808032659</text:p>
          </table:table-cell>
          <table:table-cell office:value-type="float" office:value="-0.628431496328098" calcext:value-type="float">
            <text:p>-0.628431496328098</text:p>
          </table:table-cell>
          <table:table-cell office:value-type="float" office:value="-0.849489576654688" calcext:value-type="float">
            <text:p>-0.84948957665468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862911956540956" calcext:value-type="float">
            <text:p>-0.862911956540956</text:p>
          </table:table-cell>
          <table:table-cell table:formula="of:=NORMINV(RAND(); 0; 1)" office:value-type="float" office:value="-0.209061592013463" calcext:value-type="float">
            <text:p>-0.209061592013463</text:p>
          </table:table-cell>
          <table:table-cell table:formula="of:=[.$I$2]+[.$J$2]*[.A81]" office:value-type="float" office:value="-0.862911956540956" calcext:value-type="float">
            <text:p>-0.862911956540956</text:p>
          </table:table-cell>
          <table:table-cell table:formula="of:=[.$K$2]+[.$L$2]*([.A81]*[.$M$2] + [.B81]*SQRT(1-[.$M$2]*[.M$2]))" office:value-type="float" office:value="-1.83752588372927" calcext:value-type="float">
            <text:p>-1.83752588372927</text:p>
          </table:table-cell>
          <table:table-cell table:number-columns-repeated="11"/>
          <table:table-cell office:value-type="float" office:value="-1.95102814170719" calcext:value-type="float">
            <text:p>-1.95102814170719</text:p>
          </table:table-cell>
          <table:table-cell office:value-type="float" office:value="-2.13681908591525" calcext:value-type="float">
            <text:p>-2.13681908591525</text:p>
          </table:table-cell>
          <table:table-cell office:value-type="float" office:value="0.0489848629490799" calcext:value-type="float">
            <text:p>0.0489848629490799</text:p>
          </table:table-cell>
          <table:table-cell office:value-type="float" office:value="2.18580394886433" calcext:value-type="float">
            <text:p>2.1858039488643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2.36525894514633" calcext:value-type="float">
            <text:p>-2.36525894514633</text:p>
          </table:table-cell>
          <table:table-cell table:formula="of:=NORMINV(RAND(); 0; 1)" office:value-type="float" office:value="1.79228969948231" calcext:value-type="float">
            <text:p>1.79228969948231</text:p>
          </table:table-cell>
          <table:table-cell table:formula="of:=[.$I$2]+[.$J$2]*[.A82]" office:value-type="float" office:value="-2.36525894514633" calcext:value-type="float">
            <text:p>-2.36525894514633</text:p>
          </table:table-cell>
          <table:table-cell table:formula="of:=[.$K$2]+[.$L$2]*([.A82]*[.$M$2] + [.B82]*SQRT(1-[.$M$2]*[.M$2]))" office:value-type="float" office:value="1.10861681435908" calcext:value-type="float">
            <text:p>1.10861681435908</text:p>
          </table:table-cell>
          <table:table-cell table:number-columns-repeated="11"/>
          <table:table-cell office:value-type="float" office:value="0.156126466102009" calcext:value-type="float">
            <text:p>0.156126466102009</text:p>
          </table:table-cell>
          <table:table-cell office:value-type="float" office:value="0.389522301162394" calcext:value-type="float">
            <text:p>0.389522301162394</text:p>
          </table:table-cell>
          <table:table-cell office:value-type="float" office:value="-2.48471819300024" calcext:value-type="float">
            <text:p>-2.48471819300024</text:p>
          </table:table-cell>
          <table:table-cell office:value-type="float" office:value="-2.87424049416263" calcext:value-type="float">
            <text:p>-2.87424049416263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0622918372169836" calcext:value-type="float">
            <text:p>-0.0622918372169836</text:p>
          </table:table-cell>
          <table:table-cell table:formula="of:=NORMINV(RAND(); 0; 1)" office:value-type="float" office:value="1.47277036152394" calcext:value-type="float">
            <text:p>1.47277036152394</text:p>
          </table:table-cell>
          <table:table-cell table:formula="of:=[.$I$2]+[.$J$2]*[.A83]" office:value-type="float" office:value="-0.0622918372169836" calcext:value-type="float">
            <text:p>-0.0622918372169836</text:p>
          </table:table-cell>
          <table:table-cell table:formula="of:=[.$K$2]+[.$L$2]*([.A83]*[.$M$2] + [.B83]*SQRT(1-[.$M$2]*[.M$2]))" office:value-type="float" office:value="3.73293188523608" calcext:value-type="float">
            <text:p>3.73293188523608</text:p>
          </table:table-cell>
          <table:table-cell table:number-columns-repeated="11"/>
          <table:table-cell office:value-type="float" office:value="-0.147111188912373" calcext:value-type="float">
            <text:p>-0.147111188912373</text:p>
          </table:table-cell>
          <table:table-cell office:value-type="float" office:value="0.025960066505251" calcext:value-type="float">
            <text:p>0.025960066505251</text:p>
          </table:table-cell>
          <table:table-cell office:value-type="float" office:value="-0.0449520518669469" calcext:value-type="float">
            <text:p>-0.0449520518669469</text:p>
          </table:table-cell>
          <table:table-cell office:value-type="float" office:value="-0.070912118372198" calcext:value-type="float">
            <text:p>-0.07091211837219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269857523930136" calcext:value-type="float">
            <text:p>0.269857523930136</text:p>
          </table:table-cell>
          <table:table-cell table:formula="of:=NORMINV(RAND(); 0; 1)" office:value-type="float" office:value="0.481129836604571" calcext:value-type="float">
            <text:p>0.481129836604571</text:p>
          </table:table-cell>
          <table:table-cell table:formula="of:=[.$I$2]+[.$J$2]*[.A84]" office:value-type="float" office:value="0.269857523930136" calcext:value-type="float">
            <text:p>0.269857523930136</text:p>
          </table:table-cell>
          <table:table-cell table:formula="of:=[.$K$2]+[.$L$2]*([.A84]*[.$M$2] + [.B84]*SQRT(1-[.$M$2]*[.M$2]))" office:value-type="float" office:value="1.65479826894985" calcext:value-type="float">
            <text:p>1.65479826894985</text:p>
          </table:table-cell>
          <table:table-cell table:number-columns-repeated="11"/>
          <table:table-cell office:value-type="float" office:value="-1.13839598793829" calcext:value-type="float">
            <text:p>-1.13839598793829</text:p>
          </table:table-cell>
          <table:table-cell office:value-type="float" office:value="-1.16252596336602" calcext:value-type="float">
            <text:p>-1.16252596336602</text:p>
          </table:table-cell>
          <table:table-cell office:value-type="float" office:value="2.32760382939342" calcext:value-type="float">
            <text:p>2.32760382939342</text:p>
          </table:table-cell>
          <table:table-cell office:value-type="float" office:value="3.49012979275944" calcext:value-type="float">
            <text:p>3.4901297927594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4725800642077" calcext:value-type="float">
            <text:p>1.4725800642077</text:p>
          </table:table-cell>
          <table:table-cell table:formula="of:=NORMINV(RAND(); 0; 1)" office:value-type="float" office:value="0.412555593168854" calcext:value-type="float">
            <text:p>0.412555593168854</text:p>
          </table:table-cell>
          <table:table-cell table:formula="of:=[.$I$2]+[.$J$2]*[.A85]" office:value-type="float" office:value="1.4725800642077" calcext:value-type="float">
            <text:p>1.4725800642077</text:p>
          </table:table-cell>
          <table:table-cell table:formula="of:=[.$K$2]+[.$L$2]*([.A85]*[.$M$2] + [.B85]*SQRT(1-[.$M$2]*[.M$2]))" office:value-type="float" office:value="3.28072096878431" calcext:value-type="float">
            <text:p>3.28072096878431</text:p>
          </table:table-cell>
          <table:table-cell table:number-columns-repeated="11"/>
          <table:table-cell office:value-type="float" office:value="1.23410233048203" calcext:value-type="float">
            <text:p>1.23410233048203</text:p>
          </table:table-cell>
          <table:table-cell office:value-type="float" office:value="1.68194528254272" calcext:value-type="float">
            <text:p>1.68194528254272</text:p>
          </table:table-cell>
          <table:table-cell office:value-type="float" office:value="0.93195783175498" calcext:value-type="float">
            <text:p>0.93195783175498</text:p>
          </table:table-cell>
          <table:table-cell office:value-type="float" office:value="-0.749987450787736" calcext:value-type="float">
            <text:p>-0.74998745078773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587003508700359" calcext:value-type="float">
            <text:p>0.587003508700359</text:p>
          </table:table-cell>
          <table:table-cell table:formula="of:=NORMINV(RAND(); 0; 1)" office:value-type="float" office:value="-0.975060764714287" calcext:value-type="float">
            <text:p>-0.975060764714287</text:p>
          </table:table-cell>
          <table:table-cell table:formula="of:=[.$I$2]+[.$J$2]*[.A86]" office:value-type="float" office:value="0.587003508700359" calcext:value-type="float">
            <text:p>0.587003508700359</text:p>
          </table:table-cell>
          <table:table-cell table:formula="of:=[.$K$2]+[.$L$2]*([.A86]*[.$M$2] + [.B86]*SQRT(1-[.$M$2]*[.M$2]))" office:value-type="float" office:value="-1.65277691437762" calcext:value-type="float">
            <text:p>-1.65277691437762</text:p>
          </table:table-cell>
          <table:table-cell table:number-columns-repeated="11"/>
          <table:table-cell office:value-type="float" office:value="-0.238019010556471" calcext:value-type="float">
            <text:p>-0.238019010556471</text:p>
          </table:table-cell>
          <table:table-cell office:value-type="float" office:value="-0.0830325016610401" calcext:value-type="float">
            <text:p>-0.0830325016610401</text:p>
          </table:table-cell>
          <table:table-cell office:value-type="float" office:value="-0.170844657621605" calcext:value-type="float">
            <text:p>-0.170844657621605</text:p>
          </table:table-cell>
          <table:table-cell office:value-type="float" office:value="-0.0878121559605649" calcext:value-type="float">
            <text:p>-0.087812155960564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974985927077038" calcext:value-type="float">
            <text:p>0.974985927077038</text:p>
          </table:table-cell>
          <table:table-cell table:formula="of:=NORMINV(RAND(); 0; 1)" office:value-type="float" office:value="-0.868948735689689" calcext:value-type="float">
            <text:p>-0.868948735689689</text:p>
          </table:table-cell>
          <table:table-cell table:formula="of:=[.$I$2]+[.$J$2]*[.A87]" office:value-type="float" office:value="0.974985927077038" calcext:value-type="float">
            <text:p>0.974985927077038</text:p>
          </table:table-cell>
          <table:table-cell table:formula="of:=[.$K$2]+[.$L$2]*([.A87]*[.$M$2] + [.B87]*SQRT(1-[.$M$2]*[.M$2]))" office:value-type="float" office:value="-0.795116148465363" calcext:value-type="float">
            <text:p>-0.795116148465363</text:p>
          </table:table-cell>
          <table:table-cell table:number-columns-repeated="11"/>
          <table:table-cell office:value-type="float" office:value="2.08207913284088" calcext:value-type="float">
            <text:p>2.08207913284088</text:p>
          </table:table-cell>
          <table:table-cell office:value-type="float" office:value="2.69861434096945" calcext:value-type="float">
            <text:p>2.69861434096945</text:p>
          </table:table-cell>
          <table:table-cell office:value-type="float" office:value="3.85676024979633" calcext:value-type="float">
            <text:p>3.85676024979633</text:p>
          </table:table-cell>
          <table:table-cell office:value-type="float" office:value="1.15814590882688" calcext:value-type="float">
            <text:p>1.1581459088268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12165835527878" calcext:value-type="float">
            <text:p>-0.12165835527878</text:p>
          </table:table-cell>
          <table:table-cell table:formula="of:=NORMINV(RAND(); 0; 1)" office:value-type="float" office:value="0.904058744068273" calcext:value-type="float">
            <text:p>0.904058744068273</text:p>
          </table:table-cell>
          <table:table-cell table:formula="of:=[.$I$2]+[.$J$2]*[.A88]" office:value-type="float" office:value="-0.12165835527878" calcext:value-type="float">
            <text:p>-0.12165835527878</text:p>
          </table:table-cell>
          <table:table-cell table:formula="of:=[.$K$2]+[.$L$2]*([.A88]*[.$M$2] + [.B88]*SQRT(1-[.$M$2]*[.M$2]))" office:value-type="float" office:value="2.16632598371157" calcext:value-type="float">
            <text:p>2.16632598371157</text:p>
          </table:table-cell>
          <table:table-cell table:number-columns-repeated="11"/>
          <table:table-cell office:value-type="float" office:value="0.228437637478133" calcext:value-type="float">
            <text:p>0.228437637478133</text:p>
          </table:table-cell>
          <table:table-cell office:value-type="float" office:value="0.476218694639425" calcext:value-type="float">
            <text:p>0.476218694639425</text:p>
          </table:table-cell>
          <table:table-cell office:value-type="float" office:value="-1.87928942013038" calcext:value-type="float">
            <text:p>-1.87928942013038</text:p>
          </table:table-cell>
          <table:table-cell office:value-type="float" office:value="-2.3555081147698" calcext:value-type="float">
            <text:p>-2.355508114769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72278631940514" calcext:value-type="float">
            <text:p>-1.72278631940514</text:p>
          </table:table-cell>
          <table:table-cell table:formula="of:=NORMINV(RAND(); 0; 1)" office:value-type="float" office:value="-0.56260462260185" calcext:value-type="float">
            <text:p>-0.56260462260185</text:p>
          </table:table-cell>
          <table:table-cell table:formula="of:=[.$I$2]+[.$J$2]*[.A89]" office:value-type="float" office:value="-1.72278631940514" calcext:value-type="float">
            <text:p>-1.72278631940514</text:p>
          </table:table-cell>
          <table:table-cell table:formula="of:=[.$K$2]+[.$L$2]*([.A89]*[.$M$2] + [.B89]*SQRT(1-[.$M$2]*[.M$2]))" office:value-type="float" office:value="-4.04586916548699" calcext:value-type="float">
            <text:p>-4.04586916548699</text:p>
          </table:table-cell>
          <table:table-cell table:number-columns-repeated="11"/>
          <table:table-cell office:value-type="float" office:value="1.01278009449738" calcext:value-type="float">
            <text:p>1.01278009449738</text:p>
          </table:table-cell>
          <table:table-cell office:value-type="float" office:value="1.41659430992001" calcext:value-type="float">
            <text:p>1.41659430992001</text:p>
          </table:table-cell>
          <table:table-cell office:value-type="float" office:value="2.98292010675333" calcext:value-type="float">
            <text:p>2.98292010675333</text:p>
          </table:table-cell>
          <table:table-cell office:value-type="float" office:value="1.56632579683332" calcext:value-type="float">
            <text:p>1.56632579683332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32518443118861" calcext:value-type="float">
            <text:p>-1.32518443118861</text:p>
          </table:table-cell>
          <table:table-cell table:formula="of:=NORMINV(RAND(); 0; 1)" office:value-type="float" office:value="0.0796300187082655" calcext:value-type="float">
            <text:p>0.0796300187082655</text:p>
          </table:table-cell>
          <table:table-cell table:formula="of:=[.$I$2]+[.$J$2]*[.A90]" office:value-type="float" office:value="-1.32518443118861" calcext:value-type="float">
            <text:p>-1.32518443118861</text:p>
          </table:table-cell>
          <table:table-cell table:formula="of:=[.$K$2]+[.$L$2]*([.A90]*[.$M$2] + [.B90]*SQRT(1-[.$M$2]*[.M$2]))" office:value-type="float" office:value="-1.78089178946736" calcext:value-type="float">
            <text:p>-1.78089178946736</text:p>
          </table:table-cell>
          <table:table-cell table:number-columns-repeated="11"/>
          <table:table-cell office:value-type="float" office:value="-1.07372451393728" calcext:value-type="float">
            <text:p>-1.07372451393728</text:p>
          </table:table-cell>
          <table:table-cell office:value-type="float" office:value="-1.08498907037936" calcext:value-type="float">
            <text:p>-1.08498907037936</text:p>
          </table:table-cell>
          <table:table-cell office:value-type="float" office:value="-0.382229392601045" calcext:value-type="float">
            <text:p>-0.382229392601045</text:p>
          </table:table-cell>
          <table:table-cell office:value-type="float" office:value="0.702759677778316" calcext:value-type="float">
            <text:p>0.702759677778316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37145701025168" calcext:value-type="float">
            <text:p>1.37145701025168</text:p>
          </table:table-cell>
          <table:table-cell table:formula="of:=NORMINV(RAND(); 0; 1)" office:value-type="float" office:value="2.05923851923063" calcext:value-type="float">
            <text:p>2.05923851923063</text:p>
          </table:table-cell>
          <table:table-cell table:formula="of:=[.$I$2]+[.$J$2]*[.A91]" office:value-type="float" office:value="1.37145701025168" calcext:value-type="float">
            <text:p>1.37145701025168</text:p>
          </table:table-cell>
          <table:table-cell table:formula="of:=[.$K$2]+[.$L$2]*([.A91]*[.$M$2] + [.B91]*SQRT(1-[.$M$2]*[.M$2]))" office:value-type="float" office:value="7.40724412569306" calcext:value-type="float">
            <text:p>7.40724412569306</text:p>
          </table:table-cell>
          <table:table-cell table:number-columns-repeated="11"/>
          <table:table-cell office:value-type="float" office:value="0.120839352677583" calcext:value-type="float">
            <text:p>0.120839352677583</text:p>
          </table:table-cell>
          <table:table-cell office:value-type="float" office:value="0.347215346207951" calcext:value-type="float">
            <text:p>0.347215346207951</text:p>
          </table:table-cell>
          <table:table-cell office:value-type="float" office:value="1.09434768250845" calcext:value-type="float">
            <text:p>1.09434768250845</text:p>
          </table:table-cell>
          <table:table-cell office:value-type="float" office:value="0.747132336300498" calcext:value-type="float">
            <text:p>0.747132336300498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814854723891222" calcext:value-type="float">
            <text:p>0.814854723891222</text:p>
          </table:table-cell>
          <table:table-cell table:formula="of:=NORMINV(RAND(); 0; 1)" office:value-type="float" office:value="-0.531360123648547" calcext:value-type="float">
            <text:p>-0.531360123648547</text:p>
          </table:table-cell>
          <table:table-cell table:formula="of:=[.$I$2]+[.$J$2]*[.A92]" office:value-type="float" office:value="0.814854723891222" calcext:value-type="float">
            <text:p>0.814854723891222</text:p>
          </table:table-cell>
          <table:table-cell table:formula="of:=[.$K$2]+[.$L$2]*([.A92]*[.$M$2] + [.B92]*SQRT(1-[.$M$2]*[.M$2]))" office:value-type="float" office:value="-0.158232011076214" calcext:value-type="float">
            <text:p>-0.158232011076214</text:p>
          </table:table-cell>
          <table:table-cell table:number-columns-repeated="11"/>
          <table:table-cell office:value-type="float" office:value="0.756499417071471" calcext:value-type="float">
            <text:p>0.756499417071471</text:p>
          </table:table-cell>
          <table:table-cell office:value-type="float" office:value="1.10933043868347" calcext:value-type="float">
            <text:p>1.10933043868347</text:p>
          </table:table-cell>
          <table:table-cell office:value-type="float" office:value="-3.03579079141292" calcext:value-type="float">
            <text:p>-3.03579079141292</text:p>
          </table:table-cell>
          <table:table-cell office:value-type="float" office:value="-4.14512123009639" calcext:value-type="float">
            <text:p>-4.1451212300963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260122168392664" calcext:value-type="float">
            <text:p>-0.260122168392664</text:p>
          </table:table-cell>
          <table:table-cell table:formula="of:=NORMINV(RAND(); 0; 1)" office:value-type="float" office:value="-0.480682279582141" calcext:value-type="float">
            <text:p>-0.480682279582141</text:p>
          </table:table-cell>
          <table:table-cell table:formula="of:=[.$I$2]+[.$J$2]*[.A93]" office:value-type="float" office:value="-0.260122168392664" calcext:value-type="float">
            <text:p>-0.260122168392664</text:p>
          </table:table-cell>
          <table:table-cell table:formula="of:=[.$K$2]+[.$L$2]*([.A93]*[.$M$2] + [.B93]*SQRT(1-[.$M$2]*[.M$2]))" office:value-type="float" office:value="-1.63903244839044" calcext:value-type="float">
            <text:p>-1.63903244839044</text:p>
          </table:table-cell>
          <table:table-cell table:number-columns-repeated="11"/>
          <table:table-cell office:value-type="float" office:value="0.3273371655372" calcext:value-type="float">
            <text:p>0.3273371655372</text:p>
          </table:table-cell>
          <table:table-cell office:value-type="float" office:value="0.594792799250495" calcext:value-type="float">
            <text:p>0.594792799250495</text:p>
          </table:table-cell>
          <table:table-cell office:value-type="float" office:value="2.161157327188" calcext:value-type="float">
            <text:p>2.161157327188</text:p>
          </table:table-cell>
          <table:table-cell office:value-type="float" office:value="1.56636452793751" calcext:value-type="float">
            <text:p>1.5663645279375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367934702465309" calcext:value-type="float">
            <text:p>-0.367934702465309</text:p>
          </table:table-cell>
          <table:table-cell table:formula="of:=NORMINV(RAND(); 0; 1)" office:value-type="float" office:value="1.07611291142904" calcext:value-type="float">
            <text:p>1.07611291142904</text:p>
          </table:table-cell>
          <table:table-cell table:formula="of:=[.$I$2]+[.$J$2]*[.A94]" office:value-type="float" office:value="-0.367934702465309" calcext:value-type="float">
            <text:p>-0.367934702465309</text:p>
          </table:table-cell>
          <table:table-cell table:formula="of:=[.$K$2]+[.$L$2]*([.A94]*[.$M$2] + [.B94]*SQRT(1-[.$M$2]*[.M$2]))" office:value-type="float" office:value="2.24392130221598" calcext:value-type="float">
            <text:p>2.24392130221598</text:p>
          </table:table-cell>
          <table:table-cell table:number-columns-repeated="11"/>
          <table:table-cell office:value-type="float" office:value="0.0504466535400763" calcext:value-type="float">
            <text:p>0.0504466535400763</text:p>
          </table:table-cell>
          <table:table-cell office:value-type="float" office:value="0.262819076223716" calcext:value-type="float">
            <text:p>0.262819076223716</text:p>
          </table:table-cell>
          <table:table-cell office:value-type="float" office:value="-1.57938236828247" calcext:value-type="float">
            <text:p>-1.57938236828247</text:p>
          </table:table-cell>
          <table:table-cell office:value-type="float" office:value="-1.84220144450619" calcext:value-type="float">
            <text:p>-1.8422014445061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387758492192936" calcext:value-type="float">
            <text:p>0.387758492192936</text:p>
          </table:table-cell>
          <table:table-cell table:formula="of:=NORMINV(RAND(); 0; 1)" office:value-type="float" office:value="0.963846324539017" calcext:value-type="float">
            <text:p>0.963846324539017</text:p>
          </table:table-cell>
          <table:table-cell table:formula="of:=[.$I$2]+[.$J$2]*[.A95]" office:value-type="float" office:value="0.387758492192936" calcext:value-type="float">
            <text:p>0.387758492192936</text:p>
          </table:table-cell>
          <table:table-cell table:formula="of:=[.$K$2]+[.$L$2]*([.A95]*[.$M$2] + [.B95]*SQRT(1-[.$M$2]*[.M$2]))" office:value-type="float" office:value="3.08578394547455" calcext:value-type="float">
            <text:p>3.08578394547455</text:p>
          </table:table-cell>
          <table:table-cell table:number-columns-repeated="11"/>
          <table:table-cell office:value-type="float" office:value="-0.0811842301166925" calcext:value-type="float">
            <text:p>-0.0811842301166925</text:p>
          </table:table-cell>
          <table:table-cell office:value-type="float" office:value="0.105002204140731" calcext:value-type="float">
            <text:p>0.105002204140731</text:p>
          </table:table-cell>
          <table:table-cell office:value-type="float" office:value="0.439312413818071" calcext:value-type="float">
            <text:p>0.439312413818071</text:p>
          </table:table-cell>
          <table:table-cell office:value-type="float" office:value="0.33431020967734" calcext:value-type="float">
            <text:p>0.3343102096773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0.145235496607277" calcext:value-type="float">
            <text:p>-0.145235496607277</text:p>
          </table:table-cell>
          <table:table-cell table:formula="of:=NORMINV(RAND(); 0; 1)" office:value-type="float" office:value="2.38297926959693" calcext:value-type="float">
            <text:p>2.38297926959693</text:p>
          </table:table-cell>
          <table:table-cell table:formula="of:=[.$I$2]+[.$J$2]*[.A96]" office:value-type="float" office:value="-0.145235496607277" calcext:value-type="float">
            <text:p>-0.145235496607277</text:p>
          </table:table-cell>
          <table:table-cell table:formula="of:=[.$K$2]+[.$L$2]*([.A96]*[.$M$2] + [.B96]*SQRT(1-[.$M$2]*[.M$2]))" office:value-type="float" office:value="5.97330850757698" calcext:value-type="float">
            <text:p>5.97330850757698</text:p>
          </table:table-cell>
          <table:table-cell table:number-columns-repeated="11"/>
          <table:table-cell office:value-type="float" office:value="-1.52910861826562" calcext:value-type="float">
            <text:p>-1.52910861826562</text:p>
          </table:table-cell>
          <table:table-cell office:value-type="float" office:value="-1.63096500661029" calcext:value-type="float">
            <text:p>-1.63096500661029</text:p>
          </table:table-cell>
          <table:table-cell office:value-type="float" office:value="0.0818812853063142" calcext:value-type="float">
            <text:p>0.0818812853063142</text:p>
          </table:table-cell>
          <table:table-cell office:value-type="float" office:value="1.71284629191661" calcext:value-type="float">
            <text:p>1.71284629191661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43785687862403" calcext:value-type="float">
            <text:p>-1.43785687862403</text:p>
          </table:table-cell>
          <table:table-cell table:formula="of:=NORMINV(RAND(); 0; 1)" office:value-type="float" office:value="-0.485738643991138" calcext:value-type="float">
            <text:p>-0.485738643991138</text:p>
          </table:table-cell>
          <table:table-cell table:formula="of:=[.$I$2]+[.$J$2]*[.A97]" office:value-type="float" office:value="-1.43785687862403" calcext:value-type="float">
            <text:p>-1.43785687862403</text:p>
          </table:table-cell>
          <table:table-cell table:formula="of:=[.$K$2]+[.$L$2]*([.A97]*[.$M$2] + [.B97]*SQRT(1-[.$M$2]*[.M$2]))" office:value-type="float" office:value="-3.41877133382444" calcext:value-type="float">
            <text:p>-3.41877133382444</text:p>
          </table:table-cell>
          <table:table-cell table:number-columns-repeated="11"/>
          <table:table-cell office:value-type="float" office:value="0.101356570991967" calcext:value-type="float">
            <text:p>0.101356570991967</text:p>
          </table:table-cell>
          <table:table-cell office:value-type="float" office:value="0.323856757557" calcext:value-type="float">
            <text:p>0.323856757557</text:p>
          </table:table-cell>
          <table:table-cell office:value-type="float" office:value="1.4032132785874" calcext:value-type="float">
            <text:p>1.4032132785874</text:p>
          </table:table-cell>
          <table:table-cell office:value-type="float" office:value="1.0793565210304" calcext:value-type="float">
            <text:p>1.0793565210304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0.970604038972414" calcext:value-type="float">
            <text:p>0.970604038972414</text:p>
          </table:table-cell>
          <table:table-cell table:formula="of:=NORMINV(RAND(); 0; 1)" office:value-type="float" office:value="0.675638633290174" calcext:value-type="float">
            <text:p>0.675638633290174</text:p>
          </table:table-cell>
          <table:table-cell table:formula="of:=[.$I$2]+[.$J$2]*[.A98]" office:value-type="float" office:value="0.970604038972414" calcext:value-type="float">
            <text:p>0.970604038972414</text:p>
          </table:table-cell>
          <table:table-cell table:formula="of:=[.$K$2]+[.$L$2]*([.A98]*[.$M$2] + [.B98]*SQRT(1-[.$M$2]*[.M$2]))" office:value-type="float" office:value="3.21126671908109" calcext:value-type="float">
            <text:p>3.21126671908109</text:p>
          </table:table-cell>
          <table:table-cell table:number-columns-repeated="11"/>
          <table:table-cell office:value-type="float" office:value="-2.25361090339175" calcext:value-type="float">
            <text:p>-2.25361090339175</text:p>
          </table:table-cell>
          <table:table-cell office:value-type="float" office:value="-2.49959614604504" calcext:value-type="float">
            <text:p>-2.49959614604504</text:p>
          </table:table-cell>
          <table:table-cell office:value-type="float" office:value="-5.42471482668755" calcext:value-type="float">
            <text:p>-5.42471482668755</text:p>
          </table:table-cell>
          <table:table-cell office:value-type="float" office:value="-2.9251186806425" calcext:value-type="float">
            <text:p>-2.9251186806425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-1.03676529528451" calcext:value-type="float">
            <text:p>-1.03676529528451</text:p>
          </table:table-cell>
          <table:table-cell table:formula="of:=NORMINV(RAND(); 0; 1)" office:value-type="float" office:value="-0.178634407219843" calcext:value-type="float">
            <text:p>-0.178634407219843</text:p>
          </table:table-cell>
          <table:table-cell table:formula="of:=[.$I$2]+[.$J$2]*[.A99]" office:value-type="float" office:value="-1.03676529528451" calcext:value-type="float">
            <text:p>-1.03676529528451</text:p>
          </table:table-cell>
          <table:table-cell table:formula="of:=[.$K$2]+[.$L$2]*([.A99]*[.$M$2] + [.B99]*SQRT(1-[.$M$2]*[.M$2]))" office:value-type="float" office:value="-2.01925374685384" calcext:value-type="float">
            <text:p>-2.01925374685384</text:p>
          </table:table-cell>
          <table:table-cell table:number-columns-repeated="11"/>
          <table:table-cell office:value-type="float" office:value="-0.485340215829414" calcext:value-type="float">
            <text:p>-0.485340215829414</text:p>
          </table:table-cell>
          <table:table-cell office:value-type="float" office:value="-0.379554548248111" calcext:value-type="float">
            <text:p>-0.379554548248111</text:p>
          </table:table-cell>
          <table:table-cell office:value-type="float" office:value="-1.5376766473068" calcext:value-type="float">
            <text:p>-1.5376766473068</text:p>
          </table:table-cell>
          <table:table-cell office:value-type="float" office:value="-1.15812209905869" calcext:value-type="float">
            <text:p>-1.15812209905869</text:p>
          </table:table-cell>
          <table:table-cell table:number-columns-repeated="3"/>
        </table:table-row>
        <table:table-row table:style-name="ro1">
          <table:table-cell table:formula="of:=NORMINV(RAND(); 0; 1)" office:value-type="float" office:value="1.69783948391109" calcext:value-type="float">
            <text:p>1.69783948391109</text:p>
          </table:table-cell>
          <table:table-cell table:formula="of:=NORMINV(RAND(); 0; 1)" office:value-type="float" office:value="0.743698495623601" calcext:value-type="float">
            <text:p>0.743698495623601</text:p>
          </table:table-cell>
          <table:table-cell table:formula="of:=[.$I$2]+[.$J$2]*[.A100]" office:value-type="float" office:value="1.69783948391109" calcext:value-type="float">
            <text:p>1.69783948391109</text:p>
          </table:table-cell>
          <table:table-cell table:formula="of:=[.$K$2]+[.$L$2]*([.A100]*[.$M$2] + [.B100]*SQRT(1-[.$M$2]*[.M$2]))" office:value-type="float" office:value="4.47894459576557" calcext:value-type="float">
            <text:p>4.47894459576557</text:p>
          </table:table-cell>
          <table:table-cell table:number-columns-repeated="11"/>
          <table:table-cell office:value-type="float" office:value="1.51092342285637" calcext:value-type="float">
            <text:p>1.51092342285637</text:p>
          </table:table-cell>
          <table:table-cell office:value-type="float" office:value="2.01383577595479" calcext:value-type="float">
            <text:p>2.01383577595479</text:p>
          </table:table-cell>
          <table:table-cell office:value-type="float" office:value="0.349666907360217" calcext:value-type="float">
            <text:p>0.349666907360217</text:p>
          </table:table-cell>
          <table:table-cell office:value-type="float" office:value="-1.66416886859458" calcext:value-type="float">
            <text:p>-1.6641688685945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105982622653575" calcext:value-type="float">
            <text:p>0.105982622653575</text:p>
          </table:table-cell>
          <table:table-cell office:value-type="float" office:value="0.329403092756214" calcext:value-type="float">
            <text:p>0.329403092756214</text:p>
          </table:table-cell>
          <table:table-cell office:value-type="float" office:value="1.18060687201993" calcext:value-type="float">
            <text:p>1.18060687201993</text:p>
          </table:table-cell>
          <table:table-cell office:value-type="float" office:value="0.851203779263711" calcext:value-type="float">
            <text:p>0.85120377926371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0662169996021942" calcext:value-type="float">
            <text:p>0.0662169996021942</text:p>
          </table:table-cell>
          <table:table-cell office:value-type="float" office:value="0.281726695910289" calcext:value-type="float">
            <text:p>0.281726695910289</text:p>
          </table:table-cell>
          <table:table-cell office:value-type="float" office:value="3.47506837944341" calcext:value-type="float">
            <text:p>3.47506837944341</text:p>
          </table:table-cell>
          <table:table-cell office:value-type="float" office:value="3.19334168353312" calcext:value-type="float">
            <text:p>3.1933416835331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49678874817291" calcext:value-type="float">
            <text:p>0.49678874817291</text:p>
          </table:table-cell>
          <table:table-cell office:value-type="float" office:value="0.797954230657509" calcext:value-type="float">
            <text:p>0.797954230657509</text:p>
          </table:table-cell>
          <table:table-cell office:value-type="float" office:value="1.77609383273088" calcext:value-type="float">
            <text:p>1.77609383273088</text:p>
          </table:table-cell>
          <table:table-cell office:value-type="float" office:value="0.978139602073367" calcext:value-type="float">
            <text:p>0.97813960207336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483054701811351" calcext:value-type="float">
            <text:p>-0.483054701811351</text:p>
          </table:table-cell>
          <table:table-cell office:value-type="float" office:value="-0.376814365523416" calcext:value-type="float">
            <text:p>-0.376814365523416</text:p>
          </table:table-cell>
          <table:table-cell office:value-type="float" office:value="-4.11881861392224" calcext:value-type="float">
            <text:p>-4.11881861392224</text:p>
          </table:table-cell>
          <table:table-cell office:value-type="float" office:value="-3.74200424839883" calcext:value-type="float">
            <text:p>-3.7420042483988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1.46643833176852" calcext:value-type="float">
            <text:p>-1.46643833176852</text:p>
          </table:table-cell>
          <table:table-cell office:value-type="float" office:value="-1.55582740734213" calcext:value-type="float">
            <text:p>-1.55582740734213</text:p>
          </table:table-cell>
          <table:table-cell office:value-type="float" office:value="-3.54037103768363" calcext:value-type="float">
            <text:p>-3.54037103768363</text:p>
          </table:table-cell>
          <table:table-cell office:value-type="float" office:value="-1.98454363034151" calcext:value-type="float">
            <text:p>-1.9845436303415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927659694848787" calcext:value-type="float">
            <text:p>-0.927659694848787</text:p>
          </table:table-cell>
          <table:table-cell office:value-type="float" office:value="-0.909866848074593" calcext:value-type="float">
            <text:p>-0.909866848074593</text:p>
          </table:table-cell>
          <table:table-cell office:value-type="float" office:value="-1.77595261734677" calcext:value-type="float">
            <text:p>-1.77595261734677</text:p>
          </table:table-cell>
          <table:table-cell office:value-type="float" office:value="-0.866085769272177" calcext:value-type="float">
            <text:p>-0.86608576927217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737572669646117" calcext:value-type="float">
            <text:p>0.737572669646117</text:p>
          </table:table-cell>
          <table:table-cell office:value-type="float" office:value="1.08663849896237" calcext:value-type="float">
            <text:p>1.08663849896237</text:p>
          </table:table-cell>
          <table:table-cell office:value-type="float" office:value="1.45105377888128" calcext:value-type="float">
            <text:p>1.45105377888128</text:p>
          </table:table-cell>
          <table:table-cell office:value-type="float" office:value="0.364415279918905" calcext:value-type="float">
            <text:p>0.36441527991890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780948628811387" calcext:value-type="float">
            <text:p>-0.780948628811387</text:p>
          </table:table-cell>
          <table:table-cell office:value-type="float" office:value="-0.733969817691083" calcext:value-type="float">
            <text:p>-0.733969817691083</text:p>
          </table:table-cell>
          <table:table-cell office:value-type="float" office:value="0.29892335704722" calcext:value-type="float">
            <text:p>0.29892335704722</text:p>
          </table:table-cell>
          <table:table-cell office:value-type="float" office:value="1.0328931747383" calcext:value-type="float">
            <text:p>1.032893174738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.89255677442165" calcext:value-type="float">
            <text:p>1.89255677442165</text:p>
          </table:table-cell>
          <table:table-cell office:value-type="float" office:value="2.47138935421403" calcext:value-type="float">
            <text:p>2.47138935421403</text:p>
          </table:table-cell>
          <table:table-cell office:value-type="float" office:value="3.06255467445199" calcext:value-type="float">
            <text:p>3.06255467445199</text:p>
          </table:table-cell>
          <table:table-cell office:value-type="float" office:value="0.591165320237959" calcext:value-type="float">
            <text:p>0.59116532023795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861908645561707" calcext:value-type="float">
            <text:p>0.861908645561707</text:p>
          </table:table-cell>
          <table:table-cell office:value-type="float" office:value="1.23570925091105" calcext:value-type="float">
            <text:p>1.23570925091105</text:p>
          </table:table-cell>
          <table:table-cell office:value-type="float" office:value="0.42520872272477" calcext:value-type="float">
            <text:p>0.42520872272477</text:p>
          </table:table-cell>
          <table:table-cell office:value-type="float" office:value="-0.810500528186281" calcext:value-type="float">
            <text:p>-0.81050052818628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862911956540956" calcext:value-type="float">
            <text:p>-0.862911956540956</text:p>
          </table:table-cell>
          <table:table-cell office:value-type="float" office:value="-0.832238519142045" calcext:value-type="float">
            <text:p>-0.832238519142045</text:p>
          </table:table-cell>
          <table:table-cell office:value-type="float" office:value="-1.83752588372927" calcext:value-type="float">
            <text:p>-1.83752588372927</text:p>
          </table:table-cell>
          <table:table-cell office:value-type="float" office:value="-1.00528736458722" calcext:value-type="float">
            <text:p>-1.0052873645872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2.36525894514633" calcext:value-type="float">
            <text:p>-2.36525894514633</text:p>
          </table:table-cell>
          <table:table-cell office:value-type="float" office:value="-2.63345488978669" calcext:value-type="float">
            <text:p>-2.63345488978669</text:p>
          </table:table-cell>
          <table:table-cell office:value-type="float" office:value="1.10861681435908" calcext:value-type="float">
            <text:p>1.10861681435908</text:p>
          </table:table-cell>
          <table:table-cell office:value-type="float" office:value="3.74207170414577" calcext:value-type="float">
            <text:p>3.7420717041457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0622918372169836" calcext:value-type="float">
            <text:p>-0.0622918372169836</text:p>
          </table:table-cell>
          <table:table-cell office:value-type="float" office:value="0.127652955018992" calcext:value-type="float">
            <text:p>0.127652955018992</text:p>
          </table:table-cell>
          <table:table-cell office:value-type="float" office:value="3.73293188523608" calcext:value-type="float">
            <text:p>3.73293188523608</text:p>
          </table:table-cell>
          <table:table-cell office:value-type="float" office:value="3.60527893021709" calcext:value-type="float">
            <text:p>3.6052789302170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269857523930136" calcext:value-type="float">
            <text:p>0.269857523930136</text:p>
          </table:table-cell>
          <table:table-cell office:value-type="float" office:value="0.525878445757805" calcext:value-type="float">
            <text:p>0.525878445757805</text:p>
          </table:table-cell>
          <table:table-cell office:value-type="float" office:value="1.65479826894985" calcext:value-type="float">
            <text:p>1.65479826894985</text:p>
          </table:table-cell>
          <table:table-cell office:value-type="float" office:value="1.12891982319204" calcext:value-type="float">
            <text:p>1.1289198231920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.4725800642077" calcext:value-type="float">
            <text:p>1.4725800642077</text:p>
          </table:table-cell>
          <table:table-cell office:value-type="float" office:value="1.96786458166526" calcext:value-type="float">
            <text:p>1.96786458166526</text:p>
          </table:table-cell>
          <table:table-cell office:value-type="float" office:value="3.28072096878431" calcext:value-type="float">
            <text:p>3.28072096878431</text:p>
          </table:table-cell>
          <table:table-cell office:value-type="float" office:value="1.31285638711905" calcext:value-type="float">
            <text:p>1.3128563871190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587003508700359" calcext:value-type="float">
            <text:p>0.587003508700359</text:p>
          </table:table-cell>
          <table:table-cell office:value-type="float" office:value="0.906115863601355" calcext:value-type="float">
            <text:p>0.906115863601355</text:p>
          </table:table-cell>
          <table:table-cell office:value-type="float" office:value="-1.65277691437762" calcext:value-type="float">
            <text:p>-1.65277691437762</text:p>
          </table:table-cell>
          <table:table-cell office:value-type="float" office:value="-2.55889277797898" calcext:value-type="float">
            <text:p>-2.5588927779789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974985927077038" calcext:value-type="float">
            <text:p>0.974985927077038</text:p>
          </table:table-cell>
          <table:table-cell office:value-type="float" office:value="1.3712815602099" calcext:value-type="float">
            <text:p>1.3712815602099</text:p>
          </table:table-cell>
          <table:table-cell office:value-type="float" office:value="-0.795116148465363" calcext:value-type="float">
            <text:p>-0.795116148465363</text:p>
          </table:table-cell>
          <table:table-cell office:value-type="float" office:value="-2.16639770867527" calcext:value-type="float">
            <text:p>-2.1663977086752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12165835527878" calcext:value-type="float">
            <text:p>-0.12165835527878</text:p>
          </table:table-cell>
          <table:table-cell office:value-type="float" office:value="0.0564763593243161" calcext:value-type="float">
            <text:p>0.0564763593243161</text:p>
          </table:table-cell>
          <table:table-cell office:value-type="float" office:value="2.16632598371157" calcext:value-type="float">
            <text:p>2.16632598371157</text:p>
          </table:table-cell>
          <table:table-cell office:value-type="float" office:value="2.10984962438725" calcext:value-type="float">
            <text:p>2.1098496243872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1.72278631940514" calcext:value-type="float">
            <text:p>-1.72278631940514</text:p>
          </table:table-cell>
          <table:table-cell office:value-type="float" office:value="-1.86317197914543" calcext:value-type="float">
            <text:p>-1.86317197914543</text:p>
          </table:table-cell>
          <table:table-cell office:value-type="float" office:value="-4.04586916548699" calcext:value-type="float">
            <text:p>-4.04586916548699</text:p>
          </table:table-cell>
          <table:table-cell office:value-type="float" office:value="-2.18269718634156" calcext:value-type="float">
            <text:p>-2.1826971863415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1.32518443118861" calcext:value-type="float">
            <text:p>-1.32518443118861</text:p>
          </table:table-cell>
          <table:table-cell office:value-type="float" office:value="-1.38647316356778" calcext:value-type="float">
            <text:p>-1.38647316356778</text:p>
          </table:table-cell>
          <table:table-cell office:value-type="float" office:value="-1.78089178946736" calcext:value-type="float">
            <text:p>-1.78089178946736</text:p>
          </table:table-cell>
          <table:table-cell office:value-type="float" office:value="-0.394418625899578" calcext:value-type="float">
            <text:p>-0.39441862589957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.37145701025168" calcext:value-type="float">
            <text:p>1.37145701025168</text:p>
          </table:table-cell>
          <table:table-cell office:value-type="float" office:value="1.84662461405681" calcext:value-type="float">
            <text:p>1.84662461405681</text:p>
          </table:table-cell>
          <table:table-cell office:value-type="float" office:value="7.40724412569306" calcext:value-type="float">
            <text:p>7.40724412569306</text:p>
          </table:table-cell>
          <table:table-cell office:value-type="float" office:value="5.56061951163625" calcext:value-type="float">
            <text:p>5.5606195116362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814854723891222" calcext:value-type="float">
            <text:p>0.814854723891222</text:p>
          </table:table-cell>
          <table:table-cell office:value-type="float" office:value="1.17929465783852" calcext:value-type="float">
            <text:p>1.17929465783852</text:p>
          </table:table-cell>
          <table:table-cell office:value-type="float" office:value="-0.158232011076214" calcext:value-type="float">
            <text:p>-0.158232011076214</text:p>
          </table:table-cell>
          <table:table-cell office:value-type="float" office:value="-1.33752666891474" calcext:value-type="float">
            <text:p>-1.3375266689147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260122168392664" calcext:value-type="float">
            <text:p>-0.260122168392664</text:p>
          </table:table-cell>
          <table:table-cell office:value-type="float" office:value="-0.109532750963933" calcext:value-type="float">
            <text:p>-0.109532750963933</text:p>
          </table:table-cell>
          <table:table-cell office:value-type="float" office:value="-1.63903244839044" calcext:value-type="float">
            <text:p>-1.63903244839044</text:p>
          </table:table-cell>
          <table:table-cell office:value-type="float" office:value="-1.52949969742651" calcext:value-type="float">
            <text:p>-1.5294996974265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367934702465309" calcext:value-type="float">
            <text:p>-0.367934702465309</text:p>
          </table:table-cell>
          <table:table-cell office:value-type="float" office:value="-0.238792970344145" calcext:value-type="float">
            <text:p>-0.238792970344145</text:p>
          </table:table-cell>
          <table:table-cell office:value-type="float" office:value="2.24392130221598" calcext:value-type="float">
            <text:p>2.24392130221598</text:p>
          </table:table-cell>
          <table:table-cell office:value-type="float" office:value="2.48271427256013" calcext:value-type="float">
            <text:p>2.4827142725601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387758492192936" calcext:value-type="float">
            <text:p>0.387758492192936</text:p>
          </table:table-cell>
          <table:table-cell office:value-type="float" office:value="0.667234041875415" calcext:value-type="float">
            <text:p>0.667234041875415</text:p>
          </table:table-cell>
          <table:table-cell office:value-type="float" office:value="3.08578394547455" calcext:value-type="float">
            <text:p>3.08578394547455</text:p>
          </table:table-cell>
          <table:table-cell office:value-type="float" office:value="2.41854990359914" calcext:value-type="float">
            <text:p>2.4185499035991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0.145235496607277" calcext:value-type="float">
            <text:p>-0.145235496607277</text:p>
          </table:table-cell>
          <table:table-cell office:value-type="float" office:value="0.028208899638912" calcext:value-type="float">
            <text:p>0.028208899638912</text:p>
          </table:table-cell>
          <table:table-cell office:value-type="float" office:value="5.97330850757698" calcext:value-type="float">
            <text:p>5.97330850757698</text:p>
          </table:table-cell>
          <table:table-cell office:value-type="float" office:value="5.94509960793807" calcext:value-type="float">
            <text:p>5.9450996079380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1.43785687862403" calcext:value-type="float">
            <text:p>-1.43785687862403</text:p>
          </table:table-cell>
          <table:table-cell office:value-type="float" office:value="-1.52156010312338" calcext:value-type="float">
            <text:p>-1.52156010312338</text:p>
          </table:table-cell>
          <table:table-cell office:value-type="float" office:value="-3.41877133382444" calcext:value-type="float">
            <text:p>-3.41877133382444</text:p>
          </table:table-cell>
          <table:table-cell office:value-type="float" office:value="-1.89721123070106" calcext:value-type="float">
            <text:p>-1.8972112307010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0.970604038972414" calcext:value-type="float">
            <text:p>0.970604038972414</text:p>
          </table:table-cell>
          <table:table-cell office:value-type="float" office:value="1.36602796124226" calcext:value-type="float">
            <text:p>1.36602796124226</text:p>
          </table:table-cell>
          <table:table-cell office:value-type="float" office:value="3.21126671908109" calcext:value-type="float">
            <text:p>3.21126671908109</text:p>
          </table:table-cell>
          <table:table-cell office:value-type="float" office:value="1.84523875783883" calcext:value-type="float">
            <text:p>1.8452387578388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-1.03676529528451" calcext:value-type="float">
            <text:p>-1.03676529528451</text:p>
          </table:table-cell>
          <table:table-cell office:value-type="float" office:value="-1.04067736996093" calcext:value-type="float">
            <text:p>-1.04067736996093</text:p>
          </table:table-cell>
          <table:table-cell office:value-type="float" office:value="-2.01925374685384" calcext:value-type="float">
            <text:p>-2.01925374685384</text:p>
          </table:table-cell>
          <table:table-cell office:value-type="float" office:value="-0.978576376892909" calcext:value-type="float">
            <text:p>-0.97857637689290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.69783948391109" calcext:value-type="float">
            <text:p>1.69783948391109</text:p>
          </table:table-cell>
          <table:table-cell office:value-type="float" office:value="2.2379359816075" calcext:value-type="float">
            <text:p>2.2379359816075</text:p>
          </table:table-cell>
          <table:table-cell office:value-type="float" office:value="4.47894459576557" calcext:value-type="float">
            <text:p>4.47894459576557</text:p>
          </table:table-cell>
          <table:table-cell office:value-type="float" office:value="2.24100861415807" calcext:value-type="float">
            <text:p>2.24100861415807</text:p>
          </table:table-cell>
          <table:table-cell table:number-columns-repeated="3"/>
        </table:table-row>
        <table:table-row table:style-name="ro1" table:number-rows-repeated="104844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42:48.267335412</meta:creation-date>
    <dc:date>2025-01-14T09:59:30.811448607</dc:date>
    <meta:editing-duration>PT23H16M41S</meta:editing-duration>
    <meta:editing-cycles>4</meta:editing-cycles>
    <meta:generator>LibreOffice/7.4.3.2$MacOSX_X86_64 LibreOffice_project/1048a8393ae2eeec98dff31b5c133c5f1d08b890</meta:generator>
    <meta:document-statistic meta:table-count="1" meta:cell-count="89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0E18A1DE6F7190A0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draw:stroke-dash="Dash_20_Dot_20_4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plus" chart:symbol-width="0.15cm" chart:symbol-height="0.1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229cm" svg:height="16.178cm" xlink:href=".." xlink:type="simple" chart:class="chart:scatter" chart:style-name="ch1">
        <chart:legend chart:legend-position="end" svg:x="25.918cm" svg:y="7.791cm" style:legend-expansion="high" chart:style-name="ch2"/>
        <chart:plot-area chart:style-name="ch3" table:cell-range-address="Sheet1.A1:Sheet1.B100" svg:x="0.564cm" svg:y="0.323cm" svg:width="24.79cm" svg:height="15.532cm">
          <chart:coordinate-region svg:x="0.723cm" svg:y="0.521cm" svg:width="24.531cm" svg:height="15.137cm"/>
          <chart:axis chart:dimension="x" chart:name="primary-x" chart:style-name="ch4"/>
          <chart:axis chart:dimension="y" chart:name="primary-y" chart:style-name="ch5"/>
          <chart:series chart:style-name="ch6" chart:values-cell-range-address="Sheet1.B1:Sheet1.B100" chart:class="chart:scatter">
            <chart:domain table:cell-range-address="Sheet1.A1:Sheet1.A100"/>
            <chart:data-point chart:repeated="4"/>
            <chart:data-point chart:style-name="ch7"/>
            <chart:data-point chart:repeated="17"/>
            <chart:data-point chart:style-name="ch7"/>
            <chart:data-point chart:repeated="4"/>
            <chart:data-point chart:style-name="ch7"/>
            <chart:data-point chart:repeated="13"/>
            <chart:data-point chart:style-name="ch7"/>
            <chart:data-point chart:repeated="23"/>
            <chart:data-point chart:style-name="ch7"/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50313347488072">
                <text:p>-0.550313347488072</text:p>
                <draw:g>
                  <svg:desc>Sheet1.A1:Sheet1.A100</svg:desc>
                </draw:g>
              </table:table-cell>
              <table:table-cell office:value-type="float" office:value="1.84212345149588">
                <text:p>1.84212345149588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817040525293">
                <text:p>1.14817040525293</text:p>
              </table:table-cell>
              <table:table-cell office:value-type="float" office:value="-0.956360907666447">
                <text:p>-0.956360907666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82738055303076">
                <text:p>-0.782738055303076</text:p>
              </table:table-cell>
              <table:table-cell office:value-type="float" office:value="0.700091568283277">
                <text:p>0.700091568283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0749346716998">
                <text:p>-1.90749346716998</text:p>
              </table:table-cell>
              <table:table-cell office:value-type="float" office:value="-0.95072575290092">
                <text:p>-0.95072575290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988343973391">
                <text:p>2.12988343973391</text:p>
              </table:table-cell>
              <table:table-cell office:value-type="float" office:value="0.283946464645024">
                <text:p>0.2839464646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3173618552258">
                <text:p>0.633173618552258</text:p>
              </table:table-cell>
              <table:table-cell office:value-type="float" office:value="1.29656669781838">
                <text:p>1.29656669781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49773598154782">
                <text:p>-0.0949773598154782</text:p>
              </table:table-cell>
              <table:table-cell office:value-type="float" office:value="-1.30773542626354">
                <text:p>-1.30773542626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822515373701">
                <text:p>1.01822515373701</text:p>
              </table:table-cell>
              <table:table-cell office:value-type="float" office:value="-0.9845714451827">
                <text:p>-0.9845714451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094424883428">
                <text:p>1.05094424883428</text:p>
              </table:table-cell>
              <table:table-cell office:value-type="float" office:value="0.552121995891958">
                <text:p>0.552121995891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703121075714">
                <text:p>0.535703121075714</text:p>
              </table:table-cell>
              <table:table-cell office:value-type="float" office:value="0.148000350737295">
                <text:p>0.148000350737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2233736991816">
                <text:p>0.222233736991816</text:p>
              </table:table-cell>
              <table:table-cell office:value-type="float" office:value="-0.132819428243807">
                <text:p>-0.132819428243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7445787620726">
                <text:p>0.347445787620726</text:p>
              </table:table-cell>
              <table:table-cell office:value-type="float" office:value="0.922416131165407">
                <text:p>0.9224161311654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0221694759628">
                <text:p>0.810221694759628</text:p>
              </table:table-cell>
              <table:table-cell office:value-type="float" office:value="-1.14016805865567">
                <text:p>-1.14016805865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2255837301632">
                <text:p>-0.652255837301632</text:p>
              </table:table-cell>
              <table:table-cell office:value-type="float" office:value="-0.0342603729488741">
                <text:p>-0.0342603729488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0320283466993">
                <text:p>0.830320283466993</text:p>
              </table:table-cell>
              <table:table-cell office:value-type="float" office:value="-1.56567857604562">
                <text:p>-1.56567857604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6541274290464">
                <text:p>-1.36541274290464</text:p>
              </table:table-cell>
              <table:table-cell office:value-type="float" office:value="-0.465181015019387">
                <text:p>-0.465181015019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99072473604029">
                <text:p>-0.499072473604029</text:p>
              </table:table-cell>
              <table:table-cell office:value-type="float" office:value="1.44460267587372">
                <text:p>1.44460267587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49354814002072">
                <text:p>-0.849354814002072</text:p>
              </table:table-cell>
              <table:table-cell office:value-type="float" office:value="1.2353154921301">
                <text:p>1.2353154921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70133486785836">
                <text:p>-0.270133486785836</text:p>
              </table:table-cell>
              <table:table-cell office:value-type="float" office:value="0.0933170972175548">
                <text:p>0.0933170972175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84961938510398">
                <text:p>-0.484961938510398</text:p>
              </table:table-cell>
              <table:table-cell office:value-type="float" office:value="1.71352316205039">
                <text:p>1.71352316205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1866954536521">
                <text:p>0.961866954536521</text:p>
              </table:table-cell>
              <table:table-cell office:value-type="float" office:value="0.443006764363226">
                <text:p>0.443006764363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5893691633098">
                <text:p>1.45893691633098</text:p>
              </table:table-cell>
              <table:table-cell office:value-type="float" office:value="-1.83787706350909">
                <text:p>-1.8378770635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801481064821">
                <text:p>0.582801481064821</text:p>
              </table:table-cell>
              <table:table-cell office:value-type="float" office:value="0.0827532764729193">
                <text:p>0.0827532764729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7506997126741">
                <text:p>1.67506997126741</text:p>
              </table:table-cell>
              <table:table-cell office:value-type="float" office:value="1.52643593077284">
                <text:p>1.5264359307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5592298311173">
                <text:p>-1.25592298311173</text:p>
              </table:table-cell>
              <table:table-cell office:value-type="float" office:value="1.6907589047156">
                <text:p>1.6907589047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0828091634517">
                <text:p>0.150828091634517</text:p>
              </table:table-cell>
              <table:table-cell office:value-type="float" office:value="-0.762882439402712">
                <text:p>-0.762882439402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38376176378667">
                <text:p>-2.38376176378667</text:p>
              </table:table-cell>
              <table:table-cell office:value-type="float" office:value="0.712574982120844">
                <text:p>0.712574982120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61780703578807">
                <text:p>-0.561780703578807</text:p>
              </table:table-cell>
              <table:table-cell office:value-type="float" office:value="-0.270913163354198">
                <text:p>-0.2709131633541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896383758078">
                <text:p>1.04896383758078</text:p>
              </table:table-cell>
              <table:table-cell office:value-type="float" office:value="-2.07521060302706">
                <text:p>-2.07521060302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05392263827368">
                <text:p>-0.705392263827368</text:p>
              </table:table-cell>
              <table:table-cell office:value-type="float" office:value="0.00751307519508314">
                <text:p>0.00751307519508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96804175861735">
                <text:p>-0.596804175861735</text:p>
              </table:table-cell>
              <table:table-cell office:value-type="float" office:value="-0.121693254859112">
                <text:p>-0.12169325485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654264585023">
                <text:p>2.11654264585023</text:p>
              </table:table-cell>
              <table:table-cell office:value-type="float" office:value="-0.0645171109027812">
                <text:p>-0.0645171109027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6327689951861">
                <text:p>-1.26327689951861</text:p>
              </table:table-cell>
              <table:table-cell office:value-type="float" office:value="0.489148070064991">
                <text:p>0.489148070064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89940665647025">
                <text:p>-0.0089940665647025</text:p>
              </table:table-cell>
              <table:table-cell office:value-type="float" office:value="-0.533876218875887">
                <text:p>-0.533876218875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1369818591374">
                <text:p>-1.01369818591374</text:p>
              </table:table-cell>
              <table:table-cell office:value-type="float" office:value="2.02389295821267">
                <text:p>2.02389295821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75417239042">
                <text:p>1.1075417239042</text:p>
              </table:table-cell>
              <table:table-cell office:value-type="float" office:value="-1.04118288272551">
                <text:p>-1.04118288272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6200253313386">
                <text:p>-1.06200253313386</text:p>
              </table:table-cell>
              <table:table-cell office:value-type="float" office:value="-1.10802498966823">
                <text:p>-1.10802498966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07419458227707">
                <text:p>-0.207419458227707</text:p>
              </table:table-cell>
              <table:table-cell office:value-type="float" office:value="-1.91716848369009">
                <text:p>-1.91716848369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01709301627892">
                <text:p>-0.401709301627892</text:p>
              </table:table-cell>
              <table:table-cell office:value-type="float" office:value="0.29803186624932">
                <text:p>0.29803186624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09802223429359">
                <text:p>-0.909802223429359</text:p>
              </table:table-cell>
              <table:table-cell office:value-type="float" office:value="-0.793417264145075">
                <text:p>-0.793417264145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61439389503434">
                <text:p>-0.0261439389503434</text:p>
              </table:table-cell>
              <table:table-cell office:value-type="float" office:value="-0.630434555803375">
                <text:p>-0.630434555803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57341760088">
                <text:p>-0.3957341760088</text:p>
              </table:table-cell>
              <table:table-cell office:value-type="float" office:value="-0.194438072824012">
                <text:p>-0.194438072824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49574071937581">
                <text:p>-0.0249574071937581</text:p>
              </table:table-cell>
              <table:table-cell office:value-type="float" office:value="-0.917285890462056">
                <text:p>-0.917285890462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6681980050553">
                <text:p>0.406681980050553</text:p>
              </table:table-cell>
              <table:table-cell office:value-type="float" office:value="0.822040054043468">
                <text:p>0.822040054043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76265830710875">
                <text:p>-0.376265830710875</text:p>
              </table:table-cell>
              <table:table-cell office:value-type="float" office:value="-0.676702920390756">
                <text:p>-0.67670292039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115342941721">
                <text:p>1.41115342941721</text:p>
              </table:table-cell>
              <table:table-cell office:value-type="float" office:value="-0.248136240751167">
                <text:p>-0.248136240751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6738825225126">
                <text:p>-1.36738825225126</text:p>
              </table:table-cell>
              <table:table-cell office:value-type="float" office:value="-0.234605830985799">
                <text:p>-0.234605830985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5324678847027">
                <text:p>1.05324678847027</text:p>
              </table:table-cell>
              <table:table-cell office:value-type="float" office:value="0.403458111325585">
                <text:p>0.403458111325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6266597067926">
                <text:p>1.16266597067926</text:p>
              </table:table-cell>
              <table:table-cell office:value-type="float" office:value="0.536382728376039">
                <text:p>0.536382728376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6149101417221">
                <text:p>0.0156149101417221</text:p>
              </table:table-cell>
              <table:table-cell office:value-type="float" office:value="-0.25089866828854">
                <text:p>-0.25089866828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95102814170719">
                <text:p>-1.95102814170719</text:p>
              </table:table-cell>
              <table:table-cell office:value-type="float" office:value="1.14528090535109">
                <text:p>1.145280905351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6126466102009">
                <text:p>0.156126466102009</text:p>
              </table:table-cell>
              <table:table-cell office:value-type="float" office:value="-1.04650813562432">
                <text:p>-1.046508135624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47111188912373">
                <text:p>-0.147111188912373</text:p>
              </table:table-cell>
              <table:table-cell office:value-type="float" office:value="0.0676326316886926">
                <text:p>0.06763263168869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3839598793829">
                <text:p>-1.13839598793829</text:p>
              </table:table-cell>
              <table:table-cell office:value-type="float" office:value="1.55314836172529">
                <text:p>1.55314836172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3410233048203">
                <text:p>1.23410233048203</text:p>
              </table:table-cell>
              <table:table-cell office:value-type="float" office:value="-0.353798576019934">
                <text:p>-0.353798576019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8019010556471">
                <text:p>-0.238019010556471</text:p>
              </table:table-cell>
              <table:table-cell office:value-type="float" office:value="0.0716622004387318">
                <text:p>0.07166220043873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8207913284088">
                <text:p>2.08207913284088</text:p>
              </table:table-cell>
              <table:table-cell office:value-type="float" office:value="0.282378764460051">
                <text:p>0.282378764460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437637478133">
                <text:p>0.228437637478133</text:p>
              </table:table-cell>
              <table:table-cell office:value-type="float" office:value="-0.855227366556036">
                <text:p>-0.855227366556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78009449738">
                <text:p>1.01278009449738</text:p>
              </table:table-cell>
              <table:table-cell office:value-type="float" office:value="0.563397624215497">
                <text:p>0.563397624215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7372451393728">
                <text:p>-1.07372451393728</text:p>
              </table:table-cell>
              <table:table-cell office:value-type="float" office:value="0.472794975350258">
                <text:p>0.472794975350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839352677583">
                <text:p>0.120839352677583</text:p>
              </table:table-cell>
              <table:table-cell office:value-type="float" office:value="0.351447986591761">
                <text:p>0.3514479865917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6499417071471">
                <text:p>0.756499417071471</text:p>
              </table:table-cell>
              <table:table-cell office:value-type="float" office:value="-1.6052415625051">
                <text:p>-1.6052415625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73371655372">
                <text:p>0.3273371655372</text:p>
              </table:table-cell>
              <table:table-cell office:value-type="float" office:value="0.642841642436746">
                <text:p>0.642841642436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4466535400763">
                <text:p>0.0504466535400763</text:p>
              </table:table-cell>
              <table:table-cell office:value-type="float" office:value="-0.637029945988569">
                <text:p>-0.637029945988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11842301166925">
                <text:p>-0.0811842301166925</text:p>
              </table:table-cell>
              <table:table-cell office:value-type="float" office:value="0.215963164029297">
                <text:p>0.215963164029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2910861826562">
                <text:p>-1.52910861826562</text:p>
              </table:table-cell>
              <table:table-cell office:value-type="float" office:value="0.914347393784625">
                <text:p>0.914347393784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356570991967">
                <text:p>0.101356570991967</text:p>
              </table:table-cell>
              <table:table-cell office:value-type="float" office:value="0.481578799202245">
                <text:p>0.481578799202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25361090339175">
                <text:p>-2.25361090339175</text:p>
              </table:table-cell>
              <table:table-cell office:value-type="float" office:value="-0.786850848588102">
                <text:p>-0.786850848588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85340215829414">
                <text:p>-0.485340215829414</text:p>
              </table:table-cell>
              <table:table-cell office:value-type="float" office:value="-0.311640713241793">
                <text:p>-0.3116407132417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092342285637">
                <text:p>1.51092342285637</text:p>
              </table:table-cell>
              <table:table-cell office:value-type="float" office:value="-0.737745189516951">
                <text:p>-0.737745189516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5982622653575">
                <text:p>0.105982622653575</text:p>
              </table:table-cell>
              <table:table-cell office:value-type="float" office:value="0.39322670119342">
                <text:p>0.393226701193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62169996021942">
                <text:p>0.0662169996021942</text:p>
              </table:table-cell>
              <table:table-cell office:value-type="float" office:value="1.29932404033742">
                <text:p>1.29932404033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678874817291">
                <text:p>0.49678874817291</text:p>
              </table:table-cell>
              <table:table-cell office:value-type="float" office:value="0.396797717467463">
                <text:p>0.396797717467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83054701811351">
                <text:p>-0.483054701811351</text:p>
              </table:table-cell>
              <table:table-cell office:value-type="float" office:value="-1.30644226153674">
                <text:p>-1.306442261536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6643833176852">
                <text:p>-1.46643833176852</text:p>
              </table:table-cell>
              <table:table-cell office:value-type="float" office:value="-0.516040882161995">
                <text:p>-0.5160408821619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27659694848787">
                <text:p>-0.927659694848787</text:p>
              </table:table-cell>
              <table:table-cell office:value-type="float" office:value="-0.147979906591472">
                <text:p>-0.147979906591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7572669646117">
                <text:p>0.737572669646117</text:p>
              </table:table-cell>
              <table:table-cell office:value-type="float" office:value="0.132673080530055">
                <text:p>0.132673080530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0948628811387">
                <text:p>-0.780948628811387</text:p>
              </table:table-cell>
              <table:table-cell office:value-type="float" office:value="0.565936554839709">
                <text:p>0.5659365548397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9255677442165">
                <text:p>1.89255677442165</text:p>
              </table:table-cell>
              <table:table-cell office:value-type="float" office:value="0.0861096806328762">
                <text:p>0.0861096806328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1908645561707">
                <text:p>0.861908645561707</text:p>
              </table:table-cell>
              <table:table-cell office:value-type="float" office:value="-0.333960274847302">
                <text:p>-0.333960274847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62911956540956">
                <text:p>-0.862911956540956</text:p>
              </table:table-cell>
              <table:table-cell office:value-type="float" office:value="-0.209061592013463">
                <text:p>-0.2090615920134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6525894514633">
                <text:p>-2.36525894514633</text:p>
              </table:table-cell>
              <table:table-cell office:value-type="float" office:value="1.79228969948231">
                <text:p>1.79228969948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622918372169836">
                <text:p>-0.0622918372169836</text:p>
              </table:table-cell>
              <table:table-cell office:value-type="float" office:value="1.47277036152394">
                <text:p>1.47277036152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9857523930136">
                <text:p>0.269857523930136</text:p>
              </table:table-cell>
              <table:table-cell office:value-type="float" office:value="0.481129836604571">
                <text:p>0.4811298366045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725800642077">
                <text:p>1.4725800642077</text:p>
              </table:table-cell>
              <table:table-cell office:value-type="float" office:value="0.412555593168854">
                <text:p>0.412555593168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7003508700359">
                <text:p>0.587003508700359</text:p>
              </table:table-cell>
              <table:table-cell office:value-type="float" office:value="-0.975060764714287">
                <text:p>-0.9750607647142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4985927077038">
                <text:p>0.974985927077038</text:p>
              </table:table-cell>
              <table:table-cell office:value-type="float" office:value="-0.868948735689689">
                <text:p>-0.868948735689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165835527878">
                <text:p>-0.12165835527878</text:p>
              </table:table-cell>
              <table:table-cell office:value-type="float" office:value="0.904058744068273">
                <text:p>0.904058744068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72278631940514">
                <text:p>-1.72278631940514</text:p>
              </table:table-cell>
              <table:table-cell office:value-type="float" office:value="-0.56260462260185">
                <text:p>-0.56260462260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32518443118861">
                <text:p>-1.32518443118861</text:p>
              </table:table-cell>
              <table:table-cell office:value-type="float" office:value="0.0796300187082655">
                <text:p>0.0796300187082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7145701025168">
                <text:p>1.37145701025168</text:p>
              </table:table-cell>
              <table:table-cell office:value-type="float" office:value="2.05923851923063">
                <text:p>2.05923851923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4854723891222">
                <text:p>0.814854723891222</text:p>
              </table:table-cell>
              <table:table-cell office:value-type="float" office:value="-0.531360123648547">
                <text:p>-0.5313601236485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60122168392664">
                <text:p>-0.260122168392664</text:p>
              </table:table-cell>
              <table:table-cell office:value-type="float" office:value="-0.480682279582141">
                <text:p>-0.4806822795821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67934702465309">
                <text:p>-0.367934702465309</text:p>
              </table:table-cell>
              <table:table-cell office:value-type="float" office:value="1.07611291142904">
                <text:p>1.07611291142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7758492192936">
                <text:p>0.387758492192936</text:p>
              </table:table-cell>
              <table:table-cell office:value-type="float" office:value="0.963846324539017">
                <text:p>0.963846324539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45235496607277">
                <text:p>-0.145235496607277</text:p>
              </table:table-cell>
              <table:table-cell office:value-type="float" office:value="2.38297926959693">
                <text:p>2.382979269596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3785687862403">
                <text:p>-1.43785687862403</text:p>
              </table:table-cell>
              <table:table-cell office:value-type="float" office:value="-0.485738643991138">
                <text:p>-0.485738643991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604038972414">
                <text:p>0.970604038972414</text:p>
              </table:table-cell>
              <table:table-cell office:value-type="float" office:value="0.675638633290174">
                <text:p>0.67563863329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3676529528451">
                <text:p>-1.03676529528451</text:p>
              </table:table-cell>
              <table:table-cell office:value-type="float" office:value="-0.178634407219843">
                <text:p>-0.1786344072198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783948391109">
                <text:p>1.69783948391109</text:p>
              </table:table-cell>
              <table:table-cell office:value-type="float" office:value="0.743698495623601">
                <text:p>0.743698495623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F000000DF0E18A1DE6F7190A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51cm" svg:height="15.649cm" xlink:href=".." xlink:type="simple" chart:class="chart:scatter" chart:style-name="ch1">
        <chart:plot-area chart:style-name="ch2" table:cell-range-address="Sheet1.C1:Sheet1.D100" svg:x="0.578cm" svg:y="0.372cm" svg:width="23.242cm" svg:height="14.962cm">
          <chart:coordinate-region svg:x="0.737cm" svg:y="0.57cm" svg:width="22.983cm" svg:height="14.56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C1:Sheet1.C100"/>
            <chart:regression-curve chart:style-name="ch7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50313347488072">
                <text:p>-0.550313347488072</text:p>
                <draw:g>
                  <svg:desc>Sheet1.C1:Sheet1.C100</svg:desc>
                </draw:g>
              </table:table-cell>
              <table:table-cell office:value-type="float" office:value="3.9605070964754">
                <text:p>3.9605070964754</text:p>
                <draw:g>
                  <svg:desc>Sheet1.D1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817040525293">
                <text:p>1.14817040525293</text:p>
              </table:table-cell>
              <table:table-cell office:value-type="float" office:value="-0.762442915797072">
                <text:p>-0.762442915797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82738055303076">
                <text:p>-0.782738055303076</text:p>
              </table:table-cell>
              <table:table-cell office:value-type="float" office:value="0.644784166371204">
                <text:p>0.644784166371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0749346716998">
                <text:p>-1.90749346716998</text:p>
              </table:table-cell>
              <table:table-cell office:value-type="float" office:value="-5.33129816288783">
                <text:p>-5.33129816288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988343973391">
                <text:p>2.12988343973391</text:p>
              </table:table-cell>
              <table:table-cell office:value-type="float" office:value="3.93253971469297">
                <text:p>3.93253971469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3173618552258">
                <text:p>0.633173618552258</text:p>
              </table:table-cell>
              <table:table-cell office:value-type="float" office:value="4.31833952186324">
                <text:p>4.3183395218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49773598154782">
                <text:p>-0.0949773598154782</text:p>
              </table:table-cell>
              <table:table-cell office:value-type="float" office:value="-3.54006234144251">
                <text:p>-3.54006234144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822515373701">
                <text:p>1.01822515373701</text:p>
              </table:table-cell>
              <table:table-cell office:value-type="float" office:value="-1.03065391950142">
                <text:p>-1.03065391950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094424883428">
                <text:p>1.05094424883428</text:p>
              </table:table-cell>
              <table:table-cell office:value-type="float" office:value="3.01087139654322">
                <text:p>3.01087139654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703121075714">
                <text:p>0.535703121075714</text:p>
              </table:table-cell>
              <table:table-cell office:value-type="float" office:value="1.18807087213608">
                <text:p>1.18807087213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2233736991816">
                <text:p>0.222233736991816</text:p>
              </table:table-cell>
              <table:table-cell office:value-type="float" office:value="-0.0117243914380608">
                <text:p>-0.0117243914380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7445787620726">
                <text:p>0.347445787620726</text:p>
              </table:table-cell>
              <table:table-cell office:value-type="float" office:value="2.91767608878049">
                <text:p>2.91767608878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0221694759628">
                <text:p>0.810221694759628</text:p>
              </table:table-cell>
              <table:table-cell office:value-type="float" office:value="-1.74691096799874">
                <text:p>-1.74691096799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2255837301632">
                <text:p>-0.652255837301632</text:p>
              </table:table-cell>
              <table:table-cell office:value-type="float" office:value="-1.06739481590301">
                <text:p>-1.06739481590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0320283466993">
                <text:p>0.830320283466993</text:p>
              </table:table-cell>
              <table:table-cell office:value-type="float" office:value="-2.82227183784917">
                <text:p>-2.82227183784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6541274290464">
                <text:p>-1.36541274290464</text:p>
              </table:table-cell>
              <table:table-cell office:value-type="float" office:value="-3.25669484345202">
                <text:p>-3.25669484345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99072473604029">
                <text:p>-0.499072473604029</text:p>
              </table:table-cell>
              <table:table-cell office:value-type="float" office:value="3.00457913663882">
                <text:p>3.00457913663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49354814002072">
                <text:p>-0.849354814002072</text:p>
              </table:table-cell>
              <table:table-cell office:value-type="float" office:value="1.93541157261633">
                <text:p>1.93541157261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70133486785836">
                <text:p>-0.270133486785836</text:p>
              </table:table-cell>
              <table:table-cell office:value-type="float" office:value="-0.16275529978528">
                <text:p>-0.16275529978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84961938510398">
                <text:p>-0.484961938510398</text:p>
              </table:table-cell>
              <table:table-cell office:value-type="float" office:value="3.72442085716044">
                <text:p>3.72442085716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1866954536521">
                <text:p>0.961866954536521</text:p>
              </table:table-cell>
              <table:table-cell office:value-type="float" office:value="2.59376576776548">
                <text:p>2.59376576776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5893691633098">
                <text:p>1.45893691633098</text:p>
              </table:table-cell>
              <table:table-cell office:value-type="float" office:value="-2.58653930359838">
                <text:p>-2.58653930359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801481064821">
                <text:p>0.582801481064821</text:p>
              </table:table-cell>
              <table:table-cell office:value-type="float" office:value="1.08920154061307">
                <text:p>1.08920154061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7506997126741">
                <text:p>1.67506997126741</text:p>
              </table:table-cell>
              <table:table-cell office:value-type="float" office:value="6.47840183679698">
                <text:p>6.47840183679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5592298311173">
                <text:p>-1.25592298311173</text:p>
              </table:table-cell>
              <table:table-cell office:value-type="float" office:value="2.5088360148078">
                <text:p>2.5088360148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0828091634517">
                <text:p>0.150828091634517</text:p>
              </table:table-cell>
              <table:table-cell office:value-type="float" office:value="-1.7557845804196">
                <text:p>-1.7557845804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38376176378667">
                <text:p>-2.38376176378667</text:p>
              </table:table-cell>
              <table:table-cell office:value-type="float" office:value="-1.72431853582633">
                <text:p>-1.724318535826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61780703578807">
                <text:p>-0.561780703578807</text:p>
              </table:table-cell>
              <table:table-cell office:value-type="float" office:value="-1.54652410042123">
                <text:p>-1.54652410042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896383758078">
                <text:p>1.04896383758078</text:p>
              </table:table-cell>
              <table:table-cell office:value-type="float" office:value="-3.81810954490161">
                <text:p>-3.81810954490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05392263827368">
                <text:p>-0.705392263827368</text:p>
              </table:table-cell>
              <table:table-cell office:value-type="float" office:value="-1.0385688538026">
                <text:p>-1.0385688538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96804175861735">
                <text:p>-0.596804175861735</text:p>
              </table:table-cell>
              <table:table-cell office:value-type="float" office:value="-1.21137461432422">
                <text:p>-1.21137461432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654264585023">
                <text:p>2.11654264585023</text:p>
              </table:table-cell>
              <table:table-cell office:value-type="float" office:value="3.00719359771359">
                <text:p>3.00719359771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6327689951861">
                <text:p>-1.26327689951861</text:p>
              </table:table-cell>
              <table:table-cell office:value-type="float" office:value="-0.624071384612672">
                <text:p>-0.624071384612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89940665647025">
                <text:p>-0.0089940665647025</text:p>
              </table:table-cell>
              <table:table-cell office:value-type="float" office:value="-1.40054220391575">
                <text:p>-1.40054220391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1369818591374">
                <text:p>-1.01369818591374</text:p>
              </table:table-cell>
              <table:table-cell office:value-type="float" office:value="3.73768087018721">
                <text:p>3.73768087018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75417239042">
                <text:p>1.1075417239042</text:p>
              </table:table-cell>
              <table:table-cell office:value-type="float" office:value="-1.04375989342112">
                <text:p>-1.043759893421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6200253313386">
                <text:p>-1.06200253313386</text:p>
              </table:table-cell>
              <table:table-cell office:value-type="float" office:value="-4.47173716694283">
                <text:p>-4.47173716694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07419458227707">
                <text:p>-0.207419458227707</text:p>
              </table:table-cell>
              <table:table-cell office:value-type="float" office:value="-5.29207901797309">
                <text:p>-5.292079017973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01709301627892">
                <text:p>-0.401709301627892</text:p>
              </table:table-cell>
              <table:table-cell office:value-type="float" office:value="0.171745549485755">
                <text:p>0.171745549485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09802223429359">
                <text:p>-0.909802223429359</text:p>
              </table:table-cell>
              <table:table-cell office:value-type="float" office:value="-3.42606185479639">
                <text:p>-3.42606185479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61439389503434">
                <text:p>-0.0261439389503434</text:p>
              </table:table-cell>
              <table:table-cell office:value-type="float" office:value="-1.67713293067336">
                <text:p>-1.67713293067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57341760088">
                <text:p>-0.3957341760088</text:p>
              </table:table-cell>
              <table:table-cell office:value-type="float" office:value="-1.09876619559865">
                <text:p>-1.09876619559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49574071937581">
                <text:p>-0.0249574071937581</text:p>
              </table:table-cell>
              <table:table-cell office:value-type="float" office:value="-2.42061476181015">
                <text:p>-2.42061476181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6681980050553">
                <text:p>0.406681980050553</text:p>
              </table:table-cell>
              <table:table-cell office:value-type="float" office:value="2.74574567926576">
                <text:p>2.74574567926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76265830710875">
                <text:p>-0.376265830710875</text:p>
              </table:table-cell>
              <table:table-cell office:value-type="float" office:value="-2.32252450568685">
                <text:p>-2.32252450568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115342941721">
                <text:p>1.41115342941721</text:p>
              </table:table-cell>
              <table:table-cell office:value-type="float" office:value="1.47205327985557">
                <text:p>1.47205327985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6738825225126">
                <text:p>-1.36738825225126</text:p>
              </table:table-cell>
              <table:table-cell office:value-type="float" office:value="-2.66060620690587">
                <text:p>-2.66060620690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5324678847027">
                <text:p>1.05324678847027</text:p>
              </table:table-cell>
              <table:table-cell office:value-type="float" office:value="2.62808510401795">
                <text:p>2.62808510401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6266597067926">
                <text:p>1.16266597067926</text:p>
              </table:table-cell>
              <table:table-cell office:value-type="float" office:value="3.13756216279346">
                <text:p>3.137562162793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56149101417221">
                <text:p>0.0156149101417221</text:p>
              </table:table-cell>
              <table:table-cell office:value-type="float" office:value="-0.628431496328098">
                <text:p>-0.628431496328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95102814170719">
                <text:p>-1.95102814170719</text:p>
              </table:table-cell>
              <table:table-cell office:value-type="float" office:value="0.0489848629490799">
                <text:p>0.0489848629490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6126466102009">
                <text:p>0.156126466102009</text:p>
              </table:table-cell>
              <table:table-cell office:value-type="float" office:value="-2.48471819300024">
                <text:p>-2.48471819300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47111188912373">
                <text:p>-0.147111188912373</text:p>
              </table:table-cell>
              <table:table-cell office:value-type="float" office:value="-0.0449520518669469">
                <text:p>-0.0449520518669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13839598793829">
                <text:p>-1.13839598793829</text:p>
              </table:table-cell>
              <table:table-cell office:value-type="float" office:value="2.32760382939342">
                <text:p>2.32760382939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3410233048203">
                <text:p>1.23410233048203</text:p>
              </table:table-cell>
              <table:table-cell office:value-type="float" office:value="0.93195783175498">
                <text:p>0.93195783175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38019010556471">
                <text:p>-0.238019010556471</text:p>
              </table:table-cell>
              <table:table-cell office:value-type="float" office:value="-0.170844657621605">
                <text:p>-0.170844657621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8207913284088">
                <text:p>2.08207913284088</text:p>
              </table:table-cell>
              <table:table-cell office:value-type="float" office:value="3.85676024979633">
                <text:p>3.85676024979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437637478133">
                <text:p>0.228437637478133</text:p>
              </table:table-cell>
              <table:table-cell office:value-type="float" office:value="-1.87928942013038">
                <text:p>-1.879289420130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78009449738">
                <text:p>1.01278009449738</text:p>
              </table:table-cell>
              <table:table-cell office:value-type="float" office:value="2.98292010675333">
                <text:p>2.98292010675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7372451393728">
                <text:p>-1.07372451393728</text:p>
              </table:table-cell>
              <table:table-cell office:value-type="float" office:value="-0.382229392601045">
                <text:p>-0.382229392601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839352677583">
                <text:p>0.120839352677583</text:p>
              </table:table-cell>
              <table:table-cell office:value-type="float" office:value="1.09434768250845">
                <text:p>1.09434768250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6499417071471">
                <text:p>0.756499417071471</text:p>
              </table:table-cell>
              <table:table-cell office:value-type="float" office:value="-3.03579079141292">
                <text:p>-3.03579079141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73371655372">
                <text:p>0.3273371655372</text:p>
              </table:table-cell>
              <table:table-cell office:value-type="float" office:value="2.161157327188">
                <text:p>2.1611573271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4466535400763">
                <text:p>0.0504466535400763</text:p>
              </table:table-cell>
              <table:table-cell office:value-type="float" office:value="-1.57938236828247">
                <text:p>-1.57938236828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11842301166925">
                <text:p>-0.0811842301166925</text:p>
              </table:table-cell>
              <table:table-cell office:value-type="float" office:value="0.439312413818071">
                <text:p>0.4393124138180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2910861826562">
                <text:p>-1.52910861826562</text:p>
              </table:table-cell>
              <table:table-cell office:value-type="float" office:value="0.0818812853063142">
                <text:p>0.08188128530631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356570991967">
                <text:p>0.101356570991967</text:p>
              </table:table-cell>
              <table:table-cell office:value-type="float" office:value="1.4032132785874">
                <text:p>1.40321327858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.25361090339175">
                <text:p>-2.25361090339175</text:p>
              </table:table-cell>
              <table:table-cell office:value-type="float" office:value="-5.42471482668755">
                <text:p>-5.42471482668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485340215829414">
                <text:p>-0.485340215829414</text:p>
              </table:table-cell>
              <table:table-cell office:value-type="float" office:value="-1.5376766473068">
                <text:p>-1.5376766473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1092342285637">
                <text:p>1.51092342285637</text:p>
              </table:table-cell>
              <table:table-cell office:value-type="float" office:value="0.349666907360217">
                <text:p>0.349666907360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5982622653575">
                <text:p>0.105982622653575</text:p>
              </table:table-cell>
              <table:table-cell office:value-type="float" office:value="1.18060687201993">
                <text:p>1.18060687201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62169996021942">
                <text:p>0.0662169996021942</text:p>
              </table:table-cell>
              <table:table-cell office:value-type="float" office:value="3.47506837944341">
                <text:p>3.475068379443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678874817291">
                <text:p>0.49678874817291</text:p>
              </table:table-cell>
              <table:table-cell office:value-type="float" office:value="1.77609383273088">
                <text:p>1.77609383273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83054701811351">
                <text:p>-0.483054701811351</text:p>
              </table:table-cell>
              <table:table-cell office:value-type="float" office:value="-4.11881861392224">
                <text:p>-4.11881861392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46643833176852">
                <text:p>-1.46643833176852</text:p>
              </table:table-cell>
              <table:table-cell office:value-type="float" office:value="-3.54037103768363">
                <text:p>-3.540371037683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27659694848787">
                <text:p>-0.927659694848787</text:p>
              </table:table-cell>
              <table:table-cell office:value-type="float" office:value="-1.77595261734677">
                <text:p>-1.77595261734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7572669646117">
                <text:p>0.737572669646117</text:p>
              </table:table-cell>
              <table:table-cell office:value-type="float" office:value="1.45105377888128">
                <text:p>1.45105377888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80948628811387">
                <text:p>-0.780948628811387</text:p>
              </table:table-cell>
              <table:table-cell office:value-type="float" office:value="0.29892335704722">
                <text:p>0.29892335704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9255677442165">
                <text:p>1.89255677442165</text:p>
              </table:table-cell>
              <table:table-cell office:value-type="float" office:value="3.06255467445199">
                <text:p>3.06255467445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1908645561707">
                <text:p>0.861908645561707</text:p>
              </table:table-cell>
              <table:table-cell office:value-type="float" office:value="0.42520872272477">
                <text:p>0.425208722724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62911956540956">
                <text:p>-0.862911956540956</text:p>
              </table:table-cell>
              <table:table-cell office:value-type="float" office:value="-1.83752588372927">
                <text:p>-1.837525883729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36525894514633">
                <text:p>-2.36525894514633</text:p>
              </table:table-cell>
              <table:table-cell office:value-type="float" office:value="1.10861681435908">
                <text:p>1.108616814359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622918372169836">
                <text:p>-0.0622918372169836</text:p>
              </table:table-cell>
              <table:table-cell office:value-type="float" office:value="3.73293188523608">
                <text:p>3.73293188523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9857523930136">
                <text:p>0.269857523930136</text:p>
              </table:table-cell>
              <table:table-cell office:value-type="float" office:value="1.65479826894985">
                <text:p>1.65479826894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725800642077">
                <text:p>1.4725800642077</text:p>
              </table:table-cell>
              <table:table-cell office:value-type="float" office:value="3.28072096878431">
                <text:p>3.280720968784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7003508700359">
                <text:p>0.587003508700359</text:p>
              </table:table-cell>
              <table:table-cell office:value-type="float" office:value="-1.65277691437762">
                <text:p>-1.652776914377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4985927077038">
                <text:p>0.974985927077038</text:p>
              </table:table-cell>
              <table:table-cell office:value-type="float" office:value="-0.795116148465363">
                <text:p>-0.795116148465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165835527878">
                <text:p>-0.12165835527878</text:p>
              </table:table-cell>
              <table:table-cell office:value-type="float" office:value="2.16632598371157">
                <text:p>2.16632598371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72278631940514">
                <text:p>-1.72278631940514</text:p>
              </table:table-cell>
              <table:table-cell office:value-type="float" office:value="-4.04586916548699">
                <text:p>-4.04586916548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32518443118861">
                <text:p>-1.32518443118861</text:p>
              </table:table-cell>
              <table:table-cell office:value-type="float" office:value="-1.78089178946736">
                <text:p>-1.78089178946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7145701025168">
                <text:p>1.37145701025168</text:p>
              </table:table-cell>
              <table:table-cell office:value-type="float" office:value="7.40724412569306">
                <text:p>7.407244125693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4854723891222">
                <text:p>0.814854723891222</text:p>
              </table:table-cell>
              <table:table-cell office:value-type="float" office:value="-0.158232011076214">
                <text:p>-0.1582320110762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60122168392664">
                <text:p>-0.260122168392664</text:p>
              </table:table-cell>
              <table:table-cell office:value-type="float" office:value="-1.63903244839044">
                <text:p>-1.63903244839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67934702465309">
                <text:p>-0.367934702465309</text:p>
              </table:table-cell>
              <table:table-cell office:value-type="float" office:value="2.24392130221598">
                <text:p>2.24392130221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7758492192936">
                <text:p>0.387758492192936</text:p>
              </table:table-cell>
              <table:table-cell office:value-type="float" office:value="3.08578394547455">
                <text:p>3.08578394547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45235496607277">
                <text:p>-0.145235496607277</text:p>
              </table:table-cell>
              <table:table-cell office:value-type="float" office:value="5.97330850757698">
                <text:p>5.973308507576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43785687862403">
                <text:p>-1.43785687862403</text:p>
              </table:table-cell>
              <table:table-cell office:value-type="float" office:value="-3.41877133382444">
                <text:p>-3.41877133382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604038972414">
                <text:p>0.970604038972414</text:p>
              </table:table-cell>
              <table:table-cell office:value-type="float" office:value="3.21126671908109">
                <text:p>3.21126671908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3676529528451">
                <text:p>-1.03676529528451</text:p>
              </table:table-cell>
              <table:table-cell office:value-type="float" office:value="-2.01925374685384">
                <text:p>-2.01925374685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783948391109">
                <text:p>1.69783948391109</text:p>
              </table:table-cell>
              <table:table-cell office:value-type="float" office:value="4.47894459576557">
                <text:p>4.47894459576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